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4.126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row table:style-name="ro1">
          <table:table-cell/>
          <table:table-cell office:value-type="string" calcext:value-type="string">
            <text:p>fluxes in mmol/dcw * hr</text:p>
          </table:table-cell>
          <table:table-cell office:value-type="string" calcext:value-type="string">
            <text:p>fluxes multiplied w/ scaling factor (umol/m2s)</text:p>
          </table:table-cell>
          <table:table-cell office:value-type="string" calcext:value-type="string">
            <text:p>scaled fluxes + scaled NGAM</text:p>
          </table:table-cell>
          <table:table-cell office:value-type="string" calcext:value-type="string">
            <text:p>original <text:s/>implementation (fluxes scaled directly to umol/m2s)</text:p>
          </table:table-cell>
        </table:table-row>
        <table:table-row table:style-name="ro1">
          <table:table-cell office:value-type="string" calcext:value-type="string">
            <text:p>Coleoptile_Bioma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w_Bioma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_OS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_OS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_O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_O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_O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_O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co2(e)</text:p>
          </table:table-cell>
          <table:table-cell office:value-type="float" office:value="-1.332" calcext:value-type="float">
            <text:p>-1.332</text:p>
          </table:table-cell>
          <table:table-cell office:value-type="float" office:value="-22.2004440000001" calcext:value-type="float">
            <text:p>-22.2004440000001</text:p>
          </table:table-cell>
          <table:table-cell office:value-type="float" office:value="-22.2004440000002" calcext:value-type="float">
            <text:p>-22.2004440000002</text:p>
          </table:table-cell>
          <table:table-cell office:value-type="float" office:value="-22.2" calcext:value-type="float">
            <text:p>-22.2</text:p>
          </table:table-cell>
        </table:table-row>
        <table:table-row table:style-name="ro1">
          <table:table-cell office:value-type="string" calcext:value-type="string">
            <text:p>EX_h2o(e)</text:p>
          </table:table-cell>
          <table:table-cell office:value-type="float" office:value="-0.29153124859317" calcext:value-type="float">
            <text:p>-0.29153124859317</text:p>
          </table:table-cell>
          <table:table-cell office:value-type="float" office:value="-4.85895132030236" calcext:value-type="float">
            <text:p>-4.85895132030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h(e)</text:p>
          </table:table-cell>
          <table:table-cell office:value-type="float" office:value="-7.18254635603933" calcext:value-type="float">
            <text:p>-7.18254635603933</text:p>
          </table:table-cell>
          <table:table-cell office:value-type="float" office:value="-119.711500116108" calcext:value-type="float">
            <text:p>-119.711500116108</text:p>
          </table:table-cell>
          <table:table-cell office:value-type="float" office:value="-46.5318155830917" calcext:value-type="float">
            <text:p>-46.5318155830917</text:p>
          </table:table-cell>
          <table:table-cell office:value-type="float" office:value="-46.5308849653919" calcext:value-type="float">
            <text:p>-46.5308849653919</text:p>
          </table:table-cell>
        </table:table-row>
        <table:table-row table:style-name="ro1">
          <table:table-cell office:value-type="string" calcext:value-type="string">
            <text:p>EX_no3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o2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pi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sucr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fru-B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glc-A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so4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hco3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so3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h2s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nh4(e)</text:p>
          </table:table-cell>
          <table:table-cell office:value-type="float" office:value="-0.0385275340324641" calcext:value-type="float">
            <text:p>-0.038527534032464</text:p>
          </table:table-cell>
          <table:table-cell office:value-type="float" office:value="-0.642138409719079" calcext:value-type="float">
            <text:p>-0.642138409719079</text:p>
          </table:table-cell>
          <table:table-cell office:value-type="float" office:value="-0.642138409719084" calcext:value-type="float">
            <text:p>-0.642138409719084</text:p>
          </table:table-cell>
          <table:table-cell office:value-type="float" office:value="-0.642125567207736" calcext:value-type="float">
            <text:p>-0.642125567207736</text:p>
          </table:table-cell>
        </table:table-row>
        <table:table-row table:style-name="ro1">
          <table:table-cell office:value-type="string" calcext:value-type="string">
            <text:p>EX_asn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gln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etoh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ac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lac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tsu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fe2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fe3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mg2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ala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arg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asp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cys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glu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gly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his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ile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leu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lys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met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phe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pro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ser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thr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trp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tyr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val-L(e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_photonVis(e)</text:p>
          </table:table-cell>
          <table:table-cell office:value-type="float" office:value="-47.6692740994327" calcext:value-type="float">
            <text:p>-47.6692740994327</text:p>
          </table:table-cell>
          <table:table-cell office:value-type="float" office:value="-794.503791415245" calcext:value-type="float">
            <text:p>-794.503791415245</text:p>
          </table:table-cell>
          <table:table-cell office:value-type="float" office:value="-594.152615877402" calcext:value-type="float">
            <text:p>-594.152615877402</text:p>
          </table:table-cell>
          <table:table-cell office:value-type="float" office:value="-594.140733062735" calcext:value-type="float">
            <text:p>-594.140733062735</text:p>
          </table:table-cell>
        </table:table-row>
        <table:table-row table:style-name="ro1">
          <table:table-cell office:value-type="string" calcext:value-type="string">
            <text:p>PRISM_blue_LED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_red_LED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_white_LED_M</text:p>
          </table:table-cell>
          <table:table-cell office:value-type="float" office:value="43.335703726757" calcext:value-type="float">
            <text:p>43.335703726757</text:p>
          </table:table-cell>
          <table:table-cell office:value-type="float" office:value="722.276174013859" calcext:value-type="float">
            <text:p>722.276174013859</text:p>
          </table:table-cell>
          <table:table-cell office:value-type="float" office:value="540.138741706729" calcext:value-type="float">
            <text:p>540.138741706729</text:p>
          </table:table-cell>
          <table:table-cell office:value-type="float" office:value="540.127939147941" calcext:value-type="float">
            <text:p>540.127939147941</text:p>
          </table:table-cell>
        </table:table-row>
        <table:table-row table:style-name="ro1">
          <table:table-cell office:value-type="string" calcext:value-type="string">
            <text:p>PRISM_green_LED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_solar_litho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41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430(u)_M</text:p>
          </table:table-cell>
          <table:table-cell office:value-type="float" office:value="0.118020238850931" calcext:value-type="float">
            <text:p>0.118020238850931</text:p>
          </table:table-cell>
          <table:table-cell office:value-type="float" office:value="1.96704332092847" calcext:value-type="float">
            <text:p>1.96704332092847</text:p>
          </table:table-cell>
          <table:table-cell office:value-type="float" office:value="1.4710111484704" calcext:value-type="float">
            <text:p>1.4710111484704</text:p>
          </table:table-cell>
          <table:table-cell office:value-type="float" office:value="1.47098172883581" calcext:value-type="float">
            <text:p>1.47098172883581</text:p>
          </table:table-cell>
        </table:table-row>
        <table:table-row table:style-name="ro1">
          <table:table-cell office:value-type="string" calcext:value-type="string">
            <text:p>RPSI_450(u)_M</text:p>
          </table:table-cell>
          <table:table-cell office:value-type="float" office:value="5.8905409964693" calcext:value-type="float">
            <text:p>5.8905409964693</text:p>
          </table:table-cell>
          <table:table-cell office:value-type="float" office:value="98.1776467881538" calcext:value-type="float">
            <text:p>98.1776467881538</text:p>
          </table:table-cell>
          <table:table-cell office:value-type="float" office:value="73.4200469401937" calcext:value-type="float">
            <text:p>73.4200469401937</text:p>
          </table:table-cell>
          <table:table-cell office:value-type="float" office:value="73.4185785686217" calcext:value-type="float">
            <text:p>73.4185785686217</text:p>
          </table:table-cell>
        </table:table-row>
        <table:table-row table:style-name="ro1">
          <table:table-cell office:value-type="string" calcext:value-type="string">
            <text:p>RPSI_470(u)_M</text:p>
          </table:table-cell>
          <table:table-cell office:value-type="float" office:value="8.23256749155874" calcext:value-type="float">
            <text:p>8.23256749155874</text:p>
          </table:table-cell>
          <table:table-cell office:value-type="float" office:value="137.21220238181" calcext:value-type="float">
            <text:p>137.21220238181</text:p>
          </table:table-cell>
          <table:table-cell office:value-type="float" office:value="102.611201930492" calcext:value-type="float">
            <text:p>102.611201930492</text:p>
          </table:table-cell>
          <table:table-cell office:value-type="float" office:value="102.609149747497" calcext:value-type="float">
            <text:p>102.609149747497</text:p>
          </table:table-cell>
        </table:table-row>
        <table:table-row table:style-name="ro1">
          <table:table-cell office:value-type="string" calcext:value-type="string">
            <text:p>RPSI_49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1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3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5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70(u)_M</text:p>
          </table:table-cell>
          <table:table-cell office:value-type="float" office:value="0.199004336887751" calcext:value-type="float">
            <text:p>0.199004336887751</text:p>
          </table:table-cell>
          <table:table-cell office:value-type="float" office:value="3.31680528290814" calcext:value-type="float">
            <text:p>3.31680528290814</text:p>
          </table:table-cell>
          <table:table-cell office:value-type="float" office:value="2.48040167522106" calcext:value-type="float">
            <text:p>2.48040167522106</text:p>
          </table:table-cell>
          <table:table-cell office:value-type="float" office:value="2.48035206817967" calcext:value-type="float">
            <text:p>2.48035206817967</text:p>
          </table:table-cell>
        </table:table-row>
        <table:table-row table:style-name="ro1">
          <table:table-cell office:value-type="string" calcext:value-type="string">
            <text:p>RPSI_590(u)_M</text:p>
          </table:table-cell>
          <table:table-cell office:value-type="float" office:value="0.0253591871068237" calcext:value-type="float">
            <text:p>0.025359187106824</text:p>
          </table:table-cell>
          <table:table-cell office:value-type="float" office:value="0.42266157150943" calcext:value-type="float">
            <text:p>0.42266157150943</text:p>
          </table:table-cell>
          <table:table-cell office:value-type="float" office:value="0.316078388871944" calcext:value-type="float">
            <text:p>0.316078388871944</text:p>
          </table:table-cell>
          <table:table-cell office:value-type="float" office:value="0.316072067430592" calcext:value-type="float">
            <text:p>0.316072067430592</text:p>
          </table:table-cell>
        </table:table-row>
        <table:table-row table:style-name="ro1">
          <table:table-cell office:value-type="string" calcext:value-type="string">
            <text:p>RPSI_610(u)_M</text:p>
          </table:table-cell>
          <table:table-cell office:value-type="float" office:value="0.0380407147283593" calcext:value-type="float">
            <text:p>0.038040714728359</text:p>
          </table:table-cell>
          <table:table-cell office:value-type="float" office:value="0.634024592377564" calcext:value-type="float">
            <text:p>0.634024592377564</text:p>
          </table:table-cell>
          <table:table-cell office:value-type="float" office:value="0.474141689645944" calcext:value-type="float">
            <text:p>0.474141689645944</text:p>
          </table:table-cell>
          <table:table-cell office:value-type="float" office:value="0.4741322070018" calcext:value-type="float">
            <text:p>0.4741322070018</text:p>
          </table:table-cell>
        </table:table-row>
        <table:table-row table:style-name="ro1">
          <table:table-cell office:value-type="string" calcext:value-type="string">
            <text:p>RPSI_630(u)_M</text:p>
          </table:table-cell>
          <table:table-cell office:value-type="float" office:value="0.611087592176932" calcext:value-type="float">
            <text:p>0.611087592176932</text:p>
          </table:table-cell>
          <table:table-cell office:value-type="float" office:value="10.1849968988129" calcext:value-type="float">
            <text:p>10.1849968988129</text:p>
          </table:table-cell>
          <table:table-cell office:value-type="float" office:value="7.61663143149201" calcext:value-type="float">
            <text:p>7.61663143149201</text:p>
          </table:table-cell>
          <table:table-cell office:value-type="float" office:value="7.61647910190991" calcext:value-type="float">
            <text:p>7.61647910190991</text:p>
          </table:table-cell>
        </table:table-row>
        <table:table-row table:style-name="ro1">
          <table:table-cell office:value-type="string" calcext:value-type="string">
            <text:p>RPSI_650(u)_M</text:p>
          </table:table-cell>
          <table:table-cell office:value-type="float" office:value="6.07164211574312" calcext:value-type="float">
            <text:p>6.07164211574312</text:p>
          </table:table-cell>
          <table:table-cell office:value-type="float" office:value="101.196059143091" calcext:value-type="float">
            <text:p>101.196059143091</text:p>
          </table:table-cell>
          <table:table-cell office:value-type="float" office:value="75.6773018656709" calcext:value-type="float">
            <text:p>75.6773018656709</text:p>
          </table:table-cell>
          <table:table-cell office:value-type="float" office:value="75.6757883499032" calcext:value-type="float">
            <text:p>75.6757883499032</text:p>
          </table:table-cell>
        </table:table-row>
        <table:table-row table:style-name="ro1">
          <table:table-cell office:value-type="string" calcext:value-type="string">
            <text:p>RPSI_670(u)_M</text:p>
          </table:table-cell>
          <table:table-cell office:value-type="float" office:value="1.73048384681538" calcext:value-type="float">
            <text:p>1.73048384681538</text:p>
          </table:table-cell>
          <table:table-cell office:value-type="float" office:value="28.8419742748719" calcext:value-type="float">
            <text:p>28.8419742748719</text:p>
          </table:table-cell>
          <table:table-cell office:value-type="float" office:value="27.9283932567984" calcext:value-type="float">
            <text:p>27.9283932567984</text:p>
          </table:table-cell>
          <table:table-cell office:value-type="float" office:value="27.927834700104" calcext:value-type="float">
            <text:p>27.927834700104</text:p>
          </table:table-cell>
        </table:table-row>
        <table:table-row table:style-name="ro1">
          <table:table-cell office:value-type="string" calcext:value-type="string">
            <text:p>RPSI_69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1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3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5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7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90(u)_M</text:p>
          </table:table-cell>
          <table:table-cell office:value-type="float" office:value="2.18368225391365" calcext:value-type="float">
            <text:p>2.18368225391365</text:p>
          </table:table-cell>
          <table:table-cell office:value-type="float" office:value="36.3954321259789" calcext:value-type="float">
            <text:p>36.3954321259789</text:p>
          </table:table-cell>
          <table:table-cell office:value-type="float" office:value="27.217543122254" calcext:value-type="float">
            <text:p>27.217543122254</text:p>
          </table:table-cell>
          <table:table-cell office:value-type="float" office:value="27.2169987822782" calcext:value-type="float">
            <text:p>27.2169987822782</text:p>
          </table:table-cell>
        </table:table-row>
        <table:table-row table:style-name="ro1">
          <table:table-cell office:value-type="string" calcext:value-type="string">
            <text:p>RPSII_510(u)_M</text:p>
          </table:table-cell>
          <table:table-cell office:value-type="float" office:value="6.39565298861771" calcext:value-type="float">
            <text:p>6.39565298861771</text:p>
          </table:table-cell>
          <table:table-cell office:value-type="float" office:value="106.596348361291" calcext:value-type="float">
            <text:p>106.596348361291</text:p>
          </table:table-cell>
          <table:table-cell office:value-type="float" office:value="79.7157923048078" calcext:value-type="float">
            <text:p>79.7157923048078</text:p>
          </table:table-cell>
          <table:table-cell office:value-type="float" office:value="79.7141980208467" calcext:value-type="float">
            <text:p>79.7141980208467</text:p>
          </table:table-cell>
        </table:table-row>
        <table:table-row table:style-name="ro1">
          <table:table-cell office:value-type="string" calcext:value-type="string">
            <text:p>RPSII_530(u)_M</text:p>
          </table:table-cell>
          <table:table-cell office:value-type="float" office:value="5.72235985389746" calcext:value-type="float">
            <text:p>5.72235985389746</text:p>
          </table:table-cell>
          <table:table-cell office:value-type="float" office:value="95.374571684909" calcext:value-type="float">
            <text:p>95.374571684909</text:p>
          </table:table-cell>
          <table:table-cell office:value-type="float" office:value="71.3238273587527" calcext:value-type="float">
            <text:p>71.3238273587527</text:p>
          </table:table-cell>
          <table:table-cell office:value-type="float" office:value="71.3224009107339" calcext:value-type="float">
            <text:p>71.3224009107339</text:p>
          </table:table-cell>
        </table:table-row>
        <table:table-row table:style-name="ro1">
          <table:table-cell office:value-type="string" calcext:value-type="string">
            <text:p>RPSII_550(u)_M</text:p>
          </table:table-cell>
          <table:table-cell office:value-type="float" office:value="1.36081086750317" calcext:value-type="float">
            <text:p>1.36081086750317</text:p>
          </table:table-cell>
          <table:table-cell office:value-type="float" office:value="22.6806347286753" calcext:value-type="float">
            <text:p>22.6806347286753</text:p>
          </table:table-cell>
          <table:table-cell office:value-type="float" office:value="16.9612261129654" calcext:value-type="float">
            <text:p>16.9612261129654</text:p>
          </table:table-cell>
          <table:table-cell office:value-type="float" office:value="16.9608868952274" calcext:value-type="float">
            <text:p>16.9608868952274</text:p>
          </table:table-cell>
        </table:table-row>
        <table:table-row table:style-name="ro1">
          <table:table-cell office:value-type="string" calcext:value-type="string">
            <text:p>RPSII_57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59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1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3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50(u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70(u)_M</text:p>
          </table:table-cell>
          <table:table-cell office:value-type="float" office:value="4.613520740051" calcext:value-type="float">
            <text:p>4.613520740051</text:p>
          </table:table-cell>
          <table:table-cell office:value-type="float" office:value="76.89355017443" calcext:value-type="float">
            <text:p>76.89355017443</text:p>
          </table:table-cell>
          <table:table-cell office:value-type="float" office:value="51.1436503527297" calcext:value-type="float">
            <text:p>51.1436503527297</text:p>
          </table:table-cell>
          <table:table-cell office:value-type="float" office:value="51.1426275001795" calcext:value-type="float">
            <text:p>51.1426275001795</text:p>
          </table:table-cell>
        </table:table-row>
        <table:table-row table:style-name="ro1">
          <table:table-cell office:value-type="string" calcext:value-type="string">
            <text:p>RPSII_690(u)_M</text:p>
          </table:table-cell>
          <table:table-cell office:value-type="float" office:value="0.141203918550992" calcext:value-type="float">
            <text:p>0.141203918550992</text:p>
          </table:table-cell>
          <table:table-cell office:value-type="float" office:value="2.35344571048939" calcext:value-type="float">
            <text:p>2.35344571048939</text:p>
          </table:table-cell>
          <table:table-cell office:value-type="float" office:value="1.75997388599232" calcext:value-type="float">
            <text:p>1.75997388599232</text:p>
          </table:table-cell>
          <table:table-cell office:value-type="float" office:value="1.75993868721856" calcext:value-type="float">
            <text:p>1.75993868721856</text:p>
          </table:table-cell>
        </table:table-row>
        <table:table-row table:style-name="ro1">
          <table:table-cell office:value-type="string" calcext:value-type="string">
            <text:p>CO2tex_M</text:p>
          </table:table-cell>
          <table:table-cell office:value-type="float" office:value="1.21090909090909" calcext:value-type="float">
            <text:p>1.21090909090909</text:p>
          </table:table-cell>
          <table:table-cell office:value-type="float" office:value="20.1822218181819" calcext:value-type="float">
            <text:p>20.1822218181819</text:p>
          </table:table-cell>
          <table:table-cell office:value-type="float" office:value="20.182221818182" calcext:value-type="float">
            <text:p>20.182221818182</text:p>
          </table:table-cell>
          <table:table-cell office:value-type="float" office:value="20.1818181818182" calcext:value-type="float">
            <text:p>20.1818181818182</text:p>
          </table:table-cell>
        </table:table-row>
        <table:table-row table:style-name="ro1">
          <table:table-cell office:value-type="string" calcext:value-type="string">
            <text:p>H2Otex_M</text:p>
          </table:table-cell>
          <table:table-cell office:value-type="float" office:value="0.256584815399897" calcext:value-type="float">
            <text:p>0.256584815399897</text:p>
          </table:table-cell>
          <table:table-cell office:value-type="float" office:value="4.27649911827008" calcext:value-type="float">
            <text:p>4.27649911827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x_M</text:p>
          </table:table-cell>
          <table:table-cell office:value-type="float" office:value="6.30739819546964" calcext:value-type="float">
            <text:p>6.30739819546964</text:p>
          </table:table-cell>
          <table:table-cell office:value-type="float" office:value="105.125405723893" calcext:value-type="float">
            <text:p>105.125405723893</text:p>
          </table:table-cell>
          <table:table-cell office:value-type="float" office:value="44.5413400267823" calcext:value-type="float">
            <text:p>44.5413400267823</text:p>
          </table:table-cell>
          <table:table-cell office:value-type="float" office:value="44.540449217805" calcext:value-type="float">
            <text:p>44.540449217805</text:p>
          </table:table-cell>
        </table:table-row>
        <table:table-row table:style-name="ro1">
          <table:table-cell office:value-type="string" calcext:value-type="string">
            <text:p>NO3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ex_M</text:p>
          </table:table-cell>
          <table:table-cell office:value-type="float" office:value="0.14448187121487" calcext:value-type="float">
            <text:p>0.14448187121487</text:p>
          </table:table-cell>
          <table:table-cell office:value-type="float" office:value="2.40807934753824" calcext:value-type="float">
            <text:p>2.40807934753824</text:p>
          </table:table-cell>
          <table:table-cell office:value-type="float" office:value="2.5970155078224" calcext:value-type="float">
            <text:p>2.5970155078224</text:p>
          </table:table-cell>
          <table:table-cell office:value-type="float" office:value="2.59696356854983" calcext:value-type="float">
            <text:p>2.59696356854983</text:p>
          </table:table-cell>
        </table:table-row>
        <table:table-row table:style-name="ro1">
          <table:table-cell office:value-type="string" calcext:value-type="string">
            <text:p>SUCR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4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3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4tex_M</text:p>
          </table:table-cell>
          <table:table-cell office:value-type="float" office:value="0.0266984218220395" calcext:value-type="float">
            <text:p>0.02669842182204</text:p>
          </table:table-cell>
          <table:table-cell office:value-type="float" office:value="0.444982596507933" calcext:value-type="float">
            <text:p>0.444982596507933</text:p>
          </table:table-cell>
          <table:table-cell office:value-type="float" office:value="0.343200459432916" calcext:value-type="float">
            <text:p>0.343200459432916</text:p>
          </table:table-cell>
          <table:table-cell office:value-type="float" office:value="0.343193595561046" calcext:value-type="float">
            <text:p>0.343193595561046</text:p>
          </table:table-cell>
        </table:table-row>
        <table:table-row table:style-name="ro1">
          <table:table-cell office:value-type="string" calcext:value-type="string">
            <text:p>ASNtex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9773082282617" calcext:value-type="float">
            <text:p>-0.056977308228262</text:p>
          </table:table-cell>
          <table:table-cell office:value-type="float" office:value="-0.0569761687037509" calcext:value-type="float">
            <text:p>-0.056976168703751</text:p>
          </table:table-cell>
        </table:table-row>
        <table:table-row table:style-name="ro1">
          <table:table-cell office:value-type="string" calcext:value-type="string">
            <text:p>GLN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OH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UL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2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3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e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s_M</text:p>
          </table:table-cell>
          <table:table-cell office:value-type="float" office:value="0.0439320647444647" calcext:value-type="float">
            <text:p>0.043932064744465</text:p>
          </table:table-cell>
          <table:table-cell office:value-type="float" office:value="0.732215723095993" calcext:value-type="float">
            <text:p>0.732215723095993</text:p>
          </table:table-cell>
          <table:table-cell office:value-type="float" office:value="0.322663682694569" calcext:value-type="float">
            <text:p>0.322663682694569</text:p>
          </table:table-cell>
          <table:table-cell office:value-type="float" office:value="0.322657229549095" calcext:value-type="float">
            <text:p>0.322657229549095</text:p>
          </table:table-cell>
        </table:table-row>
        <table:table-row table:style-name="ro1">
          <table:table-cell office:value-type="string" calcext:value-type="string">
            <text:p>PPA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Icxc_M</text:p>
          </table:table-cell>
          <table:table-cell office:value-type="float" office:value="0.0135274370643894" calcext:value-type="float">
            <text:p>0.013527437064389</text:p>
          </table:table-cell>
          <table:table-cell office:value-type="float" office:value="0.225461793552177" calcext:value-type="float">
            <text:p>0.225461793552177</text:p>
          </table:table-cell>
          <table:table-cell office:value-type="float" office:value="0.277916165126526" calcext:value-type="float">
            <text:p>0.277916165126526</text:p>
          </table:table-cell>
          <table:table-cell office:value-type="float" office:value="0.277910606913239" calcext:value-type="float">
            <text:p>0.277910606913239</text:p>
          </table:table-cell>
        </table:table-row>
        <table:table-row table:style-name="ro1">
          <table:table-cell office:value-type="string" calcext:value-type="string">
            <text:p>PPAIcv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s_M</text:p>
          </table:table-cell>
          <table:table-cell office:value-type="float" office:value="0.00129557670561689" calcext:value-type="float">
            <text:p>0.001295576705617</text:p>
          </table:table-cell>
          <table:table-cell office:value-type="float" office:value="0.0215933769525167" calcext:value-type="float">
            <text:p>0.021593376952517</text:p>
          </table:table-cell>
          <table:table-cell office:value-type="float" office:value="0.0154442696084223" calcext:value-type="float">
            <text:p>0.015444269608422</text:p>
          </table:table-cell>
          <table:table-cell office:value-type="float" office:value="0.0154439607292069" calcext:value-type="float">
            <text:p>0.015443960729207</text:p>
          </table:table-cell>
        </table:table-row>
        <table:table-row table:style-name="ro1">
          <table:table-cell office:value-type="string" calcext:value-type="string">
            <text:p>AP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s_M</text:p>
          </table:table-cell>
          <table:table-cell office:value-type="float" office:value="0.150007396036865" calcext:value-type="float">
            <text:p>0.150007396036865</text:p>
          </table:table-cell>
          <table:table-cell office:value-type="float" office:value="2.50017326974643" calcext:value-type="float">
            <text:p>2.50017326974643</text:p>
          </table:table-cell>
          <table:table-cell office:value-type="float" office:value="0.229617745217418" calcext:value-type="float">
            <text:p>0.229617745217418</text:p>
          </table:table-cell>
          <table:table-cell office:value-type="float" office:value="0.229613152955397" calcext:value-type="float">
            <text:p>0.229613152955397</text:p>
          </table:table-cell>
        </table:table-row>
        <table:table-row table:style-name="ro1">
          <table:table-cell office:value-type="string" calcext:value-type="string">
            <text:p>CATx_M</text:p>
          </table:table-cell>
          <table:table-cell office:value-type="float" office:value="0.254039742869237" calcext:value-type="float">
            <text:p>0.254039742869237</text:p>
          </table:table-cell>
          <table:table-cell office:value-type="float" office:value="4.23408039440158" calcext:value-type="float">
            <text:p>4.23408039440158</text:p>
          </table:table-cell>
          <table:table-cell office:value-type="float" office:value="4.40024197798315" calcext:value-type="float">
            <text:p>4.40024197798315</text:p>
          </table:table-cell>
          <table:table-cell office:value-type="float" office:value="4.40015397490256" calcext:value-type="float">
            <text:p>4.40015397490256</text:p>
          </table:table-cell>
        </table:table-row>
        <table:table-row table:style-name="ro1">
          <table:table-cell office:value-type="string" calcext:value-type="string">
            <text:p>CATm_M</text:p>
          </table:table-cell>
          <table:table-cell office:value-type="float" office:value="0.150007396036865" calcext:value-type="float">
            <text:p>0.150007396036865</text:p>
          </table:table-cell>
          <table:table-cell office:value-type="float" office:value="2.50017326974643" calcext:value-type="float">
            <text:p>2.50017326974643</text:p>
          </table:table-cell>
          <table:table-cell office:value-type="float" office:value="0.459235490434837" calcext:value-type="float">
            <text:p>0.459235490434837</text:p>
          </table:table-cell>
          <table:table-cell office:value-type="float" office:value="0.459226305910795" calcext:value-type="float">
            <text:p>0.459226305910795</text:p>
          </table:table-cell>
        </table:table-row>
        <table:table-row table:style-name="ro1">
          <table:table-cell office:value-type="string" calcext:value-type="string">
            <text:p>GLUSf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Sfs_M</text:p>
          </table:table-cell>
          <table:table-cell office:value-type="float" office:value="0.000207849971484379" calcext:value-type="float">
            <text:p>0.000207849971484</text:p>
          </table:table-cell>
          <table:table-cell office:value-type="float" office:value="0.00346423547473014" calcext:value-type="float">
            <text:p>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PCs_M</text:p>
          </table:table-cell>
          <table:table-cell office:value-type="float" office:value="1.46390644057675" calcext:value-type="float">
            <text:p>1.46390644057675</text:p>
          </table:table-cell>
          <table:table-cell office:value-type="float" office:value="24.3989286450927" calcext:value-type="float">
            <text:p>24.3989286450927</text:p>
          </table:table-cell>
          <table:table-cell office:value-type="float" office:value="24.4586593849287" calcext:value-type="float">
            <text:p>24.4586593849287</text:p>
          </table:table-cell>
          <table:table-cell office:value-type="float" office:value="24.4581702215238" calcext:value-type="float">
            <text:p>24.4581702215238</text:p>
          </table:table-cell>
        </table:table-row>
        <table:table-row table:style-name="ro1">
          <table:table-cell office:value-type="string" calcext:value-type="string">
            <text:p>RBPC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OO6m_M</text:p>
          </table:table-cell>
          <table:table-cell office:value-type="float" office:value="0.0143028236308841" calcext:value-type="float">
            <text:p>0.014302823630884</text:p>
          </table:table-cell>
          <table:table-cell office:value-type="float" office:value="0.238385161455945" calcext:value-type="float">
            <text:p>0.238385161455945</text:p>
          </table:table-cell>
          <table:table-cell office:value-type="float" office:value="2.19522991912011" calcext:value-type="float">
            <text:p>2.19522991912011</text:p>
          </table:table-cell>
          <table:table-cell office:value-type="float" office:value="2.19518601539804" calcext:value-type="float">
            <text:p>2.19518601539804</text:p>
          </table:table-cell>
        </table:table-row>
        <table:table-row table:style-name="ro1">
          <table:table-cell office:value-type="string" calcext:value-type="string">
            <text:p>NO3R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X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P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P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Ss_M</text:p>
          </table:table-cell>
          <table:table-cell office:value-type="float" office:value="8.33298752332446" calcext:value-type="float">
            <text:p>8.33298752332446</text:p>
          </table:table-cell>
          <table:table-cell office:value-type="float" office:value="138.885903051249" calcext:value-type="float">
            <text:p>138.885903051249</text:p>
          </table:table-cell>
          <table:table-cell office:value-type="float" office:value="105.944091942488" calcext:value-type="float">
            <text:p>105.944091942488</text:p>
          </table:table-cell>
          <table:table-cell office:value-type="float" office:value="105.941973103025" calcext:value-type="float">
            <text:p>105.941973103025</text:p>
          </table:table-cell>
        </table:table-row>
        <table:table-row table:style-name="ro1">
          <table:table-cell office:value-type="string" calcext:value-type="string">
            <text:p>ATPSm_M</text:p>
          </table:table-cell>
          <table:table-cell office:value-type="float" office:value="0.802776173909455" calcext:value-type="float">
            <text:p>0.802776173909455</text:p>
          </table:table-cell>
          <table:table-cell office:value-type="float" office:value="13.3798704905489" calcext:value-type="float">
            <text:p>13.3798704905489</text:p>
          </table:table-cell>
          <table:table-cell office:value-type="float" office:value="7.29155450862382" calcext:value-type="float">
            <text:p>7.29155450862382</text:p>
          </table:table-cell>
          <table:table-cell office:value-type="float" office:value="7.29140868044384" calcext:value-type="float">
            <text:p>7.29140868044384</text:p>
          </table:table-cell>
        </table:table-row>
        <table:table-row table:style-name="ro1">
          <table:table-cell office:value-type="string" calcext:value-type="string">
            <text:p>ATPS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Ss_M</text:p>
          </table:table-cell>
          <table:table-cell office:value-type="float" office:value="0.00878230437967953" calcext:value-type="float">
            <text:p>0.00878230437968</text:p>
          </table:table-cell>
          <table:table-cell office:value-type="float" office:value="0.146374667096119" calcext:value-type="float">
            <text:p>0.146374667096119</text:p>
          </table:table-cell>
          <table:table-cell office:value-type="float" office:value="0.139967268388863" calcext:value-type="float">
            <text:p>0.139967268388863</text:p>
          </table:table-cell>
          <table:table-cell office:value-type="float" office:value="0.139964469099753" calcext:value-type="float">
            <text:p>0.139964469099753</text:p>
          </table:table-cell>
        </table:table-row>
        <table:table-row table:style-name="ro1">
          <table:table-cell office:value-type="string" calcext:value-type="string">
            <text:p>GLUSys_M</text:p>
          </table:table-cell>
          <table:table-cell office:value-type="float" office:value="0.261652585759359" calcext:value-type="float">
            <text:p>0.261652585759359</text:p>
          </table:table-cell>
          <table:table-cell office:value-type="float" office:value="4.36096364685124" calcext:value-type="float">
            <text:p>4.36096364685124</text:p>
          </table:table-cell>
          <table:table-cell office:value-type="float" office:value="4.39851522283926" calcext:value-type="float">
            <text:p>4.39851522283926</text:p>
          </table:table-cell>
          <table:table-cell office:value-type="float" office:value="4.39842725429283" calcext:value-type="float">
            <text:p>4.39842725429283</text:p>
          </table:table-cell>
        </table:table-row>
        <table:table-row table:style-name="ro1">
          <table:table-cell office:value-type="string" calcext:value-type="string">
            <text:p>GTHRc_M</text:p>
          </table:table-cell>
          <table:table-cell office:value-type="float" office:value="0.30001479207373" calcext:value-type="float">
            <text:p>0.30001479207373</text:p>
          </table:table-cell>
          <table:table-cell office:value-type="float" office:value="5.00034653949287" calcext:value-type="float">
            <text:p>5.00034653949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R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K1c_M</text:p>
          </table:table-cell>
          <table:table-cell office:value-type="float" office:value="0.000271370771819157" calcext:value-type="float">
            <text:p>0.000271370771819</text:p>
          </table:table-cell>
          <table:table-cell office:value-type="float" office:value="0.00452293665390989" calcext:value-type="float">
            <text:p>0.00452293665391</text:p>
          </table:table-cell>
          <table:table-cell office:value-type="float" office:value="0.0569773082282676" calcext:value-type="float">
            <text:p>0.056977308228268</text:p>
          </table:table-cell>
          <table:table-cell office:value-type="float" office:value="0.0569761687040131" calcext:value-type="float">
            <text:p>0.056976168704013</text:p>
          </table:table-cell>
        </table:table-row>
        <table:table-row table:style-name="ro1">
          <table:table-cell office:value-type="string" calcext:value-type="string">
            <text:p>ADK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K1s_M</text:p>
          </table:table-cell>
          <table:table-cell office:value-type="float" office:value="0.0308684020080518" calcext:value-type="float">
            <text:p>0.030868402008052</text:p>
          </table:table-cell>
          <table:table-cell office:value-type="float" office:value="0.514483656268199" calcext:value-type="float">
            <text:p>0.514483656268199</text:p>
          </table:table-cell>
          <table:table-cell office:value-type="float" office:value="0.322663682694563" calcext:value-type="float">
            <text:p>0.322663682694563</text:p>
          </table:table-cell>
          <table:table-cell office:value-type="float" office:value="0.322657229549101" calcext:value-type="float">
            <text:p>0.322657229549101</text:p>
          </table:table-cell>
        </table:table-row>
        <table:table-row table:style-name="ro1">
          <table:table-cell office:value-type="string" calcext:value-type="string">
            <text:p>ATPA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1PU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COA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IK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IKG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DHc_M</text:p>
          </table:table-cell>
          <table:table-cell office:value-type="float" office:value="-0.0286056472617682" calcext:value-type="float">
            <text:p>-0.028605647261768</text:p>
          </table:table-cell>
          <table:table-cell office:value-type="float" office:value="-0.476770322911891" calcext:value-type="float">
            <text:p>-0.476770322911891</text:p>
          </table:table-cell>
          <table:table-cell office:value-type="float" office:value="-0.308420634055684" calcext:value-type="float">
            <text:p>-0.308420634055684</text:p>
          </table:table-cell>
          <table:table-cell office:value-type="float" office:value="-0.308414465765527" calcext:value-type="float">
            <text:p>-0.308414465765527</text:p>
          </table:table-cell>
        </table:table-row>
        <table:table-row table:style-name="ro1">
          <table:table-cell office:value-type="string" calcext:value-type="string">
            <text:p>BUPN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DHPD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TMD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T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CYTD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CYTD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D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RTs_M</text:p>
          </table:table-cell>
          <table:table-cell office:value-type="float" office:value="0.0288134972332488" calcext:value-type="float">
            <text:p>0.028813497233249</text:p>
          </table:table-cell>
          <table:table-cell office:value-type="float" office:value="0.480234558386558" calcext:value-type="float">
            <text:p>0.480234558386558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UPR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Hs_M</text:p>
          </table:table-cell>
          <table:table-cell office:value-type="float" office:value="-0.0288134972332488" calcext:value-type="float">
            <text:p>-0.028813497233249</text:p>
          </table:table-cell>
          <table:table-cell office:value-type="float" office:value="-0.480234558386558" calcext:value-type="float">
            <text:p>-0.480234558386558</text:p>
          </table:table-cell>
          <table:table-cell office:value-type="float" office:value="-0.295243033663898" calcext:value-type="float">
            <text:p>-0.295243033663898</text:p>
          </table:table-cell>
          <table:table-cell office:value-type="float" office:value="-0.295237128921741" calcext:value-type="float">
            <text:p>-0.295237128921741</text:p>
          </table:table-cell>
        </table:table-row>
        <table:table-row table:style-name="ro1">
          <table:table-cell office:value-type="string" calcext:value-type="string">
            <text:p>DURI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D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Y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PTs_M</text:p>
          </table:table-cell>
          <table:table-cell office:value-type="float" office:value="0.0288134972332488" calcext:value-type="float">
            <text:p>0.028813497233249</text:p>
          </table:table-cell>
          <table:table-cell office:value-type="float" office:value="0.480234558386558" calcext:value-type="float">
            <text:p>0.480234558386558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DGSN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DCM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N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DT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TDS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SR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TDSR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T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U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Kc_M</text:p>
          </table:table-cell>
          <table:table-cell office:value-type="float" office:value="-0.0286056472617682" calcext:value-type="float">
            <text:p>-0.028605647261768</text:p>
          </table:table-cell>
          <table:table-cell office:value-type="float" office:value="-0.476770322911891" calcext:value-type="float">
            <text:p>-0.476770322911891</text:p>
          </table:table-cell>
          <table:table-cell office:value-type="float" office:value="-0.308420634055684" calcext:value-type="float">
            <text:p>-0.308420634055684</text:p>
          </table:table-cell>
          <table:table-cell office:value-type="float" office:value="-0.308414465765527" calcext:value-type="float">
            <text:p>-0.308414465765527</text:p>
          </table:table-cell>
        </table:table-row>
        <table:table-row table:style-name="ro1">
          <table:table-cell office:value-type="string" calcext:value-type="string">
            <text:p>ATDC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UDc_M</text:p>
          </table:table-cell>
          <table:table-cell office:value-type="float" office:value="0.0132560662925702" calcext:value-type="float">
            <text:p>0.01325606629257</text:p>
          </table:table-cell>
          <table:table-cell office:value-type="float" office:value="0.220938856898267" calcext:value-type="float">
            <text:p>0.220938856898267</text:p>
          </table:table-cell>
          <table:table-cell office:value-type="float" office:value="0.220938856898264" calcext:value-type="float">
            <text:p>0.220938856898264</text:p>
          </table:table-cell>
          <table:table-cell office:value-type="float" office:value="0.220934438209488" calcext:value-type="float">
            <text:p>0.220934438209488</text:p>
          </table:table-cell>
        </table:table-row>
        <table:table-row table:style-name="ro1">
          <table:table-cell office:value-type="string" calcext:value-type="string">
            <text:p>ATU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UD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K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M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Kc_M</text:p>
          </table:table-cell>
          <table:table-cell office:value-type="float" office:value="0.00452808348602194" calcext:value-type="float">
            <text:p>0.004528083486022</text:p>
          </table:table-cell>
          <table:table-cell office:value-type="float" office:value="0.0754695674615277" calcext:value-type="float">
            <text:p>0.075469567461528</text:p>
          </table:table-cell>
          <table:table-cell office:value-type="float" office:value="0.0754695674569575" calcext:value-type="float">
            <text:p>0.075469567456958</text:p>
          </table:table-cell>
          <table:table-cell office:value-type="float" office:value="0.0754680581006092" calcext:value-type="float">
            <text:p>0.075468058100609</text:p>
          </table:table-cell>
        </table:table-row>
        <table:table-row table:style-name="ro1">
          <table:table-cell office:value-type="string" calcext:value-type="string">
            <text:p>PY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C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s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GLU5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5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H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s_M</text:p>
          </table:table-cell>
          <table:table-cell office:value-type="float" office:value="0.271148782383595" calcext:value-type="float">
            <text:p>0.271148782383595</text:p>
          </table:table-cell>
          <table:table-cell office:value-type="float" office:value="4.51923675598739" calcext:value-type="float">
            <text:p>4.51923675598739</text:p>
          </table:table-cell>
          <table:table-cell office:value-type="float" office:value="4.53848249122813" calcext:value-type="float">
            <text:p>4.53848249122813</text:p>
          </table:table-cell>
          <table:table-cell office:value-type="float" office:value="4.53839172339259" calcext:value-type="float">
            <text:p>4.53839172339259</text:p>
          </table:table-cell>
        </table:table-row>
        <table:table-row table:style-name="ro1">
          <table:table-cell office:value-type="string" calcext:value-type="string">
            <text:p>AGATm_M</text:p>
          </table:table-cell>
          <table:table-cell office:value-type="float" office:value="0.238638371572464" calcext:value-type="float">
            <text:p>0.238638371572464</text:p>
          </table:table-cell>
          <table:table-cell office:value-type="float" office:value="3.97738573899826" calcext:value-type="float">
            <text:p>3.97738573899826</text:p>
          </table:table-cell>
          <table:table-cell office:value-type="float" office:value="4.05035061997927" calcext:value-type="float">
            <text:p>4.05035061997927</text:p>
          </table:table-cell>
          <table:table-cell office:value-type="float" office:value="4.050269614586" calcext:value-type="float">
            <text:p>4.050269614586</text:p>
          </table:table-cell>
        </table:table-row>
        <table:table-row table:style-name="ro1">
          <table:table-cell office:value-type="string" calcext:value-type="string">
            <text:p>AGA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Tc_M</text:p>
          </table:table-cell>
          <table:table-cell office:value-type="float" office:value="-0.239415341808047" calcext:value-type="float">
            <text:p>-0.239415341808047</text:p>
          </table:table-cell>
          <table:table-cell office:value-type="float" office:value="-3.99033550191473" calcext:value-type="float">
            <text:p>-3.99033550191473</text:p>
          </table:table-cell>
          <table:table-cell office:value-type="float" office:value="-4.06919119887658" calcext:value-type="float">
            <text:p>-4.06919119887658</text:p>
          </table:table-cell>
          <table:table-cell office:value-type="float" office:value="-4.06910981667915" calcext:value-type="float">
            <text:p>-4.06910981667915</text:p>
          </table:table-cell>
        </table:table-row>
        <table:table-row table:style-name="ro1">
          <table:table-cell office:value-type="string" calcext:value-type="string">
            <text:p>ALA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CLc_M</text:p>
          </table:table-cell>
          <table:table-cell office:value-type="float" office:value="-0.0286056472617682" calcext:value-type="float">
            <text:p>-0.028605647261768</text:p>
          </table:table-cell>
          <table:table-cell office:value-type="float" office:value="-0.476770322911891" calcext:value-type="float">
            <text:p>-0.476770322911891</text:p>
          </table:table-cell>
          <table:table-cell office:value-type="float" office:value="-0.308420634055684" calcext:value-type="float">
            <text:p>-0.308420634055684</text:p>
          </table:table-cell>
          <table:table-cell office:value-type="float" office:value="-0.308414465765527" calcext:value-type="float">
            <text:p>-0.308414465765527</text:p>
          </table:table-cell>
        </table:table-row>
        <table:table-row table:style-name="ro1">
          <table:table-cell office:value-type="string" calcext:value-type="string">
            <text:p>IC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DHm_M</text:p>
          </table:table-cell>
          <table:table-cell office:value-type="float" office:value="0.00973184025394673" calcext:value-type="float">
            <text:p>0.009731840253947</text:p>
          </table:table-cell>
          <table:table-cell office:value-type="float" office:value="0.16220058151253" calcext:value-type="float">
            <text:p>0.16220058151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Pc_M</text:p>
          </table:table-cell>
          <table:table-cell office:value-type="float" office:value="0.30001479207373" calcext:value-type="float">
            <text:p>0.30001479207373</text:p>
          </table:table-cell>
          <table:table-cell office:value-type="float" office:value="5.00034653949287" calcext:value-type="float">
            <text:p>5.00034653949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P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GC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L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B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B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A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Uic_M</text:p>
          </table:table-cell>
          <table:table-cell office:value-type="float" office:value="0.0132560662925702" calcext:value-type="float">
            <text:p>0.01325606629257</text:p>
          </table:table-cell>
          <table:table-cell office:value-type="float" office:value="0.220938856898267" calcext:value-type="float">
            <text:p>0.220938856898267</text:p>
          </table:table-cell>
          <table:table-cell office:value-type="float" office:value="0.220938856898264" calcext:value-type="float">
            <text:p>0.220938856898264</text:p>
          </table:table-cell>
          <table:table-cell office:value-type="float" office:value="0.220934438209488" calcext:value-type="float">
            <text:p>0.220934438209488</text:p>
          </table:table-cell>
        </table:table-row>
        <table:table-row table:style-name="ro1">
          <table:table-cell office:value-type="string" calcext:value-type="string">
            <text:p>GALUi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G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H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HB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G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G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FI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4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G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GD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DP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D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T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A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G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C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s_M</text:p>
          </table:table-cell>
          <table:table-cell office:value-type="float" office:value="-0.00184705480332235" calcext:value-type="float">
            <text:p>-0.001847054803322</text:p>
          </table:table-cell>
          <table:table-cell office:value-type="float" office:value="-0.0307848624069737" calcext:value-type="float">
            <text:p>-0.030784862406974</text:p>
          </table:table-cell>
          <table:table-cell office:value-type="float" office:value="-0.0142430486388847" calcext:value-type="float">
            <text:p>-0.014243048638885</text:p>
          </table:table-cell>
          <table:table-cell office:value-type="float" office:value="-0.0142427637835677" calcext:value-type="float">
            <text:p>-0.014242763783568</text:p>
          </table:table-cell>
        </table:table-row>
        <table:table-row table:style-name="ro1">
          <table:table-cell office:value-type="string" calcext:value-type="string">
            <text:p>MDHc_M</text:p>
          </table:table-cell>
          <table:table-cell office:value-type="float" office:value="-0.205536629702087" calcext:value-type="float">
            <text:p>-0.205536629702087</text:p>
          </table:table-cell>
          <table:table-cell office:value-type="float" office:value="-3.42567900724468" calcext:value-type="float">
            <text:p>-3.42567900724468</text:p>
          </table:table-cell>
          <table:table-cell office:value-type="float" office:value="-3.3322370203885" calcext:value-type="float">
            <text:p>-3.3322370203885</text:p>
          </table:table-cell>
          <table:table-cell office:value-type="float" office:value="-3.33217037698114" calcext:value-type="float">
            <text:p>-3.33217037698114</text:p>
          </table:table-cell>
        </table:table-row>
        <table:table-row table:style-name="ro1">
          <table:table-cell office:value-type="string" calcext:value-type="string">
            <text:p>MDHx_M</text:p>
          </table:table-cell>
          <table:table-cell office:value-type="float" office:value="0.209709563211301" calcext:value-type="float">
            <text:p>0.209709563211301</text:p>
          </table:table-cell>
          <table:table-cell office:value-type="float" office:value="3.49522929004276" calcext:value-type="float">
            <text:p>3.49522929004276</text:p>
          </table:table-cell>
          <table:table-cell office:value-type="float" office:value="3.54695526869449" calcext:value-type="float">
            <text:p>3.54695526869449</text:p>
          </table:table-cell>
          <table:table-cell office:value-type="float" office:value="3.54688433100818" calcext:value-type="float">
            <text:p>3.54688433100818</text:p>
          </table:table-cell>
        </table:table-row>
        <table:table-row table:style-name="ro1">
          <table:table-cell office:value-type="string" calcext:value-type="string">
            <text:p>MDHm_M</text:p>
          </table:table-cell>
          <table:table-cell office:value-type="float" office:value="0.0153382473371649" calcext:value-type="float">
            <text:p>0.015338247337165</text:p>
          </table:table-cell>
          <table:table-cell office:value-type="float" office:value="0.255642568368527" calcext:value-type="float">
            <text:p>0.255642568368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CSc_M</text:p>
          </table:table-cell>
          <table:table-cell office:value-type="float" office:value="0.0179042817308078" calcext:value-type="float">
            <text:p>0.017904281730808</text:p>
          </table:table-cell>
          <table:table-cell office:value-type="float" office:value="0.298410663607373" calcext:value-type="float">
            <text:p>0.298410663607373</text:p>
          </table:table-cell>
          <table:table-cell office:value-type="float" office:value="0.30842063405534" calcext:value-type="float">
            <text:p>0.30842063405534</text:p>
          </table:table-cell>
          <table:table-cell office:value-type="float" office:value="0.308414465765899" calcext:value-type="float">
            <text:p>0.308414465765899</text:p>
          </table:table-cell>
        </table:table-row>
        <table:table-row table:style-name="ro1">
          <table:table-cell office:value-type="string" calcext:value-type="string">
            <text:p>CSx_M</text:p>
          </table:table-cell>
          <table:table-cell office:value-type="float" office:value="0.0154013712967733" calcext:value-type="float">
            <text:p>0.015401371296773</text:p>
          </table:table-cell>
          <table:table-cell office:value-type="float" office:value="0.256694655403321" calcext:value-type="float">
            <text:p>0.256694655403321</text:p>
          </table:table-cell>
          <table:table-cell office:value-type="float" office:value="0.30842063405534" calcext:value-type="float">
            <text:p>0.30842063405534</text:p>
          </table:table-cell>
          <table:table-cell office:value-type="float" office:value="0.308414465765899" calcext:value-type="float">
            <text:p>0.308414465765899</text:p>
          </table:table-cell>
        </table:table-row>
        <table:table-row table:style-name="ro1">
          <table:table-cell office:value-type="string" calcext:value-type="string">
            <text:p>CSm_M</text:p>
          </table:table-cell>
          <table:table-cell office:value-type="float" office:value="0.0153382473371649" calcext:value-type="float">
            <text:p>0.015338247337165</text:p>
          </table:table-cell>
          <table:table-cell office:value-type="float" office:value="0.255642568368527" calcext:value-type="float">
            <text:p>0.255642568368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A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O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O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DP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S(nh4)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S(gln-L)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LN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N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A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ND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N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N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P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K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K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Ac_M</text:p>
          </table:table-cell>
          <table:table-cell office:value-type="float" office:value="-0.0066758439432488" calcext:value-type="float">
            <text:p>-0.006675843943249</text:p>
          </table:table-cell>
          <table:table-cell office:value-type="float" office:value="-0.111266291002128" calcext:value-type="float">
            <text:p>-0.111266291002128</text:p>
          </table:table-cell>
          <table:table-cell office:value-type="float" office:value="-0.214718248305989" calcext:value-type="float">
            <text:p>-0.214718248305989</text:p>
          </table:table-cell>
          <table:table-cell office:value-type="float" office:value="-0.214713954027039" calcext:value-type="float">
            <text:p>-0.214713954027039</text:p>
          </table:table-cell>
        </table:table-row>
        <table:table-row table:style-name="ro1">
          <table:table-cell office:value-type="string" calcext:value-type="string">
            <text:p>ASPTA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As_M</text:p>
          </table:table-cell>
          <table:table-cell office:value-type="float" office:value="0.00184705480332235" calcext:value-type="float">
            <text:p>0.001847054803322</text:p>
          </table:table-cell>
          <table:table-cell office:value-type="float" office:value="0.0307848624069737" calcext:value-type="float">
            <text:p>0.030784862406974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GLYTA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L(GDP)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L(ADP)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C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D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SA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Dy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am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am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3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am1s_M</text:p>
          </table:table-cell>
          <table:table-cell office:value-type="float" office:value="0.00173315559294445" calcext:value-type="float">
            <text:p>0.001733155592944</text:p>
          </table:table-cell>
          <table:table-cell office:value-type="float" office:value="0.0288865042676051" calcext:value-type="float">
            <text:p>0.028886504267605</text:p>
          </table:table-cell>
          <table:table-cell office:value-type="float" office:value="0.0227373969235107" calcext:value-type="float">
            <text:p>0.022737396923511</text:p>
          </table:table-cell>
          <table:table-cell office:value-type="float" office:value="0.0227369421850374" calcext:value-type="float">
            <text:p>0.022736942185037</text:p>
          </table:table-cell>
        </table:table-row>
        <table:table-row table:style-name="ro1">
          <table:table-cell office:value-type="string" calcext:value-type="string">
            <text:p>PDHam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3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DHam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DHam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DHe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DH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DH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DCs_M</text:p>
          </table:table-cell>
          <table:table-cell office:value-type="float" office:value="0.000722380951877139" calcext:value-type="float">
            <text:p>0.000722380951877</text:p>
          </table:table-cell>
          <table:table-cell office:value-type="float" office:value="0.0120399233249363" calcext:value-type="float">
            <text:p>0.012039923324936</text:p>
          </table:table-cell>
          <table:table-cell office:value-type="float" office:value="0.0184473220322822" calcext:value-type="float">
            <text:p>0.018447322032282</text:p>
          </table:table-cell>
          <table:table-cell office:value-type="float" office:value="0.0184469530932194" calcext:value-type="float">
            <text:p>0.018446953093219</text:p>
          </table:table-cell>
        </table:table-row>
        <table:table-row table:style-name="ro1">
          <table:table-cell office:value-type="string" calcext:value-type="string">
            <text:p>MAL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x_M</text:p>
          </table:table-cell>
          <table:table-cell office:value-type="float" office:value="0.0154013712967733" calcext:value-type="float">
            <text:p>0.015401371296773</text:p>
          </table:table-cell>
          <table:table-cell office:value-type="float" office:value="0.256694655403321" calcext:value-type="float">
            <text:p>0.256694655403321</text:p>
          </table:table-cell>
          <table:table-cell office:value-type="float" office:value="0.30842063405534" calcext:value-type="float">
            <text:p>0.30842063405534</text:p>
          </table:table-cell>
          <table:table-cell office:value-type="float" office:value="0.308414465765899" calcext:value-type="float">
            <text:p>0.308414465765899</text:p>
          </table:table-cell>
        </table:table-row>
        <table:table-row table:style-name="ro1">
          <table:table-cell office:value-type="string" calcext:value-type="string">
            <text:p>GOXx_M</text:p>
          </table:table-cell>
          <table:table-cell office:value-type="float" office:value="0.508079485738474" calcext:value-type="float">
            <text:p>0.508079485738474</text:p>
          </table:table-cell>
          <table:table-cell office:value-type="float" office:value="8.46816078880316" calcext:value-type="float">
            <text:p>8.46816078880316</text:p>
          </table:table-cell>
          <table:table-cell office:value-type="float" office:value="8.8004839559663" calcext:value-type="float">
            <text:p>8.8004839559663</text:p>
          </table:table-cell>
          <table:table-cell office:value-type="float" office:value="8.80030794980511" calcext:value-type="float">
            <text:p>8.80030794980511</text:p>
          </table:table-cell>
        </table:table-row>
        <table:table-row table:style-name="ro1">
          <table:table-cell office:value-type="string" calcext:value-type="string">
            <text:p>ICL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BUTD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3DH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A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Ks_M</text:p>
          </table:table-cell>
          <table:table-cell office:value-type="float" office:value="0.00210375743932296" calcext:value-type="float">
            <text:p>0.002103757439323</text:p>
          </table:table-cell>
          <table:table-cell office:value-type="float" office:value="0.0350633252411958" calcext:value-type="float">
            <text:p>0.035063325241196</text:p>
          </table:table-cell>
          <table:table-cell office:value-type="float" office:value="0.0414707239485415" calcext:value-type="float">
            <text:p>0.041470723948542</text:p>
          </table:table-cell>
          <table:table-cell office:value-type="float" office:value="0.0414698945506482" calcext:value-type="float">
            <text:p>0.041469894550648</text:p>
          </table:table-cell>
        </table:table-row>
        <table:table-row table:style-name="ro1">
          <table:table-cell office:value-type="string" calcext:value-type="string">
            <text:p>ASPA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ALc_M</text:p>
          </table:table-cell>
          <table:table-cell office:value-type="float" office:value="0.000271370771819206" calcext:value-type="float">
            <text:p>0.000271370771819</text:p>
          </table:table-cell>
          <table:table-cell office:value-type="float" office:value="0.0045229366539107" calcext:value-type="float">
            <text:p>0.004522936653911</text:p>
          </table:table-cell>
          <table:table-cell office:value-type="float" office:value="0.0569773082282617" calcext:value-type="float">
            <text:p>0.056977308228262</text:p>
          </table:table-cell>
          <table:table-cell office:value-type="float" office:value="0.0569761687037509" calcext:value-type="float">
            <text:p>0.056976168703751</text:p>
          </table:table-cell>
        </table:table-row>
        <table:table-row table:style-name="ro1">
          <table:table-cell office:value-type="string" calcext:value-type="string">
            <text:p>ASN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H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O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O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MD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2MO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UTA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UTNA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D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GA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S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S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Ps_M</text:p>
          </table:table-cell>
          <table:table-cell office:value-type="float" office:value="0.0117406276460166" calcext:value-type="float">
            <text:p>0.011740627646017</text:p>
          </table:table-cell>
          <table:table-cell office:value-type="float" office:value="0.195681040976159" calcext:value-type="float">
            <text:p>0.195681040976159</text:p>
          </table:table-cell>
          <table:table-cell office:value-type="float" office:value="0.195681040976211" calcext:value-type="float">
            <text:p>0.195681040976211</text:p>
          </table:table-cell>
          <table:table-cell office:value-type="float" office:value="0.195677127433606" calcext:value-type="float">
            <text:p>0.195677127433606</text:p>
          </table:table-cell>
        </table:table-row>
        <table:table-row table:style-name="ro1">
          <table:table-cell office:value-type="string" calcext:value-type="string">
            <text:p>CYSTGLs_M</text:p>
          </table:table-cell>
          <table:table-cell office:value-type="float" office:value="0.000437578887327558" calcext:value-type="float">
            <text:p>0.000437578887328</text:p>
          </table:table-cell>
          <table:table-cell office:value-type="float" office:value="0.00729312731508842" calcext:value-type="float">
            <text:p>0.007293127315088</text:p>
          </table:table-cell>
          <table:table-cell office:value-type="float" office:value="0.00729312731508832" calcext:value-type="float">
            <text:p>0.007293127315088</text:p>
          </table:table-cell>
          <table:table-cell office:value-type="float" office:value="0.00729298145545883" calcext:value-type="float">
            <text:p>0.007292981455459</text:p>
          </table:table-cell>
        </table:table-row>
        <table:table-row table:style-name="ro1">
          <table:table-cell office:value-type="string" calcext:value-type="string">
            <text:p>CYSTB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ATx_M</text:p>
          </table:table-cell>
          <table:table-cell office:value-type="float" office:value="0.254039742869237" calcext:value-type="float">
            <text:p>0.254039742869237</text:p>
          </table:table-cell>
          <table:table-cell office:value-type="float" office:value="4.23408039440158" calcext:value-type="float">
            <text:p>4.23408039440158</text:p>
          </table:table-cell>
          <table:table-cell office:value-type="float" office:value="4.44171270193169" calcext:value-type="float">
            <text:p>4.44171270193169</text:p>
          </table:table-cell>
          <table:table-cell office:value-type="float" office:value="4.44162386945321" calcext:value-type="float">
            <text:p>4.44162386945321</text:p>
          </table:table-cell>
        </table:table-row>
        <table:table-row table:style-name="ro1">
          <table:table-cell office:value-type="string" calcext:value-type="string">
            <text:p>METS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YSMTc_M</text:p>
          </table:table-cell>
          <table:table-cell office:value-type="float" office:value="0.000207849971484379" calcext:value-type="float">
            <text:p>0.000207849971484</text:p>
          </table:table-cell>
          <table:table-cell office:value-type="float" office:value="0.00346423547473014" calcext:value-type="float">
            <text:p>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AHYCSTc_M</text:p>
          </table:table-cell>
          <table:table-cell office:value-type="float" office:value="-0.000207849971484379" calcext:value-type="float">
            <text:p>-0.000207849971484</text:p>
          </table:table-cell>
          <table:table-cell office:value-type="float" office:value="-0.00346423547473014" calcext:value-type="float">
            <text:p>-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YSM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YS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TR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A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M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M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PC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TRP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TRP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S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Oc_M</text:p>
          </table:table-cell>
          <table:table-cell office:value-type="float" office:value="0.00452808348602194" calcext:value-type="float">
            <text:p>0.004528083486022</text:p>
          </table:table-cell>
          <table:table-cell office:value-type="float" office:value="0.0754695674615277" calcext:value-type="float">
            <text:p>0.075469567461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Os_M</text:p>
          </table:table-cell>
          <table:table-cell office:value-type="float" office:value="0.000415699942961181" calcext:value-type="float">
            <text:p>0.000415699942961</text:p>
          </table:table-cell>
          <table:table-cell office:value-type="float" office:value="0.006928470949334" calcext:value-type="float">
            <text:p>0.006928470949334</text:p>
          </table:table-cell>
          <table:table-cell office:value-type="float" office:value="0.00692847094933391" calcext:value-type="float">
            <text:p>0.006928470949334</text:p>
          </table:table-cell>
          <table:table-cell office:value-type="float" office:value="0.00692833238268589" calcext:value-type="float">
            <text:p>0.006928332382686</text:p>
          </table:table-cell>
        </table:table-row>
        <table:table-row table:style-name="ro1">
          <table:table-cell office:value-type="string" calcext:value-type="string">
            <text:p>ORNTA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PYR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OH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PT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TRLAS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2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D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INOS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IG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I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L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LEU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SP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GLU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GL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LA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LEU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MY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S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Hs_M</text:p>
          </table:table-cell>
          <table:table-cell office:value-type="float" office:value="0.000092234765466103" calcext:value-type="float">
            <text:p>9.2234765466103E-05</text:p>
          </table:table-cell>
          <table:table-cell office:value-type="float" office:value="0.00153727683602354" calcext:value-type="float">
            <text:p>0.001537276836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H_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OAD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AD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ADH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HDx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Hm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GLYCR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NO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D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HPP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HPPO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O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A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HTs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3727683602352" calcext:value-type="float">
            <text:p>0.001537276836024</text:p>
          </table:table-cell>
          <table:table-cell office:value-type="float" office:value="0.00153724609110162" calcext:value-type="float">
            <text:p>0.001537246091102</text:p>
          </table:table-cell>
        </table:table-row>
        <table:table-row table:style-name="ro1">
          <table:table-cell office:value-type="string" calcext:value-type="string">
            <text:p>ARGOAT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AT2s_M</text:p>
          </table:table-cell>
          <table:table-cell office:value-type="float" office:value="0.000115615206014487" calcext:value-type="float">
            <text:p>0.000115615206014</text:p>
          </table:table-cell>
          <table:table-cell office:value-type="float" office:value="0.00192695863864346" calcext:value-type="float">
            <text:p>0.001926958638643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ARGDHs_M</text:p>
          </table:table-cell>
          <table:table-cell office:value-type="float" office:value="0.000115615206014487" calcext:value-type="float">
            <text:p>0.000115615206014</text:p>
          </table:table-cell>
          <table:table-cell office:value-type="float" office:value="0.00192695863864346" calcext:value-type="float">
            <text:p>0.001926958638643</text:p>
          </table:table-cell>
          <table:table-cell office:value-type="float" office:value="0.00192695863864343" calcext:value-type="float">
            <text:p>0.001926958638643</text:p>
          </table:table-cell>
          <table:table-cell office:value-type="float" office:value="0.00192692010024133" calcext:value-type="float">
            <text:p>0.001926920100241</text:p>
          </table:table-cell>
        </table:table-row>
        <table:table-row table:style-name="ro1">
          <table:table-cell office:value-type="string" calcext:value-type="string">
            <text:p>ALCDx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LD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HCY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TG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C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DHDm_M</text:p>
          </table:table-cell>
          <table:table-cell office:value-type="float" office:value="0.246339057220851" calcext:value-type="float">
            <text:p>0.246339057220851</text:p>
          </table:table-cell>
          <table:table-cell office:value-type="float" office:value="4.10573306669992" calcext:value-type="float">
            <text:p>4.10573306669992</text:p>
          </table:table-cell>
          <table:table-cell office:value-type="float" office:value="4.24603166095548" calcext:value-type="float">
            <text:p>4.24603166095548</text:p>
          </table:table-cell>
          <table:table-cell office:value-type="float" office:value="4.24594674201961" calcext:value-type="float">
            <text:p>4.24594674201961</text:p>
          </table:table-cell>
        </table:table-row>
        <table:table-row table:style-name="ro1">
          <table:table-cell office:value-type="string" calcext:value-type="string">
            <text:p>DHLDHm_M</text:p>
          </table:table-cell>
          <table:table-cell office:value-type="float" office:value="0.246339057220851" calcext:value-type="float">
            <text:p>0.246339057220851</text:p>
          </table:table-cell>
          <table:table-cell office:value-type="float" office:value="4.10573306669992" calcext:value-type="float">
            <text:p>4.10573306669992</text:p>
          </table:table-cell>
          <table:table-cell office:value-type="float" office:value="4.24603166095548" calcext:value-type="float">
            <text:p>4.24603166095548</text:p>
          </table:table-cell>
          <table:table-cell office:value-type="float" office:value="4.24594674201961" calcext:value-type="float">
            <text:p>4.24594674201961</text:p>
          </table:table-cell>
        </table:table-row>
        <table:table-row table:style-name="ro1">
          <table:table-cell office:value-type="string" calcext:value-type="string">
            <text:p>MTAMnh4m_M</text:p>
          </table:table-cell>
          <table:table-cell office:value-type="float" office:value="0.246339057220851" calcext:value-type="float">
            <text:p>0.246339057220851</text:p>
          </table:table-cell>
          <table:table-cell office:value-type="float" office:value="4.10573306669992" calcext:value-type="float">
            <text:p>4.10573306669992</text:p>
          </table:table-cell>
          <table:table-cell office:value-type="float" office:value="4.24603166095548" calcext:value-type="float">
            <text:p>4.24603166095548</text:p>
          </table:table-cell>
          <table:table-cell office:value-type="float" office:value="4.24594674201961" calcext:value-type="float">
            <text:p>4.24594674201961</text:p>
          </table:table-cell>
        </table:table-row>
        <table:table-row table:style-name="ro1">
          <table:table-cell office:value-type="string" calcext:value-type="string">
            <text:p>THR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Dx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6P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AN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KI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y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OX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T1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LU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AHi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GLY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CY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CY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D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G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ME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ME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P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AN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FUC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CP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P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Pc_M</text:p>
          </table:table-cell>
          <table:table-cell office:value-type="float" office:value="0.18283248739425" calcext:value-type="float">
            <text:p>0.18283248739425</text:p>
          </table:table-cell>
          <table:table-cell office:value-type="float" office:value="3.04726906739996" calcext:value-type="float">
            <text:p>3.04726906739996</text:p>
          </table:table-cell>
          <table:table-cell office:value-type="float" office:value="3.14071798985944" calcext:value-type="float">
            <text:p>3.14071798985944</text:p>
          </table:table-cell>
          <table:table-cell office:value-type="float" office:value="3.14065517675731" calcext:value-type="float">
            <text:p>3.14065517675731</text:p>
          </table:table-cell>
        </table:table-row>
        <table:table-row table:style-name="ro1">
          <table:table-cell office:value-type="string" calcext:value-type="string">
            <text:p>FBPs_M</text:p>
          </table:table-cell>
          <table:table-cell office:value-type="float" office:value="0.667071707830478" calcext:value-type="float">
            <text:p>0.667071707830478</text:p>
          </table:table-cell>
          <table:table-cell office:value-type="float" office:value="11.1180841544106" calcext:value-type="float">
            <text:p>11.1180841544106</text:p>
          </table:table-cell>
          <table:table-cell office:value-type="float" office:value="11.2147520978018" calcext:value-type="float">
            <text:p>11.2147520978018</text:p>
          </table:table-cell>
          <table:table-cell office:value-type="float" office:value="11.2145278072449" calcext:value-type="float">
            <text:p>11.2145278072449</text:p>
          </table:table-cell>
        </table:table-row>
        <table:table-row table:style-name="ro1">
          <table:table-cell office:value-type="string" calcext:value-type="string">
            <text:p>SPSc_M</text:p>
          </table:table-cell>
          <table:table-cell office:value-type="float" office:value="0.0132560662925702" calcext:value-type="float">
            <text:p>0.01325606629257</text:p>
          </table:table-cell>
          <table:table-cell office:value-type="float" office:value="0.220938856898267" calcext:value-type="float">
            <text:p>0.220938856898267</text:p>
          </table:table-cell>
          <table:table-cell office:value-type="float" office:value="0.220938856898264" calcext:value-type="float">
            <text:p>0.220938856898264</text:p>
          </table:table-cell>
          <table:table-cell office:value-type="float" office:value="0.220934438209488" calcext:value-type="float">
            <text:p>0.220934438209488</text:p>
          </table:table-cell>
        </table:table-row>
        <table:table-row table:style-name="ro1">
          <table:table-cell office:value-type="string" calcext:value-type="string">
            <text:p>SPS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I1c_M</text:p>
          </table:table-cell>
          <table:table-cell office:value-type="float" office:value="-0.16957642110168" calcext:value-type="float">
            <text:p>-0.16957642110168</text:p>
          </table:table-cell>
          <table:table-cell office:value-type="float" office:value="-2.82633021050169" calcext:value-type="float">
            <text:p>-2.82633021050169</text:p>
          </table:table-cell>
          <table:table-cell office:value-type="float" office:value="-2.91977913296118" calcext:value-type="float">
            <text:p>-2.91977913296118</text:p>
          </table:table-cell>
          <table:table-cell office:value-type="float" office:value="-2.91972073854783" calcext:value-type="float">
            <text:p>-2.91972073854783</text:p>
          </table:table-cell>
        </table:table-row>
        <table:table-row table:style-name="ro1">
          <table:table-cell office:value-type="string" calcext:value-type="string">
            <text:p>PGI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I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I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2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O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Oy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S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Pc_M</text:p>
          </table:table-cell>
          <table:table-cell office:value-type="float" office:value="0.0132560662925702" calcext:value-type="float">
            <text:p>0.01325606629257</text:p>
          </table:table-cell>
          <table:table-cell office:value-type="float" office:value="0.220938856898267" calcext:value-type="float">
            <text:p>0.220938856898267</text:p>
          </table:table-cell>
          <table:table-cell office:value-type="float" office:value="0.220938856898264" calcext:value-type="float">
            <text:p>0.220938856898264</text:p>
          </table:table-cell>
          <table:table-cell office:value-type="float" office:value="0.220934438209488" calcext:value-type="float">
            <text:p>0.220934438209488</text:p>
          </table:table-cell>
        </table:table-row>
        <table:table-row table:style-name="ro1">
          <table:table-cell office:value-type="string" calcext:value-type="string">
            <text:p>SPP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c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776003917862" calcext:value-type="float">
            <text:p>0.013177600391786</text:p>
          </table:table-cell>
          <table:table-cell office:value-type="float" office:value="0.0131773368437858" calcext:value-type="float">
            <text:p>0.013177336843786</text:p>
          </table:table-cell>
        </table:table-row>
        <table:table-row table:style-name="ro1">
          <table:table-cell office:value-type="string" calcext:value-type="string">
            <text:p>SUS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P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2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ACG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ACGL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P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6PS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A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G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T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2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G2EMA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M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S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6P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S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S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S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S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X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C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SPYRS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SPYRSP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ST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ST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B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F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FR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G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TL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H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DF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DF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DF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MTm_M</text:p>
          </table:table-cell>
          <table:table-cell office:value-type="float" office:value="0.246339057220851" calcext:value-type="float">
            <text:p>0.246339057220851</text:p>
          </table:table-cell>
          <table:table-cell office:value-type="float" office:value="4.10573306669992" calcext:value-type="float">
            <text:p>4.10573306669992</text:p>
          </table:table-cell>
          <table:table-cell office:value-type="float" office:value="4.24603166095548" calcext:value-type="float">
            <text:p>4.24603166095548</text:p>
          </table:table-cell>
          <table:table-cell office:value-type="float" office:value="4.24594674201961" calcext:value-type="float">
            <text:p>4.24594674201961</text:p>
          </table:table-cell>
        </table:table-row>
        <table:table-row table:style-name="ro1">
          <table:table-cell office:value-type="string" calcext:value-type="string">
            <text:p>MLTHF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Ss_M</text:p>
          </table:table-cell>
          <table:table-cell office:value-type="float" office:value="-0.000207849971484379" calcext:value-type="float">
            <text:p>-0.000207849971484</text:p>
          </table:table-cell>
          <table:table-cell office:value-type="float" office:value="-0.00346423547473014" calcext:value-type="float">
            <text:p>-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R_F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R_Fc_M</text:p>
          </table:table-cell>
          <table:table-cell office:value-type="float" office:value="-0.000207849971484379" calcext:value-type="float">
            <text:p>-0.000207849971484</text:p>
          </table:table-cell>
          <table:table-cell office:value-type="float" office:value="-0.00346423547473014" calcext:value-type="float">
            <text:p>-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PATs_M</text:p>
          </table:table-cell>
          <table:table-cell office:value-type="float" office:value="0.0130636627364129" calcext:value-type="float">
            <text:p>0.013063662736413</text:p>
          </table:table-cell>
          <table:table-cell office:value-type="float" office:value="0.217732066827794" calcext:value-type="float">
            <text:p>0.217732066827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GA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PDCs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ATN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Ic_M</text:p>
          </table:table-cell>
          <table:table-cell office:value-type="float" office:value="-0.18283248739425" calcext:value-type="float">
            <text:p>-0.18283248739425</text:p>
          </table:table-cell>
          <table:table-cell office:value-type="float" office:value="-3.04726906739996" calcext:value-type="float">
            <text:p>-3.04726906739996</text:p>
          </table:table-cell>
          <table:table-cell office:value-type="float" office:value="-17.6033193465455" calcext:value-type="float">
            <text:p>-17.6033193465455</text:p>
          </table:table-cell>
          <table:table-cell office:value-type="float" office:value="-17.6029672871944" calcext:value-type="float">
            <text:p>-17.6029672871944</text:p>
          </table:table-cell>
        </table:table-row>
        <table:table-row table:style-name="ro1">
          <table:table-cell office:value-type="string" calcext:value-type="string">
            <text:p>TPIs_M</text:p>
          </table:table-cell>
          <table:table-cell office:value-type="float" office:value="-1.33393556568948" calcext:value-type="float">
            <text:p>-1.33393556568948</text:p>
          </table:table-cell>
          <table:table-cell office:value-type="float" office:value="-22.2327040733465" calcext:value-type="float">
            <text:p>-22.2327040733465</text:p>
          </table:table-cell>
          <table:table-cell office:value-type="float" office:value="-7.96343860344282" calcext:value-type="float">
            <text:p>-7.96343860344282</text:p>
          </table:table-cell>
          <table:table-cell office:value-type="float" office:value="-7.96327933786135" calcext:value-type="float">
            <text:p>-7.96327933786135</text:p>
          </table:table-cell>
        </table:table-row>
        <table:table-row table:style-name="ro1">
          <table:table-cell office:value-type="string" calcext:value-type="string">
            <text:p>RPD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DP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Ms_M</text:p>
          </table:table-cell>
          <table:table-cell office:value-type="float" office:value="0.0288134972332488" calcext:value-type="float">
            <text:p>0.028813497233249</text:p>
          </table:table-cell>
          <table:table-cell office:value-type="float" office:value="0.480234558386558" calcext:value-type="float">
            <text:p>0.480234558386558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RB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NO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PA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F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DLB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Is_M</text:p>
          </table:table-cell>
          <table:table-cell office:value-type="float" office:value="0.638050360625749" calcext:value-type="float">
            <text:p>0.638050360625749</text:p>
          </table:table-cell>
          <table:table-cell office:value-type="float" office:value="10.6343853605494" calcext:value-type="float">
            <text:p>10.6343853605494</text:p>
          </table:table-cell>
          <table:table-cell office:value-type="float" office:value="10.9160448286632" calcext:value-type="float">
            <text:p>10.9160448286632</text:p>
          </table:table-cell>
          <table:table-cell office:value-type="float" office:value="10.9158265121318" calcext:value-type="float">
            <text:p>10.9158265121318</text:p>
          </table:table-cell>
        </table:table-row>
        <table:table-row table:style-name="ro1">
          <table:table-cell office:value-type="string" calcext:value-type="string">
            <text:p>GAPDH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PDH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PDH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PDHc_M</text:p>
          </table:table-cell>
          <table:table-cell office:value-type="float" office:value="-0.337059327526731" calcext:value-type="float">
            <text:p>-0.337059327526731</text:p>
          </table:table-cell>
          <table:table-cell office:value-type="float" office:value="-5.61776781188803" calcext:value-type="float">
            <text:p>-5.61776781188803</text:p>
          </table:table-cell>
          <table:table-cell office:value-type="float" office:value="-20.4356167023493" calcext:value-type="float">
            <text:p>-20.4356167023493</text:p>
          </table:table-cell>
          <table:table-cell office:value-type="float" office:value="-20.4352079981862" calcext:value-type="float">
            <text:p>-20.4352079981862</text:p>
          </table:table-cell>
        </table:table-row>
        <table:table-row table:style-name="ro1">
          <table:table-cell office:value-type="string" calcext:value-type="string">
            <text:p>GAPDH1ys_M</text:p>
          </table:table-cell>
          <table:table-cell office:value-type="float" office:value="-3.33494283920943" calcext:value-type="float">
            <text:p>-3.33494283920943</text:p>
          </table:table-cell>
          <table:table-cell office:value-type="float" office:value="-55.5834923011036" calcext:value-type="float">
            <text:p>-55.5834923011036</text:p>
          </table:table-cell>
          <table:table-cell office:value-type="float" office:value="-41.6042306613777" calcext:value-type="float">
            <text:p>-41.6042306613777</text:p>
          </table:table-cell>
          <table:table-cell office:value-type="float" office:value="-41.6033985934048" calcext:value-type="float">
            <text:p>-41.6033985934048</text:p>
          </table:table-cell>
        </table:table-row>
        <table:table-row table:style-name="ro1">
          <table:table-cell office:value-type="string" calcext:value-type="string">
            <text:p>KH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DT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DT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N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N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c_M</text:p>
          </table:table-cell>
          <table:table-cell office:value-type="float" office:value="-0.18283248739425" calcext:value-type="float">
            <text:p>-0.18283248739425</text:p>
          </table:table-cell>
          <table:table-cell office:value-type="float" office:value="-3.04726906739996" calcext:value-type="float">
            <text:p>-3.04726906739996</text:p>
          </table:table-cell>
          <table:table-cell office:value-type="float" office:value="-3.14071798985944" calcext:value-type="float">
            <text:p>-3.14071798985944</text:p>
          </table:table-cell>
          <table:table-cell office:value-type="float" office:value="-3.14065517675731" calcext:value-type="float">
            <text:p>-3.14065517675731</text:p>
          </table:table-cell>
        </table:table-row>
        <table:table-row table:style-name="ro1">
          <table:table-cell office:value-type="string" calcext:value-type="string">
            <text:p>FBAs_M</text:p>
          </table:table-cell>
          <table:table-cell office:value-type="float" office:value="-0.667071707830478" calcext:value-type="float">
            <text:p>-0.667071707830478</text:p>
          </table:table-cell>
          <table:table-cell office:value-type="float" office:value="-11.1180841544106" calcext:value-type="float">
            <text:p>-11.1180841544106</text:p>
          </table:table-cell>
          <table:table-cell office:value-type="float" office:value="-11.2147520978018" calcext:value-type="float">
            <text:p>-11.2147520978018</text:p>
          </table:table-cell>
          <table:table-cell office:value-type="float" office:value="-11.2145278072449" calcext:value-type="float">
            <text:p>-11.2145278072449</text:p>
          </table:table-cell>
        </table:table-row>
        <table:table-row table:style-name="ro1">
          <table:table-cell office:value-type="string" calcext:value-type="string">
            <text:p>HD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ART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DPA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P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m_M</text:p>
          </table:table-cell>
          <table:table-cell office:value-type="float" office:value="-0.00226275474628354" calcext:value-type="float">
            <text:p>-0.002262754746284</text:p>
          </table:table-cell>
          <table:table-cell office:value-type="float" office:value="-0.0377133333563077" calcext:value-type="float">
            <text:p>-0.037713333356308</text:p>
          </table:table-cell>
          <table:table-cell office:value-type="float" office:value="-0.0142430486388847" calcext:value-type="float">
            <text:p>-0.014243048638885</text:p>
          </table:table-cell>
          <table:table-cell office:value-type="float" office:value="-0.0142427637835677" calcext:value-type="float">
            <text:p>-0.014242763783568</text:p>
          </table:table-cell>
        </table:table-row>
        <table:table-row table:style-name="ro1">
          <table:table-cell office:value-type="string" calcext:value-type="string">
            <text:p>ADSA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AL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SL1c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LATs_M</text:p>
          </table:table-cell>
          <table:table-cell office:value-type="float" office:value="-0.000368939061864412" calcext:value-type="float">
            <text:p>-0.000368939061864</text:p>
          </table:table-cell>
          <table:table-cell office:value-type="float" office:value="-0.00614910734409416" calcext:value-type="float">
            <text:p>-0.00614910734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N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D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C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S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S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G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A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PR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S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O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45PL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5P4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4P5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3P5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4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46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456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P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5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56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5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PK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PK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6PK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6PK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6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AS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H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5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5PP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K1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4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D-bs_M</text:p>
          </table:table-cell>
          <table:table-cell office:value-type="float" office:value="0.00129557670561689" calcext:value-type="float">
            <text:p>0.001295576705617</text:p>
          </table:table-cell>
          <table:table-cell office:value-type="float" office:value="0.0215933769525167" calcext:value-type="float">
            <text:p>0.021593376952517</text:p>
          </table:table-cell>
          <table:table-cell office:value-type="float" office:value="0.0154442696084223" calcext:value-type="float">
            <text:p>0.015444269608422</text:p>
          </table:table-cell>
          <table:table-cell office:value-type="float" office:value="0.0154439607292069" calcext:value-type="float">
            <text:p>0.015443960729207</text:p>
          </table:table-cell>
        </table:table-row>
        <table:table-row table:style-name="ro1">
          <table:table-cell office:value-type="string" calcext:value-type="string">
            <text:p>HMG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COA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D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D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MSs_M</text:p>
          </table:table-cell>
          <table:table-cell office:value-type="float" office:value="0.000368939061864412" calcext:value-type="float">
            <text:p>0.000368939061864</text:p>
          </table:table-cell>
          <table:table-cell office:value-type="float" office:value="0.00614910734409416" calcext:value-type="float">
            <text:p>0.00614910734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O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2mhop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T(ibcoa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SD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H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B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D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ATs_M</text:p>
          </table:table-cell>
          <table:table-cell office:value-type="float" office:value="-0.000926637643752477" calcext:value-type="float">
            <text:p>-0.000926637643752</text:p>
          </table:table-cell>
          <table:table-cell office:value-type="float" office:value="-0.0154442696084225" calcext:value-type="float">
            <text:p>-0.015444269608423</text:p>
          </table:table-cell>
          <table:table-cell office:value-type="float" office:value="-0.0154442696084223" calcext:value-type="float">
            <text:p>-0.015444269608422</text:p>
          </table:table-cell>
          <table:table-cell office:value-type="float" office:value="-0.0154439607292069" calcext:value-type="float">
            <text:p>-0.015443960729207</text:p>
          </table:table-cell>
        </table:table-row>
        <table:table-row table:style-name="ro1">
          <table:table-cell office:value-type="string" calcext:value-type="string">
            <text:p>VAL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s_M</text:p>
          </table:table-cell>
          <table:table-cell office:value-type="float" office:value="0.000207849971484379" calcext:value-type="float">
            <text:p>0.000207849971484</text:p>
          </table:table-cell>
          <table:table-cell office:value-type="float" office:value="0.00346423547473014" calcext:value-type="float">
            <text:p>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C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C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C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y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M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S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PR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2D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PP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S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IPP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DAD2N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D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R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D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GP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C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C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CRyc_M</text:p>
          </table:table-cell>
          <table:table-cell office:value-type="float" office:value="0.0000203528078864404" calcext:value-type="float">
            <text:p>2.03528078864404E-05</text:p>
          </table:table-cell>
          <table:table-cell office:value-type="float" office:value="0.000339220249043303" calcext:value-type="float">
            <text:p>0.000339220249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CR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A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ALD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LYCPs_M</text:p>
          </table:table-cell>
          <table:table-cell office:value-type="float" office:value="0.508079485738474" calcext:value-type="float">
            <text:p>0.508079485738474</text:p>
          </table:table-cell>
          <table:table-cell office:value-type="float" office:value="8.46816078880316" calcext:value-type="float">
            <text:p>8.46816078880316</text:p>
          </table:table-cell>
          <table:table-cell office:value-type="float" office:value="8.88342540386339" calcext:value-type="float">
            <text:p>8.88342540386339</text:p>
          </table:table-cell>
          <table:table-cell office:value-type="float" office:value="8.88324773890643" calcext:value-type="float">
            <text:p>8.88324773890643</text:p>
          </table:table-cell>
        </table:table-row>
        <table:table-row table:style-name="ro1">
          <table:table-cell office:value-type="string" calcext:value-type="string">
            <text:p>GLCRPU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XY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46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CT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DG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MN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D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Rx_M</text:p>
          </table:table-cell>
          <table:table-cell office:value-type="float" office:value="0.209709563211301" calcext:value-type="float">
            <text:p>0.209709563211301</text:p>
          </table:table-cell>
          <table:table-cell office:value-type="float" office:value="3.49522929004276" calcext:value-type="float">
            <text:p>3.49522929004276</text:p>
          </table:table-cell>
          <table:table-cell office:value-type="float" office:value="3.54695526869449" calcext:value-type="float">
            <text:p>3.54695526869449</text:p>
          </table:table-cell>
          <table:table-cell office:value-type="float" office:value="3.54688433100818" calcext:value-type="float">
            <text:p>3.54688433100818</text:p>
          </table:table-cell>
        </table:table-row>
        <table:table-row table:style-name="ro1">
          <table:table-cell office:value-type="string" calcext:value-type="string">
            <text:p>HPR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Ryx_M</text:p>
          </table:table-cell>
          <table:table-cell office:value-type="float" office:value="0.044330179657936" calcext:value-type="float">
            <text:p>0.044330179657936</text:p>
          </table:table-cell>
          <table:table-cell office:value-type="float" office:value="0.738851104358819" calcext:value-type="float">
            <text:p>0.738851104358819</text:p>
          </table:table-cell>
          <table:table-cell office:value-type="float" office:value="0.894757433237206" calcext:value-type="float">
            <text:p>0.894757433237206</text:p>
          </table:table-cell>
          <table:table-cell office:value-type="float" office:value="0.894739538445036" calcext:value-type="float">
            <text:p>0.894739538445036</text:p>
          </table:table-cell>
        </table:table-row>
        <table:table-row table:style-name="ro1">
          <table:table-cell office:value-type="string" calcext:value-type="string">
            <text:p>ASPC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Ss_M</text:p>
          </table:table-cell>
          <table:table-cell office:value-type="float" office:value="0.000943797600118263" calcext:value-type="float">
            <text:p>0.000943797600118</text:p>
          </table:table-cell>
          <table:table-cell office:value-type="float" office:value="0.0157302746011711" calcext:value-type="float">
            <text:p>0.015730274601171</text:p>
          </table:table-cell>
          <table:table-cell office:value-type="float" office:value="0.0157302746011709" calcext:value-type="float">
            <text:p>0.015730274601171</text:p>
          </table:table-cell>
          <table:table-cell office:value-type="float" office:value="0.01572996000197" calcext:value-type="float">
            <text:p>0.01572996000197</text:p>
          </table:table-cell>
        </table:table-row>
        <table:table-row table:style-name="ro1">
          <table:table-cell office:value-type="string" calcext:value-type="string">
            <text:p>AA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U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U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F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F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4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UR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Kc_M</text:p>
          </table:table-cell>
          <table:table-cell office:value-type="float" office:value="-0.337059327526731" calcext:value-type="float">
            <text:p>-0.337059327526731</text:p>
          </table:table-cell>
          <table:table-cell office:value-type="float" office:value="-5.61776781188803" calcext:value-type="float">
            <text:p>-5.61776781188803</text:p>
          </table:table-cell>
          <table:table-cell office:value-type="float" office:value="-20.4356167023493" calcext:value-type="float">
            <text:p>-20.4356167023493</text:p>
          </table:table-cell>
          <table:table-cell office:value-type="float" office:value="-20.4352079981862" calcext:value-type="float">
            <text:p>-20.4352079981862</text:p>
          </table:table-cell>
        </table:table-row>
        <table:table-row table:style-name="ro1">
          <table:table-cell office:value-type="string" calcext:value-type="string">
            <text:p>PGKs_M</text:p>
          </table:table-cell>
          <table:table-cell office:value-type="float" office:value="-3.33494283920943" calcext:value-type="float">
            <text:p>-3.33494283920943</text:p>
          </table:table-cell>
          <table:table-cell office:value-type="float" office:value="-55.5834923011036" calcext:value-type="float">
            <text:p>-55.5834923011036</text:p>
          </table:table-cell>
          <table:table-cell office:value-type="float" office:value="-41.6042306613777" calcext:value-type="float">
            <text:p>-41.6042306613777</text:p>
          </table:table-cell>
          <table:table-cell office:value-type="float" office:value="-41.6033985934048" calcext:value-type="float">
            <text:p>-41.6033985934048</text:p>
          </table:table-cell>
        </table:table-row>
        <table:table-row table:style-name="ro1">
          <table:table-cell office:value-type="string" calcext:value-type="string">
            <text:p>PGLYDHs_M</text:p>
          </table:table-cell>
          <table:table-cell office:value-type="float" office:value="0.0117406276460166" calcext:value-type="float">
            <text:p>0.011740627646017</text:p>
          </table:table-cell>
          <table:table-cell office:value-type="float" office:value="0.195681040976159" calcext:value-type="float">
            <text:p>0.195681040976159</text:p>
          </table:table-cell>
          <table:table-cell office:value-type="float" office:value="0.195681040976211" calcext:value-type="float">
            <text:p>0.195681040976211</text:p>
          </table:table-cell>
          <table:table-cell office:value-type="float" office:value="0.195677127433606" calcext:value-type="float">
            <text:p>0.195677127433606</text:p>
          </table:table-cell>
        </table:table-row>
        <table:table-row table:style-name="ro1">
          <table:table-cell office:value-type="string" calcext:value-type="string">
            <text:p>GLYK1s_M</text:p>
          </table:table-cell>
          <table:table-cell office:value-type="float" office:value="0.254039742869237" calcext:value-type="float">
            <text:p>0.254039742869237</text:p>
          </table:table-cell>
          <table:table-cell office:value-type="float" office:value="4.23408039440158" calcext:value-type="float">
            <text:p>4.23408039440158</text:p>
          </table:table-cell>
          <table:table-cell office:value-type="float" office:value="4.44171270193169" calcext:value-type="float">
            <text:p>4.44171270193169</text:p>
          </table:table-cell>
          <table:table-cell office:value-type="float" office:value="4.44162386945321" calcext:value-type="float">
            <text:p>4.44162386945321</text:p>
          </table:table-cell>
        </table:table-row>
        <table:table-row table:style-name="ro1">
          <table:table-cell office:value-type="string" calcext:value-type="string">
            <text:p>GLYK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Mc_M</text:p>
          </table:table-cell>
          <table:table-cell office:value-type="float" office:value="0.00452808348602194" calcext:value-type="float">
            <text:p>0.004528083486022</text:p>
          </table:table-cell>
          <table:table-cell office:value-type="float" office:value="0.0754695674615277" calcext:value-type="float">
            <text:p>0.075469567461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Ms_M</text:p>
          </table:table-cell>
          <table:table-cell office:value-type="float" office:value="0.000415699942961181" calcext:value-type="float">
            <text:p>0.000415699942961</text:p>
          </table:table-cell>
          <table:table-cell office:value-type="float" office:value="0.006928470949334" calcext:value-type="float">
            <text:p>0.006928470949334</text:p>
          </table:table-cell>
          <table:table-cell office:value-type="float" office:value="0.00692847094933391" calcext:value-type="float">
            <text:p>0.006928470949334</text:p>
          </table:table-cell>
          <table:table-cell office:value-type="float" office:value="0.00692833238268589" calcext:value-type="float">
            <text:p>0.006928332382686</text:p>
          </table:table-cell>
        </table:table-row>
        <table:table-row table:style-name="ro1">
          <table:table-cell office:value-type="string" calcext:value-type="string">
            <text:p>G6P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E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Ks_M</text:p>
          </table:table-cell>
          <table:table-cell office:value-type="float" office:value="1.97198592631523" calcext:value-type="float">
            <text:p>1.97198592631523</text:p>
          </table:table-cell>
          <table:table-cell office:value-type="float" office:value="32.8670894338959" calcext:value-type="float">
            <text:p>32.8670894338959</text:p>
          </table:table-cell>
          <table:table-cell office:value-type="float" office:value="33.3420847887921" calcext:value-type="float">
            <text:p>33.3420847887921</text:p>
          </table:table-cell>
          <table:table-cell office:value-type="float" office:value="33.3414179604303" calcext:value-type="float">
            <text:p>33.3414179604303</text:p>
          </table:table-cell>
        </table:table-row>
        <table:table-row table:style-name="ro1">
          <table:table-cell office:value-type="string" calcext:value-type="string">
            <text:p>GLN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N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Es_M</text:p>
          </table:table-cell>
          <table:table-cell office:value-type="float" office:value="-1.33393556568948" calcext:value-type="float">
            <text:p>-1.33393556568948</text:p>
          </table:table-cell>
          <table:table-cell office:value-type="float" office:value="-22.2327040733465" calcext:value-type="float">
            <text:p>-22.2327040733465</text:p>
          </table:table-cell>
          <table:table-cell office:value-type="float" office:value="-22.4260399601289" calcext:value-type="float">
            <text:p>-22.4260399601289</text:p>
          </table:table-cell>
          <table:table-cell office:value-type="float" office:value="-22.4255914482985" calcext:value-type="float">
            <text:p>-22.4255914482985</text:p>
          </table:table-cell>
        </table:table-row>
        <table:table-row table:style-name="ro1">
          <table:table-cell office:value-type="string" calcext:value-type="string">
            <text:p>3HPP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KT1s_M</text:p>
          </table:table-cell>
          <table:table-cell office:value-type="float" office:value="-0.666863857858998" calcext:value-type="float">
            <text:p>-0.666863857858998</text:p>
          </table:table-cell>
          <table:table-cell office:value-type="float" office:value="-11.1146199189359" calcext:value-type="float">
            <text:p>-11.1146199189359</text:p>
          </table:table-cell>
          <table:table-cell office:value-type="float" office:value="-11.2112878623271" calcext:value-type="float">
            <text:p>-11.2112878623271</text:p>
          </table:table-cell>
          <table:table-cell office:value-type="float" office:value="-11.2110636410536" calcext:value-type="float">
            <text:p>-11.2110636410536</text:p>
          </table:table-cell>
        </table:table-row>
        <table:table-row table:style-name="ro1">
          <table:table-cell office:value-type="string" calcext:value-type="string">
            <text:p>ABTA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TA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PCs_M</text:p>
          </table:table-cell>
          <table:table-cell office:value-type="float" office:value="0.000368939061864412" calcext:value-type="float">
            <text:p>0.000368939061864</text:p>
          </table:table-cell>
          <table:table-cell office:value-type="float" office:value="0.00614910734409416" calcext:value-type="float">
            <text:p>0.00614910734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Cs_M</text:p>
          </table:table-cell>
          <table:table-cell office:value-type="float" office:value="0.000207849971484379" calcext:value-type="float">
            <text:p>0.000207849971484</text:p>
          </table:table-cell>
          <table:table-cell office:value-type="float" office:value="0.00346423547473014" calcext:value-type="float">
            <text:p>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Cm_M</text:p>
          </table:table-cell>
          <table:table-cell office:value-type="float" office:value="3.4156103984793" calcext:value-type="float">
            <text:p>3.4156103984793</text:p>
          </table:table-cell>
          <table:table-cell office:value-type="float" office:value="56.9279785114545" calcext:value-type="float">
            <text:p>56.927978511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NR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S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CHRM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ADC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EAS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NA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U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N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AN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R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S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S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SL4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SL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Ks_M</text:p>
          </table:table-cell>
          <table:table-cell office:value-type="float" office:value="0.00138137648744582" calcext:value-type="float">
            <text:p>0.001381376487446</text:p>
          </table:table-cell>
          <table:table-cell office:value-type="float" office:value="0.0230234019162595" calcext:value-type="float">
            <text:p>0.02302340191626</text:p>
          </table:table-cell>
          <table:table-cell office:value-type="float" office:value="0.0230234019162592" calcext:value-type="float">
            <text:p>0.023023401916259</text:p>
          </table:table-cell>
          <table:table-cell office:value-type="float" office:value="0.0230229414574289" calcext:value-type="float">
            <text:p>0.023022941457429</text:p>
          </table:table-cell>
        </table:table-row>
        <table:table-row table:style-name="ro1">
          <table:table-cell office:value-type="string" calcext:value-type="string">
            <text:p>HSDHs_M</text:p>
          </table:table-cell>
          <table:table-cell office:value-type="float" office:value="0.00138137648744582" calcext:value-type="float">
            <text:p>0.001381376487446</text:p>
          </table:table-cell>
          <table:table-cell office:value-type="float" office:value="0.0230234019162595" calcext:value-type="float">
            <text:p>0.02302340191626</text:p>
          </table:table-cell>
          <table:table-cell office:value-type="float" office:value="0.0230234019162592" calcext:value-type="float">
            <text:p>0.023023401916259</text:p>
          </table:table-cell>
          <table:table-cell office:value-type="float" office:value="0.0230229414574289" calcext:value-type="float">
            <text:p>0.023022941457429</text:p>
          </table:table-cell>
        </table:table-row>
        <table:table-row table:style-name="ro1">
          <table:table-cell office:value-type="string" calcext:value-type="string">
            <text:p>HSDH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B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B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MY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P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HS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TAL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3s_M</text:p>
          </table:table-cell>
          <table:table-cell office:value-type="float" office:value="0.666863857858998" calcext:value-type="float">
            <text:p>0.666863857858998</text:p>
          </table:table-cell>
          <table:table-cell office:value-type="float" office:value="11.1146199189359" calcext:value-type="float">
            <text:p>11.1146199189359</text:p>
          </table:table-cell>
          <table:table-cell office:value-type="float" office:value="11.2112878623271" calcext:value-type="float">
            <text:p>11.2112878623271</text:p>
          </table:table-cell>
          <table:table-cell office:value-type="float" office:value="11.2110636410536" calcext:value-type="float">
            <text:p>11.2110636410536</text:p>
          </table:table-cell>
        </table:table-row>
        <table:table-row table:style-name="ro1">
          <table:table-cell office:value-type="string" calcext:value-type="string">
            <text:p>TKT2s_M</text:p>
          </table:table-cell>
          <table:table-cell office:value-type="float" office:value="-0.667071707830478" calcext:value-type="float">
            <text:p>-0.667071707830478</text:p>
          </table:table-cell>
          <table:table-cell office:value-type="float" office:value="-11.1180841544106" calcext:value-type="float">
            <text:p>-11.1180841544106</text:p>
          </table:table-cell>
          <table:table-cell office:value-type="float" office:value="-11.2147520978018" calcext:value-type="float">
            <text:p>-11.2147520978018</text:p>
          </table:table-cell>
          <table:table-cell office:value-type="float" office:value="-11.2145278072449" calcext:value-type="float">
            <text:p>-11.2145278072449</text:p>
          </table:table-cell>
        </table:table-row>
        <table:table-row table:style-name="ro1">
          <table:table-cell office:value-type="string" calcext:value-type="string">
            <text:p>SBPs_M</text:p>
          </table:table-cell>
          <table:table-cell office:value-type="float" office:value="0.666863857858998" calcext:value-type="float">
            <text:p>0.666863857858998</text:p>
          </table:table-cell>
          <table:table-cell office:value-type="float" office:value="11.1146199189359" calcext:value-type="float">
            <text:p>11.1146199189359</text:p>
          </table:table-cell>
          <table:table-cell office:value-type="float" office:value="11.2112878623271" calcext:value-type="float">
            <text:p>11.2112878623271</text:p>
          </table:table-cell>
          <table:table-cell office:value-type="float" office:value="11.2110636410536" calcext:value-type="float">
            <text:p>11.2110636410536</text:p>
          </table:table-cell>
        </table:table-row>
        <table:table-row table:style-name="ro1">
          <table:table-cell office:value-type="string" calcext:value-type="string">
            <text:p>ASPCTs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ORPRTs_M</text:p>
          </table:table-cell>
          <table:table-cell office:value-type="float" office:value="-0.0286056472617682" calcext:value-type="float">
            <text:p>-0.028605647261768</text:p>
          </table:table-cell>
          <table:table-cell office:value-type="float" office:value="-0.476770322911891" calcext:value-type="float">
            <text:p>-0.476770322911891</text:p>
          </table:table-cell>
          <table:table-cell office:value-type="float" office:value="-0.295243033663898" calcext:value-type="float">
            <text:p>-0.295243033663898</text:p>
          </table:table-cell>
          <table:table-cell office:value-type="float" office:value="-0.295237128921741" calcext:value-type="float">
            <text:p>-0.295237128921741</text:p>
          </table:table-cell>
        </table:table-row>
        <table:table-row table:style-name="ro1">
          <table:table-cell office:value-type="string" calcext:value-type="string">
            <text:p>ACON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Tm_M</text:p>
          </table:table-cell>
          <table:table-cell office:value-type="float" office:value="0.00973184025394673" calcext:value-type="float">
            <text:p>0.009731840253947</text:p>
          </table:table-cell>
          <table:table-cell office:value-type="float" office:value="0.16220058151253" calcext:value-type="float">
            <text:p>0.16220058151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m_M</text:p>
          </table:table-cell>
          <table:table-cell office:value-type="float" office:value="0.00973184025394673" calcext:value-type="float">
            <text:p>0.009731840253947</text:p>
          </table:table-cell>
          <table:table-cell office:value-type="float" office:value="0.16220058151253" calcext:value-type="float">
            <text:p>0.16220058151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SSs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ARGS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s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PG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Ss_M</text:p>
          </table:table-cell>
          <table:table-cell office:value-type="float" office:value="0.00326591568410323" calcext:value-type="float">
            <text:p>0.003265915684103</text:p>
          </table:table-cell>
          <table:table-cell office:value-type="float" office:value="0.0544330167069486" calcext:value-type="float">
            <text:p>0.054433016706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TSN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TNR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N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ORm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4.39045983824023" calcext:value-type="float">
            <text:p>4.39045983824023</text:p>
          </table:table-cell>
          <table:table-cell office:value-type="float" office:value="4.39037203079608" calcext:value-type="float">
            <text:p>4.39037203079608</text:p>
          </table:table-cell>
        </table:table-row>
        <table:table-row table:style-name="ro1">
          <table:table-cell office:value-type="string" calcext:value-type="string">
            <text:p>NADORm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521680457633" calcext:value-type="float">
            <text:p>4.09521680457633</text:p>
          </table:table-cell>
          <table:table-cell office:value-type="float" office:value="4.09513490187434" calcext:value-type="float">
            <text:p>4.09513490187434</text:p>
          </table:table-cell>
        </table:table-row>
        <table:table-row table:style-name="ro1">
          <table:table-cell office:value-type="string" calcext:value-type="string">
            <text:p>PTOX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OR1u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DH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TA3s_M</text:p>
          </table:table-cell>
          <table:table-cell office:value-type="float" office:value="0.000437578887327558" calcext:value-type="float">
            <text:p>0.000437578887328</text:p>
          </table:table-cell>
          <table:table-cell office:value-type="float" office:value="0.00729312731508842" calcext:value-type="float">
            <text:p>0.007293127315088</text:p>
          </table:table-cell>
          <table:table-cell office:value-type="float" office:value="0.00729312731508832" calcext:value-type="float">
            <text:p>0.007293127315088</text:p>
          </table:table-cell>
          <table:table-cell office:value-type="float" office:value="0.00729298145545883" calcext:value-type="float">
            <text:p>0.007292981455459</text:p>
          </table:table-cell>
        </table:table-row>
        <table:table-row table:style-name="ro1">
          <table:table-cell office:value-type="string" calcext:value-type="string">
            <text:p>BCTA3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F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CTs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AOTAs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AODA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s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O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ADHs_M</text:p>
          </table:table-cell>
          <table:table-cell office:value-type="float" office:value="0.00210375743932296" calcext:value-type="float">
            <text:p>0.002103757439323</text:p>
          </table:table-cell>
          <table:table-cell office:value-type="float" office:value="0.0350633252411958" calcext:value-type="float">
            <text:p>0.035063325241196</text:p>
          </table:table-cell>
          <table:table-cell office:value-type="float" office:value="0.0414707239485415" calcext:value-type="float">
            <text:p>0.041470723948542</text:p>
          </table:table-cell>
          <table:table-cell office:value-type="float" office:value="0.0414698945506482" calcext:value-type="float">
            <text:p>0.041469894550648</text:p>
          </table:table-cell>
        </table:table-row>
        <table:table-row table:style-name="ro1">
          <table:table-cell office:value-type="string" calcext:value-type="string">
            <text:p>DHDPSs_M</text:p>
          </table:table-cell>
          <table:table-cell office:value-type="float" office:value="0.000722380951877139" calcext:value-type="float">
            <text:p>0.000722380951877</text:p>
          </table:table-cell>
          <table:table-cell office:value-type="float" office:value="0.0120399233249363" calcext:value-type="float">
            <text:p>0.012039923324936</text:p>
          </table:table-cell>
          <table:table-cell office:value-type="float" office:value="0.0184473220322822" calcext:value-type="float">
            <text:p>0.018447322032282</text:p>
          </table:table-cell>
          <table:table-cell office:value-type="float" office:value="0.0184469530932194" calcext:value-type="float">
            <text:p>0.018446953093219</text:p>
          </table:table-cell>
        </table:table-row>
        <table:table-row table:style-name="ro1">
          <table:table-cell office:value-type="string" calcext:value-type="string">
            <text:p>G3P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K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SKDH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SSs_M</text:p>
          </table:table-cell>
          <table:table-cell office:value-type="float" office:value="0.00653183136820647" calcext:value-type="float">
            <text:p>0.006531831368206</text:p>
          </table:table-cell>
          <table:table-cell office:value-type="float" office:value="0.108866033413897" calcext:value-type="float">
            <text:p>0.108866033413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R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Kc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PRPNCOAHYD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M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EPs_M</text:p>
          </table:table-cell>
          <table:table-cell office:value-type="float" office:value="0.000722380951877139" calcext:value-type="float">
            <text:p>0.000722380951877</text:p>
          </table:table-cell>
          <table:table-cell office:value-type="float" office:value="0.0120399233249363" calcext:value-type="float">
            <text:p>0.012039923324936</text:p>
          </table:table-cell>
          <table:table-cell office:value-type="float" office:value="0.0184473220322822" calcext:value-type="float">
            <text:p>0.018447322032282</text:p>
          </table:table-cell>
          <table:table-cell office:value-type="float" office:value="0.0184469530932194" calcext:value-type="float">
            <text:p>0.018446953093219</text:p>
          </table:table-cell>
        </table:table-row>
        <table:table-row table:style-name="ro1">
          <table:table-cell office:value-type="string" calcext:value-type="string">
            <text:p>G6P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B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DH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DAH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NT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PAT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s_M</text:p>
          </table:table-cell>
          <table:table-cell office:value-type="float" office:value="0.00129557670561689" calcext:value-type="float">
            <text:p>0.001295576705617</text:p>
          </table:table-cell>
          <table:table-cell office:value-type="float" office:value="0.0215933769525167" calcext:value-type="float">
            <text:p>0.021593376952517</text:p>
          </table:table-cell>
          <table:table-cell office:value-type="float" office:value="0.0154442696084223" calcext:value-type="float">
            <text:p>0.015444269608422</text:p>
          </table:table-cell>
          <table:table-cell office:value-type="float" office:value="0.0154439607292069" calcext:value-type="float">
            <text:p>0.015443960729207</text:p>
          </table:table-cell>
        </table:table-row>
        <table:table-row table:style-name="ro1">
          <table:table-cell office:value-type="string" calcext:value-type="string">
            <text:p>DHP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QS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DQDH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3HPCOAHY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OAs_M</text:p>
          </table:table-cell>
          <table:table-cell office:value-type="float" office:value="-0.00020784997148059" calcext:value-type="float">
            <text:p>-0.000207849971481</text:p>
          </table:table-cell>
          <table:table-cell office:value-type="float" office:value="-0.003464235474667" calcext:value-type="float">
            <text:p>-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CD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DHc_M</text:p>
          </table:table-cell>
          <table:table-cell office:value-type="float" office:value="0.0000203528078864404" calcext:value-type="float">
            <text:p>2.03528078864404E-05</text:p>
          </table:table-cell>
          <table:table-cell office:value-type="float" office:value="0.000339220249043303" calcext:value-type="float">
            <text:p>0.000339220249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Cc_M</text:p>
          </table:table-cell>
          <table:table-cell office:value-type="float" office:value="0.0000203528078864404" calcext:value-type="float">
            <text:p>2.03528078864404E-05</text:p>
          </table:table-cell>
          <table:table-cell office:value-type="float" office:value="0.000339220249043303" calcext:value-type="float">
            <text:p>0.000339220249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C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PRc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IGPD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IT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4295" calcext:value-type="float">
            <text:p>0.003464166191343</text:p>
          </table:table-cell>
        </table:table-row>
        <table:table-row table:style-name="ro1">
          <table:table-cell office:value-type="string" calcext:value-type="string">
            <text:p>HPPK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AM5P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X5PO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N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N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AM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MP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P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P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I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DHTs_M</text:p>
          </table:table-cell>
          <table:table-cell office:value-type="float" office:value="0.000368939061864412" calcext:value-type="float">
            <text:p>0.000368939061864</text:p>
          </table:table-cell>
          <table:table-cell office:value-type="float" office:value="0.00614910734409416" calcext:value-type="float">
            <text:p>0.00614910734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DP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CH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RG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ATs_M</text:p>
          </table:table-cell>
          <table:table-cell office:value-type="float" office:value="0.0117406276460166" calcext:value-type="float">
            <text:p>0.011740627646017</text:p>
          </table:table-cell>
          <table:table-cell office:value-type="float" office:value="0.195681040976159" calcext:value-type="float">
            <text:p>0.195681040976159</text:p>
          </table:table-cell>
          <table:table-cell office:value-type="float" office:value="0.195681040976211" calcext:value-type="float">
            <text:p>0.195681040976211</text:p>
          </table:table-cell>
          <table:table-cell office:value-type="float" office:value="0.195677127433606" calcext:value-type="float">
            <text:p>0.195677127433606</text:p>
          </table:table-cell>
        </table:table-row>
        <table:table-row table:style-name="ro1">
          <table:table-cell office:value-type="string" calcext:value-type="string">
            <text:p>DHPRs_M</text:p>
          </table:table-cell>
          <table:table-cell office:value-type="float" office:value="0.000722380951877139" calcext:value-type="float">
            <text:p>0.000722380951877</text:p>
          </table:table-cell>
          <table:table-cell office:value-type="float" office:value="0.0120399233249363" calcext:value-type="float">
            <text:p>0.012039923324936</text:p>
          </table:table-cell>
          <table:table-cell office:value-type="float" office:value="0.0184473220322822" calcext:value-type="float">
            <text:p>0.018447322032282</text:p>
          </table:table-cell>
          <table:table-cell office:value-type="float" office:value="0.0184469530932194" calcext:value-type="float">
            <text:p>0.018446953093219</text:p>
          </table:table-cell>
        </table:table-row>
        <table:table-row table:style-name="ro1">
          <table:table-cell office:value-type="string" calcext:value-type="string">
            <text:p>DHPR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MP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P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PP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P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P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ZPSN3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YS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DP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FGC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I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NCL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GF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F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DHs_M</text:p>
          </table:table-cell>
          <table:table-cell office:value-type="float" office:value="0.000368939061864412" calcext:value-type="float">
            <text:p>0.000368939061864</text:p>
          </table:table-cell>
          <table:table-cell office:value-type="float" office:value="0.00614910734409416" calcext:value-type="float">
            <text:p>0.00614910734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4mop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3mhtpp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T(ivcoa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CDH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TC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C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COA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GFTm_M</text:p>
          </table:table-cell>
          <table:table-cell office:value-type="float" office:value="3.4156103984793" calcext:value-type="float">
            <text:p>3.4156103984793</text:p>
          </table:table-cell>
          <table:table-cell office:value-type="float" office:value="56.9279785114545" calcext:value-type="float">
            <text:p>56.927978511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FTm_M</text:p>
          </table:table-cell>
          <table:table-cell office:value-type="float" office:value="3.4156103984793" calcext:value-type="float">
            <text:p>3.4156103984793</text:p>
          </table:table-cell>
          <table:table-cell office:value-type="float" office:value="56.9279785114545" calcext:value-type="float">
            <text:p>56.927978511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FG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GPS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A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AIF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I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MPP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TPP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Is_M</text:p>
          </table:table-cell>
          <table:table-cell office:value-type="float" office:value="0.00020784997148059" calcext:value-type="float">
            <text:p>0.000207849971481</text:p>
          </table:table-cell>
          <table:table-cell office:value-type="float" office:value="0.003464235474667" calcext:value-type="float">
            <text:p>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2is_M</text:p>
          </table:table-cell>
          <table:table-cell office:value-type="float" office:value="0.000437578887327558" calcext:value-type="float">
            <text:p>0.000437578887328</text:p>
          </table:table-cell>
          <table:table-cell office:value-type="float" office:value="0.00729312731508842" calcext:value-type="float">
            <text:p>0.007293127315088</text:p>
          </table:table-cell>
          <table:table-cell office:value-type="float" office:value="0.00729312731508832" calcext:value-type="float">
            <text:p>0.007293127315088</text:p>
          </table:table-cell>
          <table:table-cell office:value-type="float" office:value="0.00729298145545883" calcext:value-type="float">
            <text:p>0.007292981455459</text:p>
          </table:table-cell>
        </table:table-row>
        <table:table-row table:style-name="ro1">
          <table:table-cell office:value-type="string" calcext:value-type="string">
            <text:p>DHAD-ps_M</text:p>
          </table:table-cell>
          <table:table-cell office:value-type="float" office:value="0.000437578887327558" calcext:value-type="float">
            <text:p>0.000437578887328</text:p>
          </table:table-cell>
          <table:table-cell office:value-type="float" office:value="0.00729312731508842" calcext:value-type="float">
            <text:p>0.007293127315088</text:p>
          </table:table-cell>
          <table:table-cell office:value-type="float" office:value="0.00729312731508832" calcext:value-type="float">
            <text:p>0.007293127315088</text:p>
          </table:table-cell>
          <table:table-cell office:value-type="float" office:value="0.00729298145545883" calcext:value-type="float">
            <text:p>0.007292981455459</text:p>
          </table:table-cell>
        </table:table-row>
        <table:table-row table:style-name="ro1">
          <table:table-cell office:value-type="string" calcext:value-type="string">
            <text:p>GLD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C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PN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PNT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S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RG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As_M</text:p>
          </table:table-cell>
          <table:table-cell office:value-type="float" office:value="-0.000092234765466103" calcext:value-type="float">
            <text:p>-9.2234765466103E-05</text:p>
          </table:table-cell>
          <table:table-cell office:value-type="float" office:value="-0.00153727683602354" calcext:value-type="float">
            <text:p>-0.001537276836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YRD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D2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ATs_M</text:p>
          </table:table-cell>
          <table:table-cell office:value-type="float" office:value="0.000722380951877139" calcext:value-type="float">
            <text:p>0.000722380951877</text:p>
          </table:table-cell>
          <table:table-cell office:value-type="float" office:value="0.0120399233249363" calcext:value-type="float">
            <text:p>0.012039923324936</text:p>
          </table:table-cell>
          <table:table-cell office:value-type="float" office:value="0.0184473220322822" calcext:value-type="float">
            <text:p>0.018447322032282</text:p>
          </table:table-cell>
          <table:table-cell office:value-type="float" office:value="0.0184469530932194" calcext:value-type="float">
            <text:p>0.018446953093219</text:p>
          </table:table-cell>
        </table:table-row>
        <table:table-row table:style-name="ro1">
          <table:table-cell office:value-type="string" calcext:value-type="string">
            <text:p>PGMTc_M</text:p>
          </table:table-cell>
          <table:table-cell office:value-type="float" office:value="-0.169576421101679" calcext:value-type="float">
            <text:p>-0.169576421101679</text:p>
          </table:table-cell>
          <table:table-cell office:value-type="float" office:value="-2.82633021050168" calcext:value-type="float">
            <text:p>-2.82633021050168</text:p>
          </table:table-cell>
          <table:table-cell office:value-type="float" office:value="-2.91977913296118" calcext:value-type="float">
            <text:p>-2.91977913296118</text:p>
          </table:table-cell>
          <table:table-cell office:value-type="float" office:value="-2.91972073854783" calcext:value-type="float">
            <text:p>-2.91972073854783</text:p>
          </table:table-cell>
        </table:table-row>
        <table:table-row table:style-name="ro1">
          <table:table-cell office:value-type="string" calcext:value-type="string">
            <text:p>PGM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BSs_M</text:p>
          </table:table-cell>
          <table:table-cell office:value-type="float" office:value="0.000437578887327558" calcext:value-type="float">
            <text:p>0.000437578887328</text:p>
          </table:table-cell>
          <table:table-cell office:value-type="float" office:value="0.00729312731508842" calcext:value-type="float">
            <text:p>0.007293127315088</text:p>
          </table:table-cell>
          <table:table-cell office:value-type="float" office:value="0.00729312731508832" calcext:value-type="float">
            <text:p>0.007293127315088</text:p>
          </table:table-cell>
          <table:table-cell office:value-type="float" office:value="0.00729298145545883" calcext:value-type="float">
            <text:p>0.007292981455459</text:p>
          </table:table-cell>
        </table:table-row>
        <table:table-row table:style-name="ro1">
          <table:table-cell office:value-type="string" calcext:value-type="string">
            <text:p>MOD(3mop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2mbdhl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T(2mbcoa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H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O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S_Gs_M</text:p>
          </table:table-cell>
          <table:table-cell office:value-type="float" office:value="0.000437578887327558" calcext:value-type="float">
            <text:p>0.000437578887328</text:p>
          </table:table-cell>
          <table:table-cell office:value-type="float" office:value="0.00729312731508842" calcext:value-type="float">
            <text:p>0.007293127315088</text:p>
          </table:table-cell>
          <table:table-cell office:value-type="float" office:value="0.00729312731508832" calcext:value-type="float">
            <text:p>0.007293127315088</text:p>
          </table:table-cell>
          <table:table-cell office:value-type="float" office:value="0.00729298145545883" calcext:value-type="float">
            <text:p>0.007292981455459</text:p>
          </table:table-cell>
        </table:table-row>
        <table:table-row table:style-name="ro1">
          <table:table-cell office:value-type="string" calcext:value-type="string">
            <text:p>DHRDHm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CBMKs_M</text:p>
          </table:table-cell>
          <table:table-cell office:value-type="float" office:value="0.0306605520365712" calcext:value-type="float">
            <text:p>0.030660552036571</text:p>
          </table:table-cell>
          <table:table-cell office:value-type="float" office:value="0.511019420793532" calcext:value-type="float">
            <text:p>0.511019420793532</text:p>
          </table:table-cell>
          <table:table-cell office:value-type="float" office:value="0.309486082302783" calcext:value-type="float">
            <text:p>0.309486082302783</text:p>
          </table:table-cell>
          <table:table-cell office:value-type="float" office:value="0.309479892705309" calcext:value-type="float">
            <text:p>0.309479892705309</text:p>
          </table:table-cell>
        </table:table-row>
        <table:table-row table:style-name="ro1">
          <table:table-cell office:value-type="string" calcext:value-type="string">
            <text:p>CBP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E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E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H4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NH4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COA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COA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C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Q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COA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MO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M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MH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OH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OH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Q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H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SKM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CQ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SH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OH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COA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COA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AL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OH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F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GUTF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GU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GLC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HY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LF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M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R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R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PTL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CA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INN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C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HA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C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A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N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G3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DTL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B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BT6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G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BT8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T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B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BT6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G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BT8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TX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VTXN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RNTN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CPRN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RNTN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IN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TLNH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INS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INS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QTGN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QTGN6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KF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Q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K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MPFL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TNGL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MPFLGL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K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C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Y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G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C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G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NGL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GN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L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LT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3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5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C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R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B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BNG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3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S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R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3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2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CHF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ECY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ECY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ECY3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1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3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5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7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9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1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3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5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7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9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1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3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5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7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9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1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3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5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7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9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1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3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5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7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9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1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3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5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7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9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PPG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G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1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1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DC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DC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P1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3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L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CH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D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PCHLD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O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A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XG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BSE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BSN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DA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A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ASE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ASN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O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DPF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BZOPT8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PHBH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PHBH1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OPBM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HMBDC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6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5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7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3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COA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COA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HORM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SBZCOA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BZ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P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O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Q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HCHC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HHC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Q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T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TB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DPF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DPO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ENTISS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BQ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CG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C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COARc_M</text:p>
          </table:table-cell>
          <table:table-cell office:value-type="float" office:value="-0.271297978614409" calcext:value-type="float">
            <text:p>-0.271297978614409</text:p>
          </table:table-cell>
          <table:table-cell office:value-type="float" office:value="-4.52172340956636" calcext:value-type="float">
            <text:p>-4.52172340956636</text:p>
          </table:table-cell>
          <table:table-cell office:value-type="float" office:value="-11.8839268613689" calcext:value-type="float">
            <text:p>-11.8839268613689</text:p>
          </table:table-cell>
          <table:table-cell office:value-type="float" office:value="-11.8836891875837" calcext:value-type="float">
            <text:p>-11.8836891875837</text:p>
          </table:table-cell>
        </table:table-row>
        <table:table-row table:style-name="ro1">
          <table:table-cell office:value-type="string" calcext:value-type="string">
            <text:p>HMGCOARyc_M</text:p>
          </table:table-cell>
          <table:table-cell office:value-type="float" office:value="0.271297978614409" calcext:value-type="float">
            <text:p>0.271297978614409</text:p>
          </table:table-cell>
          <table:table-cell office:value-type="float" office:value="4.52172340956636" calcext:value-type="float">
            <text:p>4.52172340956636</text:p>
          </table:table-cell>
          <table:table-cell office:value-type="float" office:value="11.8839268613689" calcext:value-type="float">
            <text:p>11.8839268613689</text:p>
          </table:table-cell>
          <table:table-cell office:value-type="float" office:value="11.8836891875837" calcext:value-type="float">
            <text:p>11.8836891875837</text:p>
          </table:table-cell>
        </table:table-row>
        <table:table-row table:style-name="ro1">
          <table:table-cell office:value-type="string" calcext:value-type="string">
            <text:p>MEV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EV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MV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D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DI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DI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PRIi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S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S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PS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PS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DPDH5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ME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PC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DP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AT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A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T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AT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D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PP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L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DP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MAS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MA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M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AN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AND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6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D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D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A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B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DN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KAUR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KAUR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O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ATE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ATE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ATEO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2ATE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2ATE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P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O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ATE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ATE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ATEO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1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0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6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6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7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8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9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7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3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2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4D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LXANDE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ANDE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XANEO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XANE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ANEO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ANE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ROTO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TEM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TXANO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XANM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FL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AROT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PTXAN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T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CARTD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GL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GL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S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S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XAN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EC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BC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BC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BC3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XANI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NXN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CD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ALD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H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H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ROT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CAROTL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EC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T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CSTN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STN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TS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TST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STN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DXSTN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TN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HCAM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43E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L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HCAM43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43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KST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14D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S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VEST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EPIST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VES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EPIS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EUO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S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RT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TL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ECYC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T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TT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MR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3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4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5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6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E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ET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T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TN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H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H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H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I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TNS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TNS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TNS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6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7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8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OG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OG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OG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DH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DH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KR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KR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S14D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STMO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STMO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THSTRL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HCS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4ST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ST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ST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4STR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SDD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ST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24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ST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OX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2S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4ST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H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DGL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ND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DGLA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AM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X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T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T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C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MAT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4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4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4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6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6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6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6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8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8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8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8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0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0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0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0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2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2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2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2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4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4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4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4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6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6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6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6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8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8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8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80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61ACP_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1ACP_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2ACP_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3ACP_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AC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AC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AC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AC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AC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AC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ACP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4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3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00CO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20CO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40CO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60CO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80CO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300CO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2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4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6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8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3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2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4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6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8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3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ACT2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ACT22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H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ALM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E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E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DRO91018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A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3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4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5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6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7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8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AC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BEH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LGNC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ERO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T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LSD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3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4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5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6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7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8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40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0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0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61COA_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1COA_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2COA_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3COA_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00y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2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2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2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20y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4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4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4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40y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6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6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6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60y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8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8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80c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80y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3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3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30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300y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A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A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A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A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A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A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ACO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40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0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1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0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1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2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3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8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3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3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3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6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2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2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2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4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1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1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0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4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4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4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2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5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5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5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4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6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6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6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6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7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7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7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80O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8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AD8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T8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3y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2y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1y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61y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3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2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1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61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6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8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0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0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0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0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2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2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2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2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4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6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E1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T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TA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TA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C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4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6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8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0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0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0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0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2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2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2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2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4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4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6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6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80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80y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61ACP_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1ACP_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2ACP_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3ACP_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K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K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D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A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PA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P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P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A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A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K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AC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I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P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C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C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HAC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K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DC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D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HAM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HA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K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K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HOLPP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HOLP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PC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PC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CP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C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C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P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EPE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DG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G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SQ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9L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9L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13L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13L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9HP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9HP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13HP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13HP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R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OPCOAL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8ACO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8T2ECH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8HACDH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PC8C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6ACO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6T2ECH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6HACDH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PC6C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4ACO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4T2ECH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4HACDH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PC4C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C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JAS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V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I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SPHR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CBK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PL1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PL1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CBK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H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OOR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CD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T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T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T3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G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ALC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B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CPSS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PL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MM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GN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GME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ACPME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ME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IMME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IMME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CPM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PME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AO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B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N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R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A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OC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CY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NCTIc_M</text:p>
          </table:table-cell>
          <table:table-cell office:value-type="float" office:value="1.24626262594833" calcext:value-type="float">
            <text:p>1.24626262594833</text:p>
          </table:table-cell>
          <table:table-cell office:value-type="float" office:value="20.7714591866808" calcext:value-type="float">
            <text:p>20.7714591866808</text:p>
          </table:table-cell>
          <table:table-cell office:value-type="float" office:value="25.7529309631601" calcext:value-type="float">
            <text:p>25.7529309631601</text:p>
          </table:table-cell>
          <table:table-cell office:value-type="float" office:value="25.7524159148378" calcext:value-type="float">
            <text:p>25.7524159148378</text:p>
          </table:table-cell>
        </table:table-row>
        <table:table-row table:style-name="ro1">
          <table:table-cell office:value-type="string" calcext:value-type="string">
            <text:p>FRORc_M</text:p>
          </table:table-cell>
          <table:table-cell office:value-type="float" office:value="1.24626262594833" calcext:value-type="float">
            <text:p>1.24626262594833</text:p>
          </table:table-cell>
          <table:table-cell office:value-type="float" office:value="20.7714591866808" calcext:value-type="float">
            <text:p>20.7714591866808</text:p>
          </table:table-cell>
          <table:table-cell office:value-type="float" office:value="25.7529309631601" calcext:value-type="float">
            <text:p>25.7529309631601</text:p>
          </table:table-cell>
          <table:table-cell office:value-type="float" office:value="25.7524159148378" calcext:value-type="float">
            <text:p>25.7524159148378</text:p>
          </table:table-cell>
        </table:table-row>
        <table:table-row table:style-name="ro1">
          <table:table-cell office:value-type="string" calcext:value-type="string">
            <text:p>FR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P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DOLDP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DOLDPS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D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K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AC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A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3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6M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M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6M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DOLP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G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G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G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ASN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1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1B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B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3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3B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AG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AG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AG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X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AC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PI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I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I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6E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E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6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GAL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GAL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AMS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AT9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G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GALT4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AMS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A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ACGAL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N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L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H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MO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B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HOR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DDHBD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B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M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PG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PDRE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DHR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5PI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OP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OP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OC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GA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HGADA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GA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HD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ADS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SK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A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CGAMCV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CM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MA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MAG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AGD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L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MDD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P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GP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CSD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N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LN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CT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NS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SL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CAV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3H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FER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Q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AKG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G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5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6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7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8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9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VLPN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1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2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BTNS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3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4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M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TH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OX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S_S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Dy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GTH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OR2u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D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FCNCEFs_M</text:p>
          </table:table-cell>
          <table:table-cell office:value-type="float" office:value="6.24974064249334" calcext:value-type="float">
            <text:p>6.24974064249334</text:p>
          </table:table-cell>
          <table:table-cell office:value-type="float" office:value="104.164427288437" calcext:value-type="float">
            <text:p>104.164427288437</text:p>
          </table:table-cell>
          <table:table-cell office:value-type="float" office:value="79.4580689568661" calcext:value-type="float">
            <text:p>79.4580689568661</text:p>
          </table:table-cell>
          <table:table-cell office:value-type="float" office:value="79.4564798272688" calcext:value-type="float">
            <text:p>79.4564798272688</text:p>
          </table:table-cell>
        </table:table-row>
        <table:table-row table:style-name="ro1">
          <table:table-cell office:value-type="string" calcext:value-type="string">
            <text:p>CCEFs_M</text:p>
          </table:table-cell>
          <table:table-cell office:value-type="float" office:value="2.34920127765308" calcext:value-type="float">
            <text:p>2.34920127765308</text:p>
          </table:table-cell>
          <table:table-cell office:value-type="float" office:value="39.1541376946439" calcext:value-type="float">
            <text:p>39.1541376946439</text:p>
          </table:table-cell>
          <table:table-cell office:value-type="float" office:value="32.9303421845061" calcext:value-type="float">
            <text:p>32.9303421845061</text:p>
          </table:table-cell>
          <table:table-cell office:value-type="float" office:value="32.9296835908339" calcext:value-type="float">
            <text:p>32.9296835908339</text:p>
          </table:table-cell>
        </table:table-row>
        <table:table-row table:style-name="ro1">
          <table:table-cell office:value-type="string" calcext:value-type="string">
            <text:p>FNORs_M</text:p>
          </table:table-cell>
          <table:table-cell office:value-type="float" office:value="3.90053936484026" calcext:value-type="float">
            <text:p>3.90053936484026</text:p>
          </table:table-cell>
          <table:table-cell office:value-type="float" office:value="65.0102895937926" calcext:value-type="float">
            <text:p>65.0102895937926</text:p>
          </table:table-cell>
          <table:table-cell office:value-type="float" office:value="46.5277267723599" calcext:value-type="float">
            <text:p>46.5277267723599</text:p>
          </table:table-cell>
          <table:table-cell office:value-type="float" office:value="46.5267962364349" calcext:value-type="float">
            <text:p>46.5267962364349</text:p>
          </table:table-cell>
        </table:table-row>
        <table:table-row table:style-name="ro1">
          <table:table-cell office:value-type="string" calcext:value-type="string">
            <text:p>PSIMR_M</text:p>
          </table:table-cell>
          <table:table-cell office:value-type="float" office:value="6.24974064249334" calcext:value-type="float">
            <text:p>6.24974064249334</text:p>
          </table:table-cell>
          <table:table-cell office:value-type="float" office:value="104.164427288437" calcext:value-type="float">
            <text:p>104.164427288437</text:p>
          </table:table-cell>
          <table:table-cell office:value-type="float" office:value="79.4580689568661" calcext:value-type="float">
            <text:p>79.4580689568661</text:p>
          </table:table-cell>
          <table:table-cell office:value-type="float" office:value="79.4564798272688" calcext:value-type="float">
            <text:p>79.4564798272688</text:p>
          </table:table-cell>
        </table:table-row>
        <table:table-row table:style-name="ro1">
          <table:table-cell office:value-type="string" calcext:value-type="string">
            <text:p>PSIINC_M</text:p>
          </table:table-cell>
          <table:table-cell office:value-type="float" office:value="3.90053936484026" calcext:value-type="float">
            <text:p>3.90053936484026</text:p>
          </table:table-cell>
          <table:table-cell office:value-type="float" office:value="65.0102895937926" calcext:value-type="float">
            <text:p>65.0102895937926</text:p>
          </table:table-cell>
          <table:table-cell office:value-type="float" office:value="46.5277267723599" calcext:value-type="float">
            <text:p>46.5277267723599</text:p>
          </table:table-cell>
          <table:table-cell office:value-type="float" office:value="46.5267962364349" calcext:value-type="float">
            <text:p>46.5267962364349</text:p>
          </table:table-cell>
        </table:table-row>
        <table:table-row table:style-name="ro1">
          <table:table-cell office:value-type="string" calcext:value-type="string">
            <text:p>ACHMSS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MSS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ER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ER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MS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MS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HCYSHYD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CYSLY2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CYS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CYS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TOR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HMSSELCYSL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YST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SMTF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METL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N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RT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ST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F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CEX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TT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D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CYSN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CYC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MO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HTHBPTH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BPTDH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MUT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DRPAc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UDPGALM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D2c_M</text:p>
          </table:table-cell>
          <table:table-cell office:value-type="float" office:value="0.290282951819784" calcext:value-type="float">
            <text:p>0.290282951819784</text:p>
          </table:table-cell>
          <table:table-cell office:value-type="float" office:value="4.83814595798034" calcext:value-type="float">
            <text:p>4.83814595798034</text:p>
          </table:table-cell>
          <table:table-cell office:value-type="float" office:value="0.459235490434837" calcext:value-type="float">
            <text:p>0.459235490434837</text:p>
          </table:table-cell>
          <table:table-cell office:value-type="float" office:value="0.459226305910795" calcext:value-type="float">
            <text:p>0.459226305910795</text:p>
          </table:table-cell>
        </table:table-row>
        <table:table-row table:style-name="ro1">
          <table:table-cell office:value-type="string" calcext:value-type="string">
            <text:p>MALTDP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TGAM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MT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LN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RMNL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PGNG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RMNA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PE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L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MS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4498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CGAM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O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N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2m_M</text:p>
          </table:table-cell>
          <table:table-cell office:value-type="float" office:value="-0.238638371572464" calcext:value-type="float">
            <text:p>-0.238638371572464</text:p>
          </table:table-cell>
          <table:table-cell office:value-type="float" office:value="-3.97738573899826" calcext:value-type="float">
            <text:p>-3.97738573899826</text:p>
          </table:table-cell>
          <table:table-cell office:value-type="float" office:value="-4.05035061997927" calcext:value-type="float">
            <text:p>-4.05035061997927</text:p>
          </table:table-cell>
          <table:table-cell office:value-type="float" office:value="-4.050269614586" calcext:value-type="float">
            <text:p>-4.050269614586</text:p>
          </table:table-cell>
        </table:table-row>
        <table:table-row table:style-name="ro1">
          <table:table-cell office:value-type="string" calcext:value-type="string">
            <text:p>ASP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GLU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2m_M</text:p>
          </table:table-cell>
          <table:table-cell office:value-type="float" office:value="-0.238638371572464" calcext:value-type="float">
            <text:p>-0.238638371572464</text:p>
          </table:table-cell>
          <table:table-cell office:value-type="float" office:value="-3.97738573899826" calcext:value-type="float">
            <text:p>-3.97738573899826</text:p>
          </table:table-cell>
          <table:table-cell office:value-type="float" office:value="-4.05035061997927" calcext:value-type="float">
            <text:p>-4.05035061997927</text:p>
          </table:table-cell>
          <table:table-cell office:value-type="float" office:value="-4.050269614586" calcext:value-type="float">
            <text:p>-4.050269614586</text:p>
          </table:table-cell>
        </table:table-row>
        <table:table-row table:style-name="ro1">
          <table:table-cell office:value-type="string" calcext:value-type="string">
            <text:p>H2Otm_M</text:p>
          </table:table-cell>
          <table:table-cell office:value-type="float" office:value="-0.838850906678887" calcext:value-type="float">
            <text:p>-0.838850906678887</text:p>
          </table:table-cell>
          <table:table-cell office:value-type="float" office:value="-13.981128061617" calcext:value-type="float">
            <text:p>-13.981128061617</text:p>
          </table:table-cell>
          <table:table-cell office:value-type="float" office:value="-8.03178998408367" calcext:value-type="float">
            <text:p>-8.03178998408367</text:p>
          </table:table-cell>
          <table:table-cell office:value-type="float" office:value="-8.03162935149281" calcext:value-type="float">
            <text:p>-8.03162935149281</text:p>
          </table:table-cell>
        </table:table-row>
        <table:table-row table:style-name="ro1">
          <table:table-cell office:value-type="string" calcext:value-type="string">
            <text:p>CO2tm_M</text:p>
          </table:table-cell>
          <table:table-cell office:value-type="float" office:value="-0.256070897474797" calcext:value-type="float">
            <text:p>-0.256070897474797</text:p>
          </table:table-cell>
          <table:table-cell office:value-type="float" office:value="-4.26793364821245" calcext:value-type="float">
            <text:p>-4.26793364821245</text:p>
          </table:table-cell>
          <table:table-cell office:value-type="float" office:value="-4.24603166095548" calcext:value-type="float">
            <text:p>-4.24603166095548</text:p>
          </table:table-cell>
          <table:table-cell office:value-type="float" office:value="-4.24594674201961" calcext:value-type="float">
            <text:p>-4.24594674201961</text:p>
          </table:table-cell>
        </table:table-row>
        <table:table-row table:style-name="ro1">
          <table:table-cell office:value-type="string" calcext:value-type="string">
            <text:p>NH4tm_M</text:p>
          </table:table-cell>
          <table:table-cell office:value-type="float" office:value="-0.246339057220851" calcext:value-type="float">
            <text:p>-0.246339057220851</text:p>
          </table:table-cell>
          <table:table-cell office:value-type="float" office:value="-4.10573306669992" calcext:value-type="float">
            <text:p>-4.10573306669992</text:p>
          </table:table-cell>
          <table:table-cell office:value-type="float" office:value="-4.24603166095548" calcext:value-type="float">
            <text:p>-4.24603166095548</text:p>
          </table:table-cell>
          <table:table-cell office:value-type="float" office:value="-4.24594674201961" calcext:value-type="float">
            <text:p>-4.24594674201961</text:p>
          </table:table-cell>
        </table:table-row>
        <table:table-row table:style-name="ro1">
          <table:table-cell office:value-type="string" calcext:value-type="string">
            <text:p>O2tmr_M</text:p>
          </table:table-cell>
          <table:table-cell office:value-type="float" office:value="0.164310219667749" calcext:value-type="float">
            <text:p>0.164310219667749</text:p>
          </table:table-cell>
          <table:table-cell office:value-type="float" office:value="2.73855843120238" calcext:value-type="float">
            <text:p>2.73855843120238</text:p>
          </table:table-cell>
          <table:table-cell office:value-type="float" office:value="2.19522991912011" calcext:value-type="float">
            <text:p>2.19522991912011</text:p>
          </table:table-cell>
          <table:table-cell office:value-type="float" office:value="2.19518601539804" calcext:value-type="float">
            <text:p>2.19518601539804</text:p>
          </table:table-cell>
        </table:table-row>
        <table:table-row table:style-name="ro1">
          <table:table-cell office:value-type="string" calcext:value-type="string">
            <text:p>FADH2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m_M</text:p>
          </table:table-cell>
          <table:table-cell office:value-type="float" office:value="0.802776173909455" calcext:value-type="float">
            <text:p>0.802776173909455</text:p>
          </table:table-cell>
          <table:table-cell office:value-type="float" office:value="13.3798704905489" calcext:value-type="float">
            <text:p>13.3798704905489</text:p>
          </table:table-cell>
          <table:table-cell office:value-type="float" office:value="7.29155450862382" calcext:value-type="float">
            <text:p>7.29155450862382</text:p>
          </table:table-cell>
          <table:table-cell office:value-type="float" office:value="7.29140868044384" calcext:value-type="float">
            <text:p>7.29140868044384</text:p>
          </table:table-cell>
        </table:table-row>
        <table:table-row table:style-name="ro1">
          <table:table-cell office:value-type="string" calcext:value-type="string">
            <text:p>H2O2tm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9235490434837" calcext:value-type="float">
            <text:p>0.459235490434837</text:p>
          </table:table-cell>
          <table:table-cell office:value-type="float" office:value="0.459226305910795" calcext:value-type="float">
            <text:p>0.459226305910795</text:p>
          </table:table-cell>
        </table:table-row>
        <table:table-row table:style-name="ro1">
          <table:table-cell office:value-type="string" calcext:value-type="string">
            <text:p>ATPtm_M</text:p>
          </table:table-cell>
          <table:table-cell office:value-type="float" office:value="0.802776173909455" calcext:value-type="float">
            <text:p>0.802776173909455</text:p>
          </table:table-cell>
          <table:table-cell office:value-type="float" office:value="13.3798704905489" calcext:value-type="float">
            <text:p>13.3798704905489</text:p>
          </table:table-cell>
          <table:table-cell office:value-type="float" office:value="7.29155450862382" calcext:value-type="float">
            <text:p>7.29155450862382</text:p>
          </table:table-cell>
          <table:table-cell office:value-type="float" office:value="7.29140868044384" calcext:value-type="float">
            <text:p>7.29140868044384</text:p>
          </table:table-cell>
        </table:table-row>
        <table:table-row table:style-name="ro1">
          <table:table-cell office:value-type="string" calcext:value-type="string">
            <text:p>4ABUTtmi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FUMtmr_M</text:p>
          </table:table-cell>
          <table:table-cell office:value-type="float" office:value="0.00226275474628354" calcext:value-type="float">
            <text:p>0.002262754746284</text:p>
          </table:table-cell>
          <table:table-cell office:value-type="float" office:value="0.0377133333563077" calcext:value-type="float">
            <text:p>0.037713333356308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GLYtm_M</text:p>
          </table:table-cell>
          <table:table-cell office:value-type="float" office:value="-0.254039742869237" calcext:value-type="float">
            <text:p>-0.254039742869237</text:p>
          </table:table-cell>
          <table:table-cell office:value-type="float" office:value="-4.23408039440158" calcext:value-type="float">
            <text:p>-4.23408039440158</text:p>
          </table:table-cell>
          <table:table-cell office:value-type="float" office:value="-4.44171270193169" calcext:value-type="float">
            <text:p>-4.44171270193169</text:p>
          </table:table-cell>
          <table:table-cell office:value-type="float" office:value="-4.44162386945321" calcext:value-type="float">
            <text:p>-4.44162386945321</text:p>
          </table:table-cell>
        </table:table-row>
        <table:table-row table:style-name="ro1">
          <table:table-cell office:value-type="string" calcext:value-type="string">
            <text:p>SERtm_M</text:p>
          </table:table-cell>
          <table:table-cell office:value-type="float" office:value="0.246339057220851" calcext:value-type="float">
            <text:p>0.246339057220851</text:p>
          </table:table-cell>
          <table:table-cell office:value-type="float" office:value="4.10573306669992" calcext:value-type="float">
            <text:p>4.10573306669992</text:p>
          </table:table-cell>
          <table:table-cell office:value-type="float" office:value="4.24603166095548" calcext:value-type="float">
            <text:p>4.24603166095548</text:p>
          </table:table-cell>
          <table:table-cell office:value-type="float" office:value="4.24594674201961" calcext:value-type="float">
            <text:p>4.24594674201961</text:p>
          </table:table-cell>
        </table:table-row>
        <table:table-row table:style-name="ro1">
          <table:table-cell office:value-type="string" calcext:value-type="string">
            <text:p>DICtm_M</text:p>
          </table:table-cell>
          <table:table-cell office:value-type="float" office:value="0.00226275474628354" calcext:value-type="float">
            <text:p>0.002262754746284</text:p>
          </table:table-cell>
          <table:table-cell office:value-type="float" office:value="0.0377133333563077" calcext:value-type="float">
            <text:p>0.037713333356308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MALCITtm_M</text:p>
          </table:table-cell>
          <table:table-cell office:value-type="float" office:value="0.00560640708321815" calcext:value-type="float">
            <text:p>0.005606407083218</text:p>
          </table:table-cell>
          <table:table-cell office:value-type="float" office:value="0.0934419868559969" calcext:value-type="float">
            <text:p>0.093441986855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KGtm_M</text:p>
          </table:table-cell>
          <table:table-cell office:value-type="float" office:value="0.00973184025394673" calcext:value-type="float">
            <text:p>0.009731840253947</text:p>
          </table:table-cell>
          <table:table-cell office:value-type="float" office:value="0.16220058151253" calcext:value-type="float">
            <text:p>0.16220058151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4AKG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CI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ICI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CI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A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AAKG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ACI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AICI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m_M</text:p>
          </table:table-cell>
          <table:table-cell office:value-type="float" office:value="-0.0286056472617682" calcext:value-type="float">
            <text:p>-0.028605647261768</text:p>
          </table:table-cell>
          <table:table-cell office:value-type="float" office:value="-0.476770322911891" calcext:value-type="float">
            <text:p>-0.476770322911891</text:p>
          </table:table-cell>
          <table:table-cell office:value-type="float" office:value="-0.308420634055684" calcext:value-type="float">
            <text:p>-0.308420634055684</text:p>
          </table:table-cell>
          <table:table-cell office:value-type="float" office:value="-0.308414465765527" calcext:value-type="float">
            <text:p>-0.308414465765527</text:p>
          </table:table-cell>
        </table:table-row>
        <table:table-row table:style-name="ro1">
          <table:table-cell office:value-type="string" calcext:value-type="string">
            <text:p>CO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tm_M</text:p>
          </table:table-cell>
          <table:table-cell office:value-type="float" office:value="0.0153382473371649" calcext:value-type="float">
            <text:p>0.015338247337165</text:p>
          </table:table-cell>
          <table:table-cell office:value-type="float" office:value="0.255642568368527" calcext:value-type="float">
            <text:p>0.255642568368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(h)tmi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Xtm_M</text:p>
          </table:table-cell>
          <table:table-cell office:value-type="float" office:value="0.238638371572464" calcext:value-type="float">
            <text:p>0.238638371572464</text:p>
          </table:table-cell>
          <table:table-cell office:value-type="float" office:value="3.97738573899826" calcext:value-type="float">
            <text:p>3.97738573899826</text:p>
          </table:table-cell>
          <table:table-cell office:value-type="float" office:value="4.05035061997927" calcext:value-type="float">
            <text:p>4.05035061997927</text:p>
          </table:table-cell>
          <table:table-cell office:value-type="float" office:value="4.050269614586" calcext:value-type="float">
            <text:p>4.050269614586</text:p>
          </table:table-cell>
        </table:table-row>
        <table:table-row table:style-name="ro1">
          <table:table-cell office:value-type="string" calcext:value-type="string">
            <text:p>3HPCO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HHMP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BZ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PPt2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OXOADP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UL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ERtmi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1ATPase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1H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ME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40CO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A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DASCB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1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3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D1INO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tm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H2St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VLPN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BTN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s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308420634055684" calcext:value-type="float">
            <text:p>0.308420634055684</text:p>
          </table:table-cell>
          <table:table-cell office:value-type="float" office:value="0.308414465765527" calcext:value-type="float">
            <text:p>0.308414465765527</text:p>
          </table:table-cell>
        </table:table-row>
        <table:table-row table:style-name="ro1">
          <table:table-cell office:value-type="string" calcext:value-type="string">
            <text:p>NAD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THF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DASCB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ORSts_M</text:p>
          </table:table-cell>
          <table:table-cell office:value-type="float" office:value="-0.0286056472617682" calcext:value-type="float">
            <text:p>-0.028605647261768</text:p>
          </table:table-cell>
          <table:table-cell office:value-type="float" office:value="-0.476770322911891" calcext:value-type="float">
            <text:p>-0.476770322911891</text:p>
          </table:table-cell>
          <table:table-cell office:value-type="float" office:value="-0.295243033663898" calcext:value-type="float">
            <text:p>-0.295243033663898</text:p>
          </table:table-cell>
          <table:table-cell office:value-type="float" office:value="-0.295237128921741" calcext:value-type="float">
            <text:p>-0.295237128921741</text:p>
          </table:table-cell>
        </table:table-row>
        <table:table-row table:style-name="ro1">
          <table:table-cell office:value-type="string" calcext:value-type="string">
            <text:p>OROTts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ACCOAts_M</text:p>
          </table:table-cell>
          <table:table-cell office:value-type="float" office:value="-0.0282367081999038" calcext:value-type="float">
            <text:p>-0.028236708199904</text:p>
          </table:table-cell>
          <table:table-cell office:value-type="float" office:value="-0.470621215567797" calcext:value-type="float">
            <text:p>-0.470621215567797</text:p>
          </table:table-cell>
          <table:table-cell office:value-type="float" office:value="-0.308420634055684" calcext:value-type="float">
            <text:p>-0.308420634055684</text:p>
          </table:table-cell>
          <table:table-cell office:value-type="float" office:value="-0.308414465765527" calcext:value-type="float">
            <text:p>-0.308414465765527</text:p>
          </table:table-cell>
        </table:table-row>
        <table:table-row table:style-name="ro1">
          <table:table-cell office:value-type="string" calcext:value-type="string">
            <text:p>SUCCOAtz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UL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s_M</text:p>
          </table:table-cell>
          <table:table-cell office:value-type="float" office:value="0.0348192142506971" calcext:value-type="float">
            <text:p>0.034819214250697</text:p>
          </table:table-cell>
          <table:table-cell office:value-type="float" office:value="0.580331843916368" calcext:value-type="float">
            <text:p>0.580331843916368</text:p>
          </table:table-cell>
          <table:table-cell office:value-type="float" office:value="0.365199854890209" calcext:value-type="float">
            <text:p>0.365199854890209</text:p>
          </table:table-cell>
          <table:table-cell office:value-type="float" office:value="0.365192551039525" calcext:value-type="float">
            <text:p>0.365192551039525</text:p>
          </table:table-cell>
        </table:table-row>
        <table:table-row table:style-name="ro1">
          <table:table-cell office:value-type="string" calcext:value-type="string">
            <text:p>CYS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s_M</text:p>
          </table:table-cell>
          <table:table-cell office:value-type="float" office:value="-0.00020784997148059" calcext:value-type="float">
            <text:p>-0.000207849971481</text:p>
          </table:table-cell>
          <table:table-cell office:value-type="float" office:value="-0.003464235474667" calcext:value-type="float">
            <text:p>-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s_M</text:p>
          </table:table-cell>
          <table:table-cell office:value-type="float" office:value="-0.000437578887327558" calcext:value-type="float">
            <text:p>-0.000437578887328</text:p>
          </table:table-cell>
          <table:table-cell office:value-type="float" office:value="-0.00729312731508842" calcext:value-type="float">
            <text:p>-0.007293127315088</text:p>
          </table:table-cell>
          <table:table-cell office:value-type="float" office:value="-0.00729312731508832" calcext:value-type="float">
            <text:p>-0.007293127315088</text:p>
          </table:table-cell>
          <table:table-cell office:value-type="float" office:value="-0.00729298145545883" calcext:value-type="float">
            <text:p>-0.007292981455459</text:p>
          </table:table-cell>
        </table:table-row>
        <table:table-row table:style-name="ro1">
          <table:table-cell office:value-type="string" calcext:value-type="string">
            <text:p>LEUts_M</text:p>
          </table:table-cell>
          <table:table-cell office:value-type="float" office:value="-0.000368939061864412" calcext:value-type="float">
            <text:p>-0.000368939061864</text:p>
          </table:table-cell>
          <table:table-cell office:value-type="float" office:value="-0.00614910734409416" calcext:value-type="float">
            <text:p>-0.00614910734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s_M</text:p>
          </table:table-cell>
          <table:table-cell office:value-type="float" office:value="0.000722380951877139" calcext:value-type="float">
            <text:p>0.000722380951877</text:p>
          </table:table-cell>
          <table:table-cell office:value-type="float" office:value="0.0120399233249363" calcext:value-type="float">
            <text:p>0.012039923324936</text:p>
          </table:table-cell>
          <table:table-cell office:value-type="float" office:value="0.0184473220322822" calcext:value-type="float">
            <text:p>0.018447322032282</text:p>
          </table:table-cell>
          <table:table-cell office:value-type="float" office:value="0.0184469530932194" calcext:value-type="float">
            <text:p>0.018446953093219</text:p>
          </table:table-cell>
        </table:table-row>
        <table:table-row table:style-name="ro1">
          <table:table-cell office:value-type="string" calcext:value-type="string">
            <text:p>METts_M</text:p>
          </table:table-cell>
          <table:table-cell office:value-type="float" office:value="-0.000207849971484379" calcext:value-type="float">
            <text:p>-0.000207849971484</text:p>
          </table:table-cell>
          <table:table-cell office:value-type="float" office:value="-0.00346423547473014" calcext:value-type="float">
            <text:p>-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s_M</text:p>
          </table:table-cell>
          <table:table-cell office:value-type="float" office:value="-0.000092234765466103" calcext:value-type="float">
            <text:p>-9.2234765466103E-05</text:p>
          </table:table-cell>
          <table:table-cell office:value-type="float" office:value="-0.00153727683602354" calcext:value-type="float">
            <text:p>-0.001537276836024</text:p>
          </table:table-cell>
          <table:table-cell office:value-type="float" office:value="-0.00153727683602352" calcext:value-type="float">
            <text:p>-0.001537276836024</text:p>
          </table:table-cell>
          <table:table-cell office:value-type="float" office:value="-0.00153724609110162" calcext:value-type="float">
            <text:p>-0.001537246091102</text:p>
          </table:table-cell>
        </table:table-row>
        <table:table-row table:style-name="ro1">
          <table:table-cell office:value-type="string" calcext:value-type="string">
            <text:p>PRO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s_M</text:p>
          </table:table-cell>
          <table:table-cell office:value-type="float" office:value="-0.0117406276460166" calcext:value-type="float">
            <text:p>-0.011740627646017</text:p>
          </table:table-cell>
          <table:table-cell office:value-type="float" office:value="-0.195681040976159" calcext:value-type="float">
            <text:p>-0.195681040976159</text:p>
          </table:table-cell>
          <table:table-cell office:value-type="float" office:value="-0.195681040976211" calcext:value-type="float">
            <text:p>-0.195681040976211</text:p>
          </table:table-cell>
          <table:table-cell office:value-type="float" office:value="-0.195677127433606" calcext:value-type="float">
            <text:p>-0.195677127433606</text:p>
          </table:table-cell>
        </table:table-row>
        <table:table-row table:style-name="ro1">
          <table:table-cell office:value-type="string" calcext:value-type="string">
            <text:p>THRts_M</text:p>
          </table:table-cell>
          <table:table-cell office:value-type="float" office:value="-0.000943797600118263" calcext:value-type="float">
            <text:p>-0.000943797600118</text:p>
          </table:table-cell>
          <table:table-cell office:value-type="float" office:value="-0.0157302746011711" calcext:value-type="float">
            <text:p>-0.015730274601171</text:p>
          </table:table-cell>
          <table:table-cell office:value-type="float" office:value="-0.0157302746011709" calcext:value-type="float">
            <text:p>-0.015730274601171</text:p>
          </table:table-cell>
          <table:table-cell office:value-type="float" office:value="-0.01572996000197" calcext:value-type="float">
            <text:p>-0.01572996000197</text:p>
          </table:table-cell>
        </table:table-row>
        <table:table-row table:style-name="ro1">
          <table:table-cell office:value-type="string" calcext:value-type="string">
            <text:p>TR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s_M</text:p>
          </table:table-cell>
          <table:table-cell office:value-type="float" office:value="-0.000115615206014487" calcext:value-type="float">
            <text:p>-0.000115615206014</text:p>
          </table:table-cell>
          <table:table-cell office:value-type="float" office:value="-0.00192695863864346" calcext:value-type="float">
            <text:p>-0.001926958638643</text:p>
          </table:table-cell>
          <table:table-cell office:value-type="float" office:value="-0.00192695863864343" calcext:value-type="float">
            <text:p>-0.001926958638643</text:p>
          </table:table-cell>
          <table:table-cell office:value-type="float" office:value="-0.00192692010024133" calcext:value-type="float">
            <text:p>-0.001926920100241</text:p>
          </table:table-cell>
        </table:table-row>
        <table:table-row table:style-name="ro1">
          <table:table-cell office:value-type="string" calcext:value-type="string">
            <text:p>VALts_M</text:p>
          </table:table-cell>
          <table:table-cell office:value-type="float" office:value="-0.000926637643752477" calcext:value-type="float">
            <text:p>-0.000926637643752</text:p>
          </table:table-cell>
          <table:table-cell office:value-type="float" office:value="-0.0154442696084225" calcext:value-type="float">
            <text:p>-0.015444269608423</text:p>
          </table:table-cell>
          <table:table-cell office:value-type="float" office:value="-0.0154442696084223" calcext:value-type="float">
            <text:p>-0.015444269608422</text:p>
          </table:table-cell>
          <table:table-cell office:value-type="float" office:value="-0.0154439607292069" calcext:value-type="float">
            <text:p>-0.015443960729207</text:p>
          </table:table-cell>
        </table:table-row>
        <table:table-row table:style-name="ro1">
          <table:table-cell office:value-type="string" calcext:value-type="string">
            <text:p>ARGt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(pi)ts_M</text:p>
          </table:table-cell>
          <table:table-cell office:value-type="float" office:value="0.0130636627364129" calcext:value-type="float">
            <text:p>0.013063662736413</text:p>
          </table:table-cell>
          <table:table-cell office:value-type="float" office:value="0.217732066827794" calcext:value-type="float">
            <text:p>0.217732066827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(pi)t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A(pi)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B(pi)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(pi)tsr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626013566861" calcext:value-type="float">
            <text:p>14.4626013566861</text:p>
          </table:table-cell>
          <table:table-cell office:value-type="float" office:value="14.4623121104371" calcext:value-type="float">
            <text:p>14.4623121104371</text:p>
          </table:table-cell>
        </table:table-row>
        <table:table-row table:style-name="ro1">
          <table:table-cell office:value-type="string" calcext:value-type="string">
            <text:p>3PG(pi)tsr_M</text:p>
          </table:table-cell>
          <table:table-cell office:value-type="float" office:value="-0.342832942962806" calcext:value-type="float">
            <text:p>-0.342832942962806</text:p>
          </table:table-cell>
          <table:table-cell office:value-type="float" office:value="-5.71399666036108" calcext:value-type="float">
            <text:p>-5.71399666036108</text:p>
          </table:table-cell>
          <table:table-cell office:value-type="float" office:value="-20.4356167023493" calcext:value-type="float">
            <text:p>-20.4356167023493</text:p>
          </table:table-cell>
          <table:table-cell office:value-type="float" office:value="-20.4352079981862" calcext:value-type="float">
            <text:p>-20.4352079981862</text:p>
          </table:table-cell>
        </table:table-row>
        <table:table-row table:style-name="ro1">
          <table:table-cell office:value-type="string" calcext:value-type="string">
            <text:p>PEPPI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2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BZ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t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PPt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ts_M</text:p>
          </table:table-cell>
          <table:table-cell office:value-type="float" office:value="-0.888718617791426" calcext:value-type="float">
            <text:p>-0.888718617791426</text:p>
          </table:table-cell>
          <table:table-cell office:value-type="float" office:value="-14.8122732027297" calcext:value-type="float">
            <text:p>-14.8122732027297</text:p>
          </table:table-cell>
          <table:table-cell office:value-type="float" office:value="4.97242411740343" calcext:value-type="float">
            <text:p>4.97242411740343</text:p>
          </table:table-cell>
          <table:table-cell office:value-type="float" office:value="4.97232467090087" calcext:value-type="float">
            <text:p>4.97232467090087</text:p>
          </table:table-cell>
        </table:table-row>
        <table:table-row table:style-name="ro1">
          <table:table-cell office:value-type="string" calcext:value-type="string">
            <text:p>CO2ts_M</text:p>
          </table:table-cell>
          <table:table-cell office:value-type="float" office:value="1.46292901977339" calcext:value-type="float">
            <text:p>1.46292901977339</text:p>
          </table:table-cell>
          <table:table-cell office:value-type="float" office:value="24.3826379725631" calcext:value-type="float">
            <text:p>24.3826379725631</text:p>
          </table:table-cell>
          <table:table-cell office:value-type="float" office:value="24.4282534791372" calcext:value-type="float">
            <text:p>24.4282534791372</text:p>
          </table:table-cell>
          <table:table-cell office:value-type="float" office:value="24.4277649238378" calcext:value-type="float">
            <text:p>24.4277649238378</text:p>
          </table:table-cell>
        </table:table-row>
        <table:table-row table:style-name="ro1">
          <table:table-cell office:value-type="string" calcext:value-type="string">
            <text:p>H2S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32_M</text:p>
          </table:table-cell>
          <table:table-cell office:value-type="float" office:value="0.000298192301592034" calcext:value-type="float">
            <text:p>0.000298192301592</text:p>
          </table:table-cell>
          <table:table-cell office:value-type="float" office:value="0.00496997109063444" calcext:value-type="float">
            <text:p>0.004969971090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4ts_M</text:p>
          </table:table-cell>
          <table:table-cell office:value-type="float" office:value="0.301371755532839" calcext:value-type="float">
            <text:p>0.301371755532839</text:p>
          </table:table-cell>
          <table:table-cell office:value-type="float" office:value="5.02296304946583" calcext:value-type="float">
            <text:p>5.02296304946583</text:p>
          </table:table-cell>
          <table:table-cell office:value-type="float" office:value="4.84067544621582" calcext:value-type="float">
            <text:p>4.84067544621582</text:p>
          </table:table-cell>
          <table:table-cell office:value-type="float" office:value="4.84057863464244" calcext:value-type="float">
            <text:p>4.84057863464244</text:p>
          </table:table-cell>
        </table:table-row>
        <table:table-row table:style-name="ro1">
          <table:table-cell office:value-type="string" calcext:value-type="string">
            <text:p>O2tsr_M</text:p>
          </table:table-cell>
          <table:table-cell office:value-type="float" office:value="-1.29218280064479" calcext:value-type="float">
            <text:p>-1.29218280064479</text:p>
          </table:table-cell>
          <table:table-cell office:value-type="float" office:value="-21.5368107383467" calcext:value-type="float">
            <text:p>-21.5368107383467</text:p>
          </table:table-cell>
          <table:table-cell office:value-type="float" office:value="-14.1508202370992" calcext:value-type="float">
            <text:p>-14.1508202370992</text:p>
          </table:table-cell>
          <table:table-cell office:value-type="float" office:value="-14.1505372263556" calcext:value-type="float">
            <text:p>-14.1505372263556</text:p>
          </table:table-cell>
        </table:table-row>
        <table:table-row table:style-name="ro1">
          <table:table-cell office:value-type="string" calcext:value-type="string">
            <text:p>Pits_M</text:p>
          </table:table-cell>
          <table:table-cell office:value-type="float" office:value="2.39130052991666" calcext:value-type="float">
            <text:p>2.39130052991666</text:p>
          </table:table-cell>
          <table:table-cell office:value-type="float" office:value="39.855805932121" calcext:value-type="float">
            <text:p>39.855805932121</text:p>
          </table:table-cell>
          <table:table-cell office:value-type="float" office:value="20.9948094901312" calcext:value-type="float">
            <text:p>20.9948094901312</text:p>
          </table:table-cell>
          <table:table-cell office:value-type="float" office:value="20.9943896023414" calcext:value-type="float">
            <text:p>20.9943896023414</text:p>
          </table:table-cell>
        </table:table-row>
        <table:table-row table:style-name="ro1">
          <table:table-cell office:value-type="string" calcext:value-type="string">
            <text:p>SO4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2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YSts_M</text:p>
          </table:table-cell>
          <table:table-cell office:value-type="float" office:value="0.000207849971484379" calcext:value-type="float">
            <text:p>0.000207849971484</text:p>
          </table:table-cell>
          <table:table-cell office:value-type="float" office:value="0.00346423547473014" calcext:value-type="float">
            <text:p>0.00346423547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ts_M</text:p>
          </table:table-cell>
          <table:table-cell office:value-type="float" office:value="2.36269488265489" calcext:value-type="float">
            <text:p>2.36269488265489</text:p>
          </table:table-cell>
          <table:table-cell office:value-type="float" office:value="39.3790356092091" calcext:value-type="float">
            <text:p>39.3790356092091</text:p>
          </table:table-cell>
          <table:table-cell office:value-type="float" office:value="20.6995664564631" calcext:value-type="float">
            <text:p>20.6995664564631</text:p>
          </table:table-cell>
          <table:table-cell office:value-type="float" office:value="20.6991524734195" calcext:value-type="float">
            <text:p>20.6991524734195</text:p>
          </table:table-cell>
        </table:table-row>
        <table:table-row table:style-name="ro1">
          <table:table-cell office:value-type="string" calcext:value-type="string">
            <text:p>GLYCRts_M</text:p>
          </table:table-cell>
          <table:table-cell office:value-type="float" office:value="0.254039742869237" calcext:value-type="float">
            <text:p>0.254039742869237</text:p>
          </table:table-cell>
          <table:table-cell office:value-type="float" office:value="4.23408039440158" calcext:value-type="float">
            <text:p>4.23408039440158</text:p>
          </table:table-cell>
          <table:table-cell office:value-type="float" office:value="4.44171270193169" calcext:value-type="float">
            <text:p>4.44171270193169</text:p>
          </table:table-cell>
          <table:table-cell office:value-type="float" office:value="4.44162386945321" calcext:value-type="float">
            <text:p>4.44162386945321</text:p>
          </table:table-cell>
        </table:table-row>
        <table:table-row table:style-name="ro1">
          <table:table-cell office:value-type="string" calcext:value-type="string">
            <text:p>MALFUMts_M</text:p>
          </table:table-cell>
          <table:table-cell office:value-type="float" office:value="-0.00020784997148059" calcext:value-type="float">
            <text:p>-0.000207849971481</text:p>
          </table:table-cell>
          <table:table-cell office:value-type="float" office:value="-0.003464235474667" calcext:value-type="float">
            <text:p>-0.003464235474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A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KGts_M</text:p>
          </table:table-cell>
          <table:table-cell office:value-type="float" office:value="0.255823026005243" calcext:value-type="float">
            <text:p>0.255823026005243</text:p>
          </table:table-cell>
          <table:table-cell office:value-type="float" office:value="4.26380237442938" calcext:value-type="float">
            <text:p>4.26380237442938</text:p>
          </table:table-cell>
          <table:table-cell office:value-type="float" office:value="4.29815249582146" calcext:value-type="float">
            <text:p>4.29815249582146</text:p>
          </table:table-cell>
          <table:table-cell office:value-type="float" office:value="4.29806653448975" calcext:value-type="float">
            <text:p>4.29806653448975</text:p>
          </table:table-cell>
        </table:table-row>
        <table:table-row table:style-name="ro1">
          <table:table-cell office:value-type="string" calcext:value-type="string">
            <text:p>MALGLUts_M</text:p>
          </table:table-cell>
          <table:table-cell office:value-type="float" office:value="0.25376812123044" calcext:value-type="float">
            <text:p>0.25376812123044</text:p>
          </table:table-cell>
          <table:table-cell office:value-type="float" office:value="4.22955327654774" calcext:value-type="float">
            <text:p>4.22955327654774</text:p>
          </table:table-cell>
          <table:table-cell office:value-type="float" office:value="4.28390944718257" calcext:value-type="float">
            <text:p>4.28390944718257</text:p>
          </table:table-cell>
          <table:table-cell office:value-type="float" office:value="4.28382377070619" calcext:value-type="float">
            <text:p>4.28382377070619</text:p>
          </table:table-cell>
        </table:table-row>
        <table:table-row table:style-name="ro1">
          <table:table-cell office:value-type="string" calcext:value-type="string">
            <text:p>SUCFUMts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UMPts_M</text:p>
          </table:table-cell>
          <table:table-cell office:value-type="float" office:value="0.0286056472617682" calcext:value-type="float">
            <text:p>0.028605647261768</text:p>
          </table:table-cell>
          <table:table-cell office:value-type="float" office:value="0.476770322911891" calcext:value-type="float">
            <text:p>0.476770322911891</text:p>
          </table:table-cell>
          <table:table-cell office:value-type="float" office:value="0.295243033663898" calcext:value-type="float">
            <text:p>0.295243033663898</text:p>
          </table:table-cell>
          <table:table-cell office:value-type="float" office:value="0.295237128921741" calcext:value-type="float">
            <text:p>0.295237128921741</text:p>
          </table:table-cell>
        </table:table-row>
        <table:table-row table:style-name="ro1">
          <table:table-cell office:value-type="string" calcext:value-type="string">
            <text:p>PPHN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BUT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4ABUTtsi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2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3abc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(h)tsi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ENTIS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ME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1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1ATPase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s_M</text:p>
          </table:table-cell>
          <table:table-cell office:value-type="float" office:value="0.00375111325043845" calcext:value-type="float">
            <text:p>0.003751113250438</text:p>
          </table:table-cell>
          <table:table-cell office:value-type="float" office:value="0.0625198045450576" calcext:value-type="float">
            <text:p>0.062519804545058</text:p>
          </table:table-cell>
          <table:table-cell office:value-type="float" office:value="0.0566289885596462" calcext:value-type="float">
            <text:p>0.056628988559646</text:p>
          </table:table-cell>
          <table:table-cell office:value-type="float" office:value="0.0566278560074634" calcext:value-type="float">
            <text:p>0.056627856007463</text:p>
          </table:table-cell>
        </table:table-row>
        <table:table-row table:style-name="ro1">
          <table:table-cell office:value-type="string" calcext:value-type="string">
            <text:p>NA1H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3t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SUCts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ACGLUts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GLYBET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t2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5GSAtr_M</text:p>
          </table:table-cell>
          <table:table-cell office:value-type="float" office:value="0.00205490477480295" calcext:value-type="float">
            <text:p>0.002054904774803</text:p>
          </table:table-cell>
          <table:table-cell office:value-type="float" office:value="0.0342490978816407" calcext:value-type="float">
            <text:p>0.034249097881641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ACORN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dap-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M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KAUR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AND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Z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NE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R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N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(h)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DAt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R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C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A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B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RDabc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GLU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2tv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3tv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2t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2v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COAab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COAab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COAab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COAab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COAab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COAab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COAab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2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x_M</text:p>
          </table:table-cell>
          <table:table-cell office:value-type="float" office:value="-0.254039742869237" calcext:value-type="float">
            <text:p>-0.254039742869237</text:p>
          </table:table-cell>
          <table:table-cell office:value-type="float" office:value="-4.23408039440158" calcext:value-type="float">
            <text:p>-4.23408039440158</text:p>
          </table:table-cell>
          <table:table-cell office:value-type="float" office:value="-4.44171270193169" calcext:value-type="float">
            <text:p>-4.44171270193169</text:p>
          </table:table-cell>
          <table:table-cell office:value-type="float" office:value="-4.44162386945321" calcext:value-type="float">
            <text:p>-4.44162386945321</text:p>
          </table:table-cell>
        </table:table-row>
        <table:table-row table:style-name="ro1">
          <table:table-cell office:value-type="string" calcext:value-type="string">
            <text:p>SERtx_M</text:p>
          </table:table-cell>
          <table:table-cell office:value-type="float" office:value="0.254039742869237" calcext:value-type="float">
            <text:p>0.254039742869237</text:p>
          </table:table-cell>
          <table:table-cell office:value-type="float" office:value="4.23408039440158" calcext:value-type="float">
            <text:p>4.23408039440158</text:p>
          </table:table-cell>
          <table:table-cell office:value-type="float" office:value="4.44171270193169" calcext:value-type="float">
            <text:p>4.44171270193169</text:p>
          </table:table-cell>
          <table:table-cell office:value-type="float" office:value="4.44162386945321" calcext:value-type="float">
            <text:p>4.44162386945321</text:p>
          </table:table-cell>
        </table:table-row>
        <table:table-row table:style-name="ro1">
          <table:table-cell office:value-type="string" calcext:value-type="string">
            <text:p>GLYCLTtx_M</text:p>
          </table:table-cell>
          <table:table-cell office:value-type="float" office:value="0.508079485738474" calcext:value-type="float">
            <text:p>0.508079485738474</text:p>
          </table:table-cell>
          <table:table-cell office:value-type="float" office:value="8.46816078880316" calcext:value-type="float">
            <text:p>8.46816078880316</text:p>
          </table:table-cell>
          <table:table-cell office:value-type="float" office:value="8.8004839559663" calcext:value-type="float">
            <text:p>8.8004839559663</text:p>
          </table:table-cell>
          <table:table-cell office:value-type="float" office:value="8.80030794980511" calcext:value-type="float">
            <text:p>8.80030794980511</text:p>
          </table:table-cell>
        </table:table-row>
        <table:table-row table:style-name="ro1">
          <table:table-cell office:value-type="string" calcext:value-type="string">
            <text:p>MALOAAtx_M</text:p>
          </table:table-cell>
          <table:table-cell office:value-type="float" office:value="-0.194308191914528" calcext:value-type="float">
            <text:p>-0.194308191914528</text:p>
          </table:table-cell>
          <table:table-cell office:value-type="float" office:value="-3.23853463463944" calcext:value-type="float">
            <text:p>-3.23853463463944</text:p>
          </table:table-cell>
          <table:table-cell office:value-type="float" office:value="-3.23853463463915" calcext:value-type="float">
            <text:p>-3.23853463463915</text:p>
          </table:table-cell>
          <table:table-cell office:value-type="float" office:value="-3.23846986524228" calcext:value-type="float">
            <text:p>-3.23846986524228</text:p>
          </table:table-cell>
        </table:table-row>
        <table:table-row table:style-name="ro1">
          <table:table-cell office:value-type="string" calcext:value-type="string">
            <text:p>H2Otx_M</text:p>
          </table:table-cell>
          <table:table-cell office:value-type="float" office:value="-0.477276743144928" calcext:value-type="float">
            <text:p>-0.477276743144928</text:p>
          </table:table-cell>
          <table:table-cell office:value-type="float" office:value="-7.95477147799651" calcext:value-type="float">
            <text:p>-7.95477147799651</text:p>
          </table:table-cell>
          <table:table-cell office:value-type="float" office:value="-8.18364268785562" calcext:value-type="float">
            <text:p>-8.18364268785562</text:p>
          </table:table-cell>
          <table:table-cell office:value-type="float" office:value="-8.18347901827332" calcext:value-type="float">
            <text:p>-8.18347901827332</text:p>
          </table:table-cell>
        </table:table-row>
        <table:table-row table:style-name="ro1">
          <table:table-cell office:value-type="string" calcext:value-type="string">
            <text:p>CITx_M</text:p>
          </table:table-cell>
          <table:table-cell office:value-type="float" office:value="-0.0154013712967733" calcext:value-type="float">
            <text:p>-0.015401371296773</text:p>
          </table:table-cell>
          <table:table-cell office:value-type="float" office:value="-0.256694655403321" calcext:value-type="float">
            <text:p>-0.256694655403321</text:p>
          </table:table-cell>
          <table:table-cell office:value-type="float" office:value="-0.30842063405534" calcext:value-type="float">
            <text:p>-0.30842063405534</text:p>
          </table:table-cell>
          <table:table-cell office:value-type="float" office:value="-0.308414465765899" calcext:value-type="float">
            <text:p>-0.308414465765899</text:p>
          </table:table-cell>
        </table:table-row>
        <table:table-row table:style-name="ro1">
          <table:table-cell office:value-type="string" calcext:value-type="string">
            <text:p>CO2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x_M</text:p>
          </table:table-cell>
          <table:table-cell office:value-type="float" office:value="0.254039742869237" calcext:value-type="float">
            <text:p>0.254039742869237</text:p>
          </table:table-cell>
          <table:table-cell office:value-type="float" office:value="4.23408039440158" calcext:value-type="float">
            <text:p>4.23408039440158</text:p>
          </table:table-cell>
          <table:table-cell office:value-type="float" office:value="4.40024197798315" calcext:value-type="float">
            <text:p>4.40024197798315</text:p>
          </table:table-cell>
          <table:table-cell office:value-type="float" office:value="4.40015397490256" calcext:value-type="float">
            <text:p>4.40015397490256</text:p>
          </table:table-cell>
        </table:table-row>
        <table:table-row table:style-name="ro1">
          <table:table-cell office:value-type="string" calcext:value-type="string">
            <text:p>PI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tc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2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C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4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tx_M</text:p>
          </table:table-cell>
          <table:table-cell office:value-type="float" office:value="0.0308027425935466" calcext:value-type="float">
            <text:p>0.030802742593547</text:p>
          </table:table-cell>
          <table:table-cell office:value-type="float" office:value="0.513389310806642" calcext:value-type="float">
            <text:p>0.513389310806642</text:p>
          </table:table-cell>
          <table:table-cell office:value-type="float" office:value="0.61684126811068" calcext:value-type="float">
            <text:p>0.61684126811068</text:p>
          </table:table-cell>
          <table:table-cell office:value-type="float" office:value="0.616828931531797" calcext:value-type="float">
            <text:p>0.616828931531797</text:p>
          </table:table-cell>
        </table:table-row>
        <table:table-row table:style-name="ro1">
          <table:table-cell office:value-type="string" calcext:value-type="string">
            <text:p>COA(h)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Xtx_M</text:p>
          </table:table-cell>
          <table:table-cell office:value-type="float" office:value="-0.238638371572464" calcext:value-type="float">
            <text:p>-0.238638371572464</text:p>
          </table:table-cell>
          <table:table-cell office:value-type="float" office:value="-3.97738573899826" calcext:value-type="float">
            <text:p>-3.97738573899826</text:p>
          </table:table-cell>
          <table:table-cell office:value-type="float" office:value="-4.05035061997927" calcext:value-type="float">
            <text:p>-4.05035061997927</text:p>
          </table:table-cell>
          <table:table-cell office:value-type="float" office:value="-4.050269614586" calcext:value-type="float">
            <text:p>-4.050269614586</text:p>
          </table:table-cell>
        </table:table-row>
        <table:table-row table:style-name="ro1">
          <table:table-cell office:value-type="string" calcext:value-type="string">
            <text:p>GLU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Rtx_M</text:p>
          </table:table-cell>
          <table:table-cell office:value-type="float" office:value="0.254039742869237" calcext:value-type="float">
            <text:p>0.254039742869237</text:p>
          </table:table-cell>
          <table:table-cell office:value-type="float" office:value="4.23408039440158" calcext:value-type="float">
            <text:p>4.23408039440158</text:p>
          </table:table-cell>
          <table:table-cell office:value-type="float" office:value="4.44171270193169" calcext:value-type="float">
            <text:p>4.44171270193169</text:p>
          </table:table-cell>
          <table:table-cell office:value-type="float" office:value="4.44162386945321" calcext:value-type="float">
            <text:p>4.44162386945321</text:p>
          </table:table-cell>
        </table:table-row>
        <table:table-row table:style-name="ro1">
          <table:table-cell office:value-type="string" calcext:value-type="string">
            <text:p>FADH2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2tx_M</text:p>
          </table:table-cell>
          <table:table-cell office:value-type="float" office:value="0.044330179657936" calcext:value-type="float">
            <text:p>0.044330179657936</text:p>
          </table:table-cell>
          <table:table-cell office:value-type="float" office:value="0.738851104358819" calcext:value-type="float">
            <text:p>0.738851104358819</text:p>
          </table:table-cell>
          <table:table-cell office:value-type="float" office:value="0.894757433237206" calcext:value-type="float">
            <text:p>0.894757433237206</text:p>
          </table:table-cell>
          <table:table-cell office:value-type="float" office:value="0.894739538445036" calcext:value-type="float">
            <text:p>0.894739538445036</text:p>
          </table:table-cell>
        </table:table-row>
        <table:table-row table:style-name="ro1">
          <table:table-cell office:value-type="string" calcext:value-type="string">
            <text:p>NADPtx_M</text:p>
          </table:table-cell>
          <table:table-cell office:value-type="float" office:value="-0.044330179657936" calcext:value-type="float">
            <text:p>-0.044330179657936</text:p>
          </table:table-cell>
          <table:table-cell office:value-type="float" office:value="-0.738851104358819" calcext:value-type="float">
            <text:p>-0.738851104358819</text:p>
          </table:table-cell>
          <table:table-cell office:value-type="float" office:value="-0.894757433237206" calcext:value-type="float">
            <text:p>-0.894757433237206</text:p>
          </table:table-cell>
          <table:table-cell office:value-type="float" office:value="-0.894739538445036" calcext:value-type="float">
            <text:p>-0.894739538445036</text:p>
          </table:table-cell>
        </table:table-row>
        <table:table-row table:style-name="ro1">
          <table:table-cell office:value-type="string" calcext:value-type="string">
            <text:p>MTHGXL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COA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40COA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DA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4t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Co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Co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Co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Co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Co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Co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CoA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2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SIDE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16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18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YDRO1016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YDRO1018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DRO91018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t2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2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OA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(h)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LYC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D1INO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OST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H2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tr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u_M</text:p>
          </table:table-cell>
          <table:table-cell office:value-type="float" office:value="1.95026968242013" calcext:value-type="float">
            <text:p>1.95026968242013</text:p>
          </table:table-cell>
          <table:table-cell office:value-type="float" office:value="32.5051447968963" calcext:value-type="float">
            <text:p>32.5051447968963</text:p>
          </table:table-cell>
          <table:table-cell office:value-type="float" office:value="23.26386338618" calcext:value-type="float">
            <text:p>23.26386338618</text:p>
          </table:table-cell>
          <table:table-cell office:value-type="float" office:value="23.2633981182174" calcext:value-type="float">
            <text:p>23.2633981182174</text:p>
          </table:table-cell>
        </table:table-row>
        <table:table-row table:style-name="ro1">
          <table:table-cell office:value-type="string" calcext:value-type="string">
            <text:p>H2Otu_M</text:p>
          </table:table-cell>
          <table:table-cell office:value-type="float" office:value="-3.90053936484026" calcext:value-type="float">
            <text:p>-3.90053936484026</text:p>
          </table:table-cell>
          <table:table-cell office:value-type="float" office:value="-65.0102895937926" calcext:value-type="float">
            <text:p>-65.0102895937926</text:p>
          </table:table-cell>
          <table:table-cell office:value-type="float" office:value="-46.5277267723599" calcext:value-type="float">
            <text:p>-46.5277267723599</text:p>
          </table:table-cell>
          <table:table-cell office:value-type="float" office:value="-46.5267962364349" calcext:value-type="float">
            <text:p>-46.5267962364349</text:p>
          </table:table-cell>
        </table:table-row>
        <table:table-row table:style-name="ro1">
          <table:table-cell office:value-type="string" calcext:value-type="string">
            <text:p>DM_12O9DD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3-NON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3-NOND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9-NONAN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CRTNL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CT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DE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FZL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MOB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MYGD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PGNNP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VITE1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GPT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ILIVERD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RSNL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T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UTI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DAVERINE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MP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MPSTFER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TC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ERDT(r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EROOL(r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HSTEROL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HUMU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NDM35D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OA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OUM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OUMOH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PP1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RPE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YARTFER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YTC(m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YTC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-ZTN7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-ZTN9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ZTN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BZCAROT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Z7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Z9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Z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VCHLDA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IHKAUR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LM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NTB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PCTC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PLZ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RGTOL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THYLENE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13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17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29CAT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34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51CAT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8CAT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98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ENTDP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HUML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HUMU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ORNTN2GCOUM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PADNE7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PADNE9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SCPRN2GCOUM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SCPRN2GFER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VTXN2GFER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ILE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LEU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VAL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KMPFL3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ACXAN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GNCOL(r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GNDT(r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IM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TNNP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UTEI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MNQNNE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MOMA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RNT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C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E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F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S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AS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OM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otonDrain(u)_M</text:p>
          </table:table-cell>
          <table:table-cell office:value-type="float" office:value="23.0334171282041" calcext:value-type="float">
            <text:p>23.0334171282041</text:p>
          </table:table-cell>
          <table:table-cell office:value-type="float" office:value="383.897963275778" calcext:value-type="float">
            <text:p>383.897963275778</text:p>
          </table:table-cell>
          <table:table-cell office:value-type="float" office:value="288.145630005907" calcext:value-type="float">
            <text:p>288.145630005907</text:p>
          </table:table-cell>
          <table:table-cell office:value-type="float" office:value="288.13986720856" calcext:value-type="float">
            <text:p>288.13986720856</text:p>
          </table:table-cell>
        </table:table-row>
        <table:table-row table:style-name="ro1">
          <table:table-cell office:value-type="string" calcext:value-type="string">
            <text:p>DM_PHTC-A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TC-B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TC-D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TC-E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INBA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LAST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LGN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QNNE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RIMARDN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QRCTN3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CLG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Q12DGR_OS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RNT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TCSD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RICIN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RP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7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9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G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R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VTXN(c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YVITE(s)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SI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SII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loem_M</text:p>
          </table:table-cell>
          <table:table-cell office:value-type="float" office:value="0.0015777370454605" calcext:value-type="float">
            <text:p>0.001577737045461</text:p>
          </table:table-cell>
          <table:table-cell office:value-type="float" office:value="0.0262961433366901" calcext:value-type="float">
            <text:p>0.02629614333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am_atp_c_M</text:p>
          </table:table-cell>
          <table:table-cell office:value-type="float" office:value="2.79918181818182" calcext:value-type="float">
            <text:p>2.79918181818182</text:p>
          </table:table-cell>
          <table:table-cell office:value-type="float" office:value="46.6539633636364" calcext:value-type="float">
            <text:p>46.6539633636364</text:p>
          </table:table-cell>
          <table:table-cell office:value-type="float" office:value="6.98659427454545" calcext:value-type="float">
            <text:p>6.98659427454545</text:p>
          </table:table-cell>
          <table:table-cell office:value-type="float" office:value="6.98645454545455" calcext:value-type="float">
            <text:p>6.98645454545455</text:p>
          </table:table-cell>
        </table:table-row>
        <table:table-row table:style-name="ro1">
          <table:table-cell office:value-type="string" calcext:value-type="string">
            <text:p>ngam_atp_s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am_atp_x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am_atp_m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am_nadphox_c_M</text:p>
          </table:table-cell>
          <table:table-cell office:value-type="float" office:value="0.30001479207373" calcext:value-type="float">
            <text:p>0.30001479207373</text:p>
          </table:table-cell>
          <table:table-cell office:value-type="float" office:value="5.00034653949287" calcext:value-type="float">
            <text:p>5.00034653949287</text:p>
          </table:table-cell>
          <table:table-cell office:value-type="float" office:value="0.459235490434837" calcext:value-type="float">
            <text:p>0.459235490434837</text:p>
          </table:table-cell>
          <table:table-cell office:value-type="float" office:value="0.459226305910795" calcext:value-type="float">
            <text:p>0.459226305910795</text:p>
          </table:table-cell>
        </table:table-row>
        <table:table-row table:style-name="ro1">
          <table:table-cell office:value-type="string" calcext:value-type="string">
            <text:p>ngam_nadphox_s_M</text:p>
          </table:table-cell>
          <table:table-cell office:value-type="float" office:value="0.30001479207373" calcext:value-type="float">
            <text:p>0.30001479207373</text:p>
          </table:table-cell>
          <table:table-cell office:value-type="float" office:value="5.00034653949287" calcext:value-type="float">
            <text:p>5.00034653949287</text:p>
          </table:table-cell>
          <table:table-cell office:value-type="float" office:value="0.459235490434837" calcext:value-type="float">
            <text:p>0.459235490434837</text:p>
          </table:table-cell>
          <table:table-cell office:value-type="float" office:value="0.459226305910795" calcext:value-type="float">
            <text:p>0.459226305910795</text:p>
          </table:table-cell>
        </table:table-row>
        <table:table-row table:style-name="ro1">
          <table:table-cell office:value-type="string" calcext:value-type="string">
            <text:p>ngam_nadphox_m_M</text:p>
          </table:table-cell>
          <table:table-cell office:value-type="float" office:value="0.30001479207373" calcext:value-type="float">
            <text:p>0.30001479207373</text:p>
          </table:table-cell>
          <table:table-cell office:value-type="float" office:value="5.00034653949287" calcext:value-type="float">
            <text:p>5.00034653949287</text:p>
          </table:table-cell>
          <table:table-cell office:value-type="float" office:value="0.459235490434837" calcext:value-type="float">
            <text:p>0.459235490434837</text:p>
          </table:table-cell>
          <table:table-cell office:value-type="float" office:value="0.459226305910795" calcext:value-type="float">
            <text:p>0.459226305910795</text:p>
          </table:table-cell>
        </table:table-row>
        <table:table-row table:style-name="ro1">
          <table:table-cell office:value-type="string" calcext:value-type="string">
            <text:p>RBPOs_M</text:p>
          </table:table-cell>
          <table:table-cell office:value-type="float" office:value="0.508079485738474" calcext:value-type="float">
            <text:p>0.508079485738474</text:p>
          </table:table-cell>
          <table:table-cell office:value-type="float" office:value="8.46816078880316" calcext:value-type="float">
            <text:p>8.46816078880316</text:p>
          </table:table-cell>
          <table:table-cell office:value-type="float" office:value="8.88342540386339" calcext:value-type="float">
            <text:p>8.88342540386339</text:p>
          </table:table-cell>
          <table:table-cell office:value-type="float" office:value="8.88324773890643" calcext:value-type="float">
            <text:p>8.88324773890643</text:p>
          </table:table-cell>
        </table:table-row>
        <table:table-row table:style-name="ro1">
          <table:table-cell office:value-type="string" calcext:value-type="string">
            <text:p>DM_o2(c)_M</text:p>
          </table:table-cell>
          <table:table-cell office:value-type="float" office:value="0.57381804603408" calcext:value-type="float">
            <text:p>0.57381804603408</text:p>
          </table:table-cell>
          <table:table-cell office:value-type="float" office:value="9.56382537325001" calcext:value-type="float">
            <text:p>9.56382537325001</text:p>
          </table:table-cell>
          <table:table-cell office:value-type="float" office:value="7.09611284956231" calcext:value-type="float">
            <text:p>7.09611284956231</text:p>
          </table:table-cell>
          <table:table-cell office:value-type="float" office:value="7.09597093014363" calcext:value-type="float">
            <text:p>7.09597093014363</text:p>
          </table:table-cell>
        </table:table-row>
        <table:table-row table:style-name="ro1">
          <table:table-cell office:value-type="string" calcext:value-type="string">
            <text:p>Coleoptile_Bioma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w_Bioma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_OS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_OS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_O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_O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_O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_O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_blue_LED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_red_LED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_white_LED_BS</text:p>
          </table:table-cell>
          <table:table-cell office:value-type="float" office:value="4.3335703726757" calcext:value-type="float">
            <text:p>4.3335703726757</text:p>
          </table:table-cell>
          <table:table-cell office:value-type="float" office:value="72.2276174013859" calcext:value-type="float">
            <text:p>72.2276174013859</text:p>
          </table:table-cell>
          <table:table-cell office:value-type="float" office:value="54.0138741706729" calcext:value-type="float">
            <text:p>54.0138741706729</text:p>
          </table:table-cell>
          <table:table-cell office:value-type="float" office:value="54.0127939147941" calcext:value-type="float">
            <text:p>54.0127939147941</text:p>
          </table:table-cell>
        </table:table-row>
        <table:table-row table:style-name="ro1">
          <table:table-cell office:value-type="string" calcext:value-type="string">
            <text:p>PRISM_green_LED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_solar_litho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41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430(u)_BS</text:p>
          </table:table-cell>
          <table:table-cell office:value-type="float" office:value="0.0118020238850713" calcext:value-type="float">
            <text:p>0.011802023885071</text:p>
          </table:table-cell>
          <table:table-cell office:value-type="float" office:value="0.196704332092484" calcext:value-type="float">
            <text:p>0.196704332092484</text:p>
          </table:table-cell>
          <table:table-cell office:value-type="float" office:value="0.14710111484704" calcext:value-type="float">
            <text:p>0.14710111484704</text:p>
          </table:table-cell>
          <table:table-cell office:value-type="float" office:value="0.147098172883581" calcext:value-type="float">
            <text:p>0.147098172883581</text:p>
          </table:table-cell>
        </table:table-row>
        <table:table-row table:style-name="ro1">
          <table:table-cell office:value-type="string" calcext:value-type="string">
            <text:p>RPSI_450(u)_BS</text:p>
          </table:table-cell>
          <table:table-cell office:value-type="float" office:value="0.58905409964693" calcext:value-type="float">
            <text:p>0.58905409964693</text:p>
          </table:table-cell>
          <table:table-cell office:value-type="float" office:value="9.81776467881538" calcext:value-type="float">
            <text:p>9.81776467881538</text:p>
          </table:table-cell>
          <table:table-cell office:value-type="float" office:value="7.34200469401937" calcext:value-type="float">
            <text:p>7.34200469401937</text:p>
          </table:table-cell>
          <table:table-cell office:value-type="float" office:value="7.34185785686217" calcext:value-type="float">
            <text:p>7.34185785686217</text:p>
          </table:table-cell>
        </table:table-row>
        <table:table-row table:style-name="ro1">
          <table:table-cell office:value-type="string" calcext:value-type="string">
            <text:p>RPSI_470(u)_BS</text:p>
          </table:table-cell>
          <table:table-cell office:value-type="float" office:value="0.823256749155874" calcext:value-type="float">
            <text:p>0.823256749155874</text:p>
          </table:table-cell>
          <table:table-cell office:value-type="float" office:value="13.721220238181" calcext:value-type="float">
            <text:p>13.721220238181</text:p>
          </table:table-cell>
          <table:table-cell office:value-type="float" office:value="10.2611201930492" calcext:value-type="float">
            <text:p>10.2611201930492</text:p>
          </table:table-cell>
          <table:table-cell office:value-type="float" office:value="10.2609149747497" calcext:value-type="float">
            <text:p>10.2609149747497</text:p>
          </table:table-cell>
        </table:table-row>
        <table:table-row table:style-name="ro1">
          <table:table-cell office:value-type="string" calcext:value-type="string">
            <text:p>RPSI_49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1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3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5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_570(u)_BS</text:p>
          </table:table-cell>
          <table:table-cell office:value-type="float" office:value="0.0199004336887751" calcext:value-type="float">
            <text:p>0.019900433688775</text:p>
          </table:table-cell>
          <table:table-cell office:value-type="float" office:value="0.331680528290814" calcext:value-type="float">
            <text:p>0.331680528290814</text:p>
          </table:table-cell>
          <table:table-cell office:value-type="float" office:value="0.248040167522106" calcext:value-type="float">
            <text:p>0.248040167522106</text:p>
          </table:table-cell>
          <table:table-cell office:value-type="float" office:value="0.248035206817967" calcext:value-type="float">
            <text:p>0.248035206817967</text:p>
          </table:table-cell>
        </table:table-row>
        <table:table-row table:style-name="ro1">
          <table:table-cell office:value-type="string" calcext:value-type="string">
            <text:p>RPSI_590(u)_BS</text:p>
          </table:table-cell>
          <table:table-cell office:value-type="float" office:value="0.00253591871068237" calcext:value-type="float">
            <text:p>0.002535918710682</text:p>
          </table:table-cell>
          <table:table-cell office:value-type="float" office:value="0.042266157150943" calcext:value-type="float">
            <text:p>0.042266157150943</text:p>
          </table:table-cell>
          <table:table-cell office:value-type="float" office:value="0.0316078388871944" calcext:value-type="float">
            <text:p>0.031607838887194</text:p>
          </table:table-cell>
          <table:table-cell office:value-type="float" office:value="0.0316072067430592" calcext:value-type="float">
            <text:p>0.031607206743059</text:p>
          </table:table-cell>
        </table:table-row>
        <table:table-row table:style-name="ro1">
          <table:table-cell office:value-type="string" calcext:value-type="string">
            <text:p>RPSI_610(u)_BS</text:p>
          </table:table-cell>
          <table:table-cell office:value-type="float" office:value="0.00380407147283592" calcext:value-type="float">
            <text:p>0.003804071472836</text:p>
          </table:table-cell>
          <table:table-cell office:value-type="float" office:value="0.0634024592377564" calcext:value-type="float">
            <text:p>0.063402459237756</text:p>
          </table:table-cell>
          <table:table-cell office:value-type="float" office:value="0.0474141689645944" calcext:value-type="float">
            <text:p>0.047414168964594</text:p>
          </table:table-cell>
          <table:table-cell office:value-type="float" office:value="0.04741322070018" calcext:value-type="float">
            <text:p>0.04741322070018</text:p>
          </table:table-cell>
        </table:table-row>
        <table:table-row table:style-name="ro1">
          <table:table-cell office:value-type="string" calcext:value-type="string">
            <text:p>RPSI_630(u)_BS</text:p>
          </table:table-cell>
          <table:table-cell office:value-type="float" office:value="0.0611087592176932" calcext:value-type="float">
            <text:p>0.061108759217693</text:p>
          </table:table-cell>
          <table:table-cell office:value-type="float" office:value="1.01849968988129" calcext:value-type="float">
            <text:p>1.01849968988129</text:p>
          </table:table-cell>
          <table:table-cell office:value-type="float" office:value="0.761663143149201" calcext:value-type="float">
            <text:p>0.761663143149201</text:p>
          </table:table-cell>
          <table:table-cell office:value-type="float" office:value="0.761647910190991" calcext:value-type="float">
            <text:p>0.761647910190991</text:p>
          </table:table-cell>
        </table:table-row>
        <table:table-row table:style-name="ro1">
          <table:table-cell office:value-type="string" calcext:value-type="string">
            <text:p>RPSI_650(u)_BS</text:p>
          </table:table-cell>
          <table:table-cell office:value-type="float" office:value="0.607164211574312" calcext:value-type="float">
            <text:p>0.607164211574312</text:p>
          </table:table-cell>
          <table:table-cell office:value-type="float" office:value="10.1196059143091" calcext:value-type="float">
            <text:p>10.1196059143091</text:p>
          </table:table-cell>
          <table:table-cell office:value-type="float" office:value="7.56773018656709" calcext:value-type="float">
            <text:p>7.56773018656709</text:p>
          </table:table-cell>
          <table:table-cell office:value-type="float" office:value="7.56757883499033" calcext:value-type="float">
            <text:p>7.56757883499033</text:p>
          </table:table-cell>
        </table:table-row>
        <table:table-row table:style-name="ro1">
          <table:table-cell office:value-type="string" calcext:value-type="string">
            <text:p>RPSI_670(u)_BS</text:p>
          </table:table-cell>
          <table:table-cell office:value-type="float" office:value="0.229398300557014" calcext:value-type="float">
            <text:p>0.229398300557014</text:p>
          </table:table-cell>
          <table:table-cell office:value-type="float" office:value="3.82338147538375" calcext:value-type="float">
            <text:p>3.82338147538375</text:p>
          </table:table-cell>
          <table:table-cell office:value-type="float" office:value="4.1614067603728" calcext:value-type="float">
            <text:p>4.1614067603728</text:p>
          </table:table-cell>
          <table:table-cell office:value-type="float" office:value="4.16132353390203" calcext:value-type="float">
            <text:p>4.16132353390203</text:p>
          </table:table-cell>
        </table:table-row>
        <table:table-row table:style-name="ro1">
          <table:table-cell office:value-type="string" calcext:value-type="string">
            <text:p>RPSI_69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1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3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5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7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490(u)_BS</text:p>
          </table:table-cell>
          <table:table-cell office:value-type="float" office:value="0.218368225391365" calcext:value-type="float">
            <text:p>0.218368225391365</text:p>
          </table:table-cell>
          <table:table-cell office:value-type="float" office:value="3.63954321259789" calcext:value-type="float">
            <text:p>3.63954321259789</text:p>
          </table:table-cell>
          <table:table-cell office:value-type="float" office:value="2.72175431222541" calcext:value-type="float">
            <text:p>2.72175431222541</text:p>
          </table:table-cell>
          <table:table-cell office:value-type="float" office:value="2.72169987822782" calcext:value-type="float">
            <text:p>2.72169987822782</text:p>
          </table:table-cell>
        </table:table-row>
        <table:table-row table:style-name="ro1">
          <table:table-cell office:value-type="string" calcext:value-type="string">
            <text:p>RPSII_510(u)_BS</text:p>
          </table:table-cell>
          <table:table-cell office:value-type="float" office:value="0.63956529886177" calcext:value-type="float">
            <text:p>0.63956529886177</text:p>
          </table:table-cell>
          <table:table-cell office:value-type="float" office:value="10.6596348361291" calcext:value-type="float">
            <text:p>10.6596348361291</text:p>
          </table:table-cell>
          <table:table-cell office:value-type="float" office:value="7.97157923048078" calcext:value-type="float">
            <text:p>7.97157923048078</text:p>
          </table:table-cell>
          <table:table-cell office:value-type="float" office:value="7.97141980208467" calcext:value-type="float">
            <text:p>7.97141980208467</text:p>
          </table:table-cell>
        </table:table-row>
        <table:table-row table:style-name="ro1">
          <table:table-cell office:value-type="string" calcext:value-type="string">
            <text:p>RPSII_530(u)_BS</text:p>
          </table:table-cell>
          <table:table-cell office:value-type="float" office:value="0.572235985389746" calcext:value-type="float">
            <text:p>0.572235985389746</text:p>
          </table:table-cell>
          <table:table-cell office:value-type="float" office:value="9.5374571684909" calcext:value-type="float">
            <text:p>9.5374571684909</text:p>
          </table:table-cell>
          <table:table-cell office:value-type="float" office:value="7.13238273587527" calcext:value-type="float">
            <text:p>7.13238273587527</text:p>
          </table:table-cell>
          <table:table-cell office:value-type="float" office:value="7.13224009107339" calcext:value-type="float">
            <text:p>7.13224009107339</text:p>
          </table:table-cell>
        </table:table-row>
        <table:table-row table:style-name="ro1">
          <table:table-cell office:value-type="string" calcext:value-type="string">
            <text:p>RPSII_550(u)_BS</text:p>
          </table:table-cell>
          <table:table-cell office:value-type="float" office:value="0.136081086750317" calcext:value-type="float">
            <text:p>0.136081086750317</text:p>
          </table:table-cell>
          <table:table-cell office:value-type="float" office:value="2.26806347286753" calcext:value-type="float">
            <text:p>2.26806347286753</text:p>
          </table:table-cell>
          <table:table-cell office:value-type="float" office:value="1.69612261129654" calcext:value-type="float">
            <text:p>1.69612261129654</text:p>
          </table:table-cell>
          <table:table-cell office:value-type="float" office:value="1.69608868952274" calcext:value-type="float">
            <text:p>1.69608868952274</text:p>
          </table:table-cell>
        </table:table-row>
        <table:table-row table:style-name="ro1">
          <table:table-cell office:value-type="string" calcext:value-type="string">
            <text:p>RPSII_57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59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1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3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50(u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SII_670(u)_BS</text:p>
          </table:table-cell>
          <table:table-cell office:value-type="float" office:value="0.405002158129624" calcext:value-type="float">
            <text:p>0.405002158129624</text:p>
          </table:table-cell>
          <table:table-cell office:value-type="float" office:value="6.75017096954644" calcext:value-type="float">
            <text:p>6.75017096954644</text:p>
          </table:table-cell>
          <table:table-cell office:value-type="float" office:value="3.74579760058001" calcext:value-type="float">
            <text:p>3.74579760058001</text:p>
          </table:table-cell>
          <table:table-cell office:value-type="float" office:value="3.74572268612631" calcext:value-type="float">
            <text:p>3.74572268612631</text:p>
          </table:table-cell>
        </table:table-row>
        <table:table-row table:style-name="ro1">
          <table:table-cell office:value-type="string" calcext:value-type="string">
            <text:p>RPSII_690(u)_BS</text:p>
          </table:table-cell>
          <table:table-cell office:value-type="float" office:value="0.0141203918550992" calcext:value-type="float">
            <text:p>0.014120391855099</text:p>
          </table:table-cell>
          <table:table-cell office:value-type="float" office:value="0.235344571048939" calcext:value-type="float">
            <text:p>0.235344571048939</text:p>
          </table:table-cell>
          <table:table-cell office:value-type="float" office:value="0.175997388599232" calcext:value-type="float">
            <text:p>0.175997388599232</text:p>
          </table:table-cell>
          <table:table-cell office:value-type="float" office:value="0.175993868721856" calcext:value-type="float">
            <text:p>0.175993868721856</text:p>
          </table:table-cell>
        </table:table-row>
        <table:table-row table:style-name="ro1">
          <table:table-cell office:value-type="string" calcext:value-type="string">
            <text:p>CO2tex_BS</text:p>
          </table:table-cell>
          <table:table-cell office:value-type="float" office:value="0.121090909090909" calcext:value-type="float">
            <text:p>0.121090909090909</text:p>
          </table:table-cell>
          <table:table-cell office:value-type="float" office:value="2.01822218181819" calcext:value-type="float">
            <text:p>2.01822218181819</text:p>
          </table:table-cell>
          <table:table-cell office:value-type="float" office:value="2.0182221818182" calcext:value-type="float">
            <text:p>2.0182221818182</text:p>
          </table:table-cell>
          <table:table-cell office:value-type="float" office:value="2.01818181818182" calcext:value-type="float">
            <text:p>2.01818181818182</text:p>
          </table:table-cell>
        </table:table-row>
        <table:table-row table:style-name="ro1">
          <table:table-cell office:value-type="string" calcext:value-type="string">
            <text:p>H2Otex_BS</text:p>
          </table:table-cell>
          <table:table-cell office:value-type="float" office:value="0.0349464331932728" calcext:value-type="float">
            <text:p>0.034946433193273</text:p>
          </table:table-cell>
          <table:table-cell office:value-type="float" office:value="0.582452202032279" calcext:value-type="float">
            <text:p>0.582452202032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x_BS</text:p>
          </table:table-cell>
          <table:table-cell office:value-type="float" office:value="0.875148160569694" calcext:value-type="float">
            <text:p>0.875148160569694</text:p>
          </table:table-cell>
          <table:table-cell office:value-type="float" office:value="14.5860943922151" calcext:value-type="float">
            <text:p>14.5860943922151</text:p>
          </table:table-cell>
          <table:table-cell office:value-type="float" office:value="1.99047555630939" calcext:value-type="float">
            <text:p>1.99047555630939</text:p>
          </table:table-cell>
          <table:table-cell office:value-type="float" office:value="1.99043574758689" calcext:value-type="float">
            <text:p>1.99043574758689</text:p>
          </table:table-cell>
        </table:table-row>
        <table:table-row table:style-name="ro1">
          <table:table-cell office:value-type="string" calcext:value-type="string">
            <text:p>NO3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ex_BS</text:p>
          </table:table-cell>
          <table:table-cell office:value-type="float" office:value="-0.14448187121487" calcext:value-type="float">
            <text:p>-0.14448187121487</text:p>
          </table:table-cell>
          <table:table-cell office:value-type="float" office:value="-2.40807934753824" calcext:value-type="float">
            <text:p>-2.40807934753824</text:p>
          </table:table-cell>
          <table:table-cell office:value-type="float" office:value="-2.5970155078224" calcext:value-type="float">
            <text:p>-2.5970155078224</text:p>
          </table:table-cell>
          <table:table-cell office:value-type="float" office:value="-2.59696356854983" calcext:value-type="float">
            <text:p>-2.59696356854983</text:p>
          </table:table-cell>
        </table:table-row>
        <table:table-row table:style-name="ro1">
          <table:table-cell office:value-type="string" calcext:value-type="string">
            <text:p>SUCR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4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3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4tex_BS</text:p>
          </table:table-cell>
          <table:table-cell office:value-type="float" office:value="0.0118291122104246" calcext:value-type="float">
            <text:p>0.011829112210425</text:p>
          </table:table-cell>
          <table:table-cell office:value-type="float" office:value="0.197155813211147" calcext:value-type="float">
            <text:p>0.197155813211147</text:p>
          </table:table-cell>
          <table:table-cell office:value-type="float" office:value="0.298937950286168" calcext:value-type="float">
            <text:p>0.298937950286168</text:p>
          </table:table-cell>
          <table:table-cell office:value-type="float" office:value="0.298931971646689" calcext:value-type="float">
            <text:p>0.298931971646689</text:p>
          </table:table-cell>
        </table:table-row>
        <table:table-row table:style-name="ro1">
          <table:table-cell office:value-type="string" calcext:value-type="string">
            <text:p>ASNtex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9773082282617" calcext:value-type="float">
            <text:p>0.056977308228262</text:p>
          </table:table-cell>
          <table:table-cell office:value-type="float" office:value="0.0569761687037509" calcext:value-type="float">
            <text:p>0.056976168703751</text:p>
          </table:table-cell>
        </table:table-row>
        <table:table-row table:style-name="ro1">
          <table:table-cell office:value-type="string" calcext:value-type="string">
            <text:p>GLN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OH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UL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2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3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e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s_BS</text:p>
          </table:table-cell>
          <table:table-cell office:value-type="float" office:value="0.164541885649478" calcext:value-type="float">
            <text:p>0.164541885649478</text:p>
          </table:table-cell>
          <table:table-cell office:value-type="float" office:value="2.74241960811986" calcext:value-type="float">
            <text:p>2.74241960811986</text:p>
          </table:table-cell>
          <table:table-cell office:value-type="float" office:value="3.15197164852177" calcext:value-type="float">
            <text:p>3.15197164852177</text:p>
          </table:table-cell>
          <table:table-cell office:value-type="float" office:value="3.15190861034933" calcext:value-type="float">
            <text:p>3.15190861034933</text:p>
          </table:table-cell>
        </table:table-row>
        <table:table-row table:style-name="ro1">
          <table:table-cell office:value-type="string" calcext:value-type="string">
            <text:p>PPA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S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AIcxc_BS</text:p>
          </table:table-cell>
          <table:table-cell office:value-type="float" office:value="0.00341801984682491" calcext:value-type="float">
            <text:p>0.003418019846825</text:p>
          </table:table-cell>
          <table:table-cell office:value-type="float" office:value="0.0569681367870309" calcext:value-type="float">
            <text:p>0.056968136787031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PPAIcv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AP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s_BS</text:p>
          </table:table-cell>
          <table:table-cell office:value-type="float" office:value="0.0210537150742459" calcext:value-type="float">
            <text:p>0.021053715074246</text:p>
          </table:table-cell>
          <table:table-cell office:value-type="float" office:value="0.350902269142456" calcext:value-type="float">
            <text:p>0.350902269142456</text:p>
          </table:table-cell>
          <table:table-cell office:value-type="float" office:value="0.197340793782581" calcext:value-type="float">
            <text:p>0.197340793782581</text:p>
          </table:table-cell>
          <table:table-cell office:value-type="float" office:value="0.197336847044602" calcext:value-type="float">
            <text:p>0.197336847044602</text:p>
          </table:table-cell>
        </table:table-row>
        <table:table-row table:style-name="ro1">
          <table:table-cell office:value-type="string" calcext:value-type="string">
            <text:p>CATx_BS</text:p>
          </table:table-cell>
          <table:table-cell office:value-type="float" office:value="0.0127285097943687" calcext:value-type="float">
            <text:p>0.012728509794369</text:p>
          </table:table-cell>
          <table:table-cell office:value-type="float" office:value="0.212146072742743" calcext:value-type="float">
            <text:p>0.212146072742743</text:p>
          </table:table-cell>
          <table:table-cell office:value-type="float" office:value="0.0459844891612205" calcext:value-type="float">
            <text:p>0.045984489161221</text:p>
          </table:table-cell>
          <table:table-cell office:value-type="float" office:value="0.045983569490962" calcext:value-type="float">
            <text:p>0.045983569490962</text:p>
          </table:table-cell>
        </table:table-row>
        <table:table-row table:style-name="ro1">
          <table:table-cell office:value-type="string" calcext:value-type="string">
            <text:p>CATm_BS</text:p>
          </table:table-cell>
          <table:table-cell office:value-type="float" office:value="0.0210537150742459" calcext:value-type="float">
            <text:p>0.021053715074246</text:p>
          </table:table-cell>
          <table:table-cell office:value-type="float" office:value="0.350902269142456" calcext:value-type="float">
            <text:p>0.350902269142456</text:p>
          </table:table-cell>
          <table:table-cell office:value-type="float" office:value="0.197340793782581" calcext:value-type="float">
            <text:p>0.197340793782581</text:p>
          </table:table-cell>
          <table:table-cell office:value-type="float" office:value="0.197336847044603" calcext:value-type="float">
            <text:p>0.197336847044603</text:p>
          </table:table-cell>
        </table:table-row>
        <table:table-row table:style-name="ro1">
          <table:table-cell office:value-type="string" calcext:value-type="string">
            <text:p>GLUSf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Sf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RBPCs_BS</text:p>
          </table:table-cell>
          <table:table-cell office:value-type="float" office:value="0.136703075404884" calcext:value-type="float">
            <text:p>0.136703075404884</text:p>
          </table:table-cell>
          <table:table-cell office:value-type="float" office:value="2.2784301577732" calcext:value-type="float">
            <text:p>2.2784301577732</text:p>
          </table:table-cell>
          <table:table-cell office:value-type="float" office:value="2.21869941793749" calcext:value-type="float">
            <text:p>2.21869941793749</text:p>
          </table:table-cell>
          <table:table-cell office:value-type="float" office:value="2.21865504483732" calcext:value-type="float">
            <text:p>2.21865504483732</text:p>
          </table:table-cell>
        </table:table-row>
        <table:table-row table:style-name="ro1">
          <table:table-cell office:value-type="string" calcext:value-type="string">
            <text:p>RBPC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OO6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790521363292" calcext:value-type="float">
            <text:p>0.162790521363292</text:p>
          </table:table-cell>
          <table:table-cell office:value-type="float" office:value="0.162787265618714" calcext:value-type="float">
            <text:p>0.162787265618714</text:p>
          </table:table-cell>
        </table:table-row>
        <table:table-row table:style-name="ro1">
          <table:table-cell office:value-type="string" calcext:value-type="string">
            <text:p>NO3R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X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P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P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Ss_BS</text:p>
          </table:table-cell>
          <table:table-cell office:value-type="float" office:value="0.851740050036941" calcext:value-type="float">
            <text:p>0.851740050036941</text:p>
          </table:table-cell>
          <table:table-cell office:value-type="float" office:value="14.1959514139657" calcext:value-type="float">
            <text:p>14.1959514139657</text:p>
          </table:table-cell>
          <table:table-cell office:value-type="float" office:value="11.0422920189124" calcext:value-type="float">
            <text:p>11.0422920189124</text:p>
          </table:table-cell>
          <table:table-cell office:value-type="float" office:value="11.0420711774888" calcext:value-type="float">
            <text:p>11.0420711774888</text:p>
          </table:table-cell>
        </table:table-row>
        <table:table-row table:style-name="ro1">
          <table:table-cell office:value-type="string" calcext:value-type="string">
            <text:p>ATPSm_BS</text:p>
          </table:table-cell>
          <table:table-cell office:value-type="float" office:value="0.144668530395865" calcext:value-type="float">
            <text:p>0.144668530395865</text:p>
          </table:table-cell>
          <table:table-cell office:value-type="float" office:value="2.41119039610788" calcext:value-type="float">
            <text:p>2.41119039610788</text:p>
          </table:table-cell>
          <table:table-cell office:value-type="float" office:value="0.35190744212687" calcext:value-type="float">
            <text:p>0.35190744212687</text:p>
          </table:table-cell>
          <table:table-cell office:value-type="float" office:value="0.351900404122283" calcext:value-type="float">
            <text:p>0.351900404122283</text:p>
          </table:table-cell>
        </table:table-row>
        <table:table-row table:style-name="ro1">
          <table:table-cell office:value-type="string" calcext:value-type="string">
            <text:p>ATPS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Sys_BS</text:p>
          </table:table-cell>
          <table:table-cell office:value-type="float" office:value="0.0158320064435524" calcext:value-type="float">
            <text:p>0.015832006443553</text:p>
          </table:table-cell>
          <table:table-cell office:value-type="float" office:value="0.263872051394688" calcext:value-type="float">
            <text:p>0.263872051394688</text:p>
          </table:table-cell>
          <table:table-cell office:value-type="float" office:value="0.23272787411398" calcext:value-type="float">
            <text:p>0.23272787411398</text:p>
          </table:table-cell>
          <table:table-cell office:value-type="float" office:value="0.232723219650756" calcext:value-type="float">
            <text:p>0.232723219650756</text:p>
          </table:table-cell>
        </table:table-row>
        <table:table-row table:style-name="ro1">
          <table:table-cell office:value-type="string" calcext:value-type="string">
            <text:p>GTHRc_BS</text:p>
          </table:table-cell>
          <table:table-cell office:value-type="float" office:value="0.0421074301484918" calcext:value-type="float">
            <text:p>0.042107430148492</text:p>
          </table:table-cell>
          <table:table-cell office:value-type="float" office:value="0.701804538284912" calcext:value-type="float">
            <text:p>0.701804538284912</text:p>
          </table:table-cell>
          <table:table-cell office:value-type="float" office:value="0.394681587565163" calcext:value-type="float">
            <text:p>0.394681587565163</text:p>
          </table:table-cell>
          <table:table-cell office:value-type="float" office:value="0.394673694089205" calcext:value-type="float">
            <text:p>0.394673694089205</text:p>
          </table:table-cell>
        </table:table-row>
        <table:table-row table:style-name="ro1">
          <table:table-cell office:value-type="string" calcext:value-type="string">
            <text:p>GTH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R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K1c_BS</text:p>
          </table:table-cell>
          <table:table-cell office:value-type="float" office:value="0.00341801984682488" calcext:value-type="float">
            <text:p>0.003418019846825</text:p>
          </table:table-cell>
          <table:table-cell office:value-type="float" office:value="0.0569681367870303" calcext:value-type="float">
            <text:p>0.05696813678703</text:p>
          </table:table-cell>
          <table:table-cell office:value-type="float" office:value="0.00451376521267911" calcext:value-type="float">
            <text:p>0.004513765212679</text:p>
          </table:table-cell>
          <table:table-cell office:value-type="float" office:value="0.00451367494031388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ADK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K1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819973574154" calcext:value-type="float">
            <text:p>0.191819973574154</text:p>
          </table:table-cell>
          <table:table-cell office:value-type="float" office:value="0.191816137251339" calcext:value-type="float">
            <text:p>0.191816137251339</text:p>
          </table:table-cell>
        </table:table-row>
        <table:table-row table:style-name="ro1">
          <table:table-cell office:value-type="string" calcext:value-type="string">
            <text:p>ATPA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1PU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COA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IK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IKG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DH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8349688856732" calcext:value-type="float">
            <text:p>-0.168349688856732</text:p>
          </table:table-cell>
          <table:table-cell office:value-type="float" office:value="-0.168346321930175" calcext:value-type="float">
            <text:p>-0.168346321930175</text:p>
          </table:table-cell>
        </table:table-row>
        <table:table-row table:style-name="ro1">
          <table:table-cell office:value-type="string" calcext:value-type="string">
            <text:p>BUPN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DHPD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TMD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T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CYTD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CYTD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D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R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991524723185" calcext:value-type="float">
            <text:p>0.184991524723185</text:p>
          </table:table-cell>
          <table:table-cell office:value-type="float" office:value="0.184987824965312" calcext:value-type="float">
            <text:p>0.184987824965312</text:p>
          </table:table-cell>
        </table:table-row>
        <table:table-row table:style-name="ro1">
          <table:table-cell office:value-type="string" calcext:value-type="string">
            <text:p>UPR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H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4991524723185" calcext:value-type="float">
            <text:p>-0.184991524723185</text:p>
          </table:table-cell>
          <table:table-cell office:value-type="float" office:value="-0.184987824965312" calcext:value-type="float">
            <text:p>-0.184987824965312</text:p>
          </table:table-cell>
        </table:table-row>
        <table:table-row table:style-name="ro1">
          <table:table-cell office:value-type="string" calcext:value-type="string">
            <text:p>DURI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D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Y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P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991524723185" calcext:value-type="float">
            <text:p>0.184991524723185</text:p>
          </table:table-cell>
          <table:table-cell office:value-type="float" office:value="0.184987824965312" calcext:value-type="float">
            <text:p>0.184987824965312</text:p>
          </table:table-cell>
        </table:table-row>
        <table:table-row table:style-name="ro1">
          <table:table-cell office:value-type="string" calcext:value-type="string">
            <text:p>DGSN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DCM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N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DT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TDS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SR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TDSR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T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U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K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8349688856732" calcext:value-type="float">
            <text:p>-0.168349688856732</text:p>
          </table:table-cell>
          <table:table-cell office:value-type="float" office:value="-0.168346321930175" calcext:value-type="float">
            <text:p>-0.168346321930175</text:p>
          </table:table-cell>
        </table:table-row>
        <table:table-row table:style-name="ro1">
          <table:table-cell office:value-type="string" calcext:value-type="string">
            <text:p>ATDC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C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U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U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UD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K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527289248518" calcext:value-type="float">
            <text:p>0.181527289248518</text:p>
          </table:table-cell>
          <table:table-cell office:value-type="float" office:value="0.181523658773961" calcext:value-type="float">
            <text:p>0.181523658773961</text:p>
          </table:table-cell>
        </table:table-row>
        <table:table-row table:style-name="ro1">
          <table:table-cell office:value-type="string" calcext:value-type="string">
            <text:p>M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C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GLU5Kc_BS</text:p>
          </table:table-cell>
          <table:table-cell office:value-type="float" office:value="0.000276704296398309" calcext:value-type="float">
            <text:p>0.000276704296398</text:p>
          </table:table-cell>
          <table:table-cell office:value-type="float" office:value="0.00461183050807062" calcext:value-type="float">
            <text:p>0.004611830508071</text:p>
          </table:table-cell>
          <table:table-cell office:value-type="float" office:value="0.00461183050807056" calcext:value-type="float">
            <text:p>0.004611830508071</text:p>
          </table:table-cell>
          <table:table-cell office:value-type="float" office:value="0.00461173827330485" calcext:value-type="float">
            <text:p>0.004611738273305</text:p>
          </table:table-cell>
        </table:table-row>
        <table:table-row table:style-name="ro1">
          <table:table-cell office:value-type="string" calcext:value-type="string">
            <text:p>GLU5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H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5CD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s_BS</text:p>
          </table:table-cell>
          <table:table-cell office:value-type="float" office:value="0.0195878538333775" calcext:value-type="float">
            <text:p>0.019587853833378</text:p>
          </table:table-cell>
          <table:table-cell office:value-type="float" office:value="0.326470759840902" calcext:value-type="float">
            <text:p>0.326470759840902</text:p>
          </table:table-cell>
          <table:table-cell office:value-type="float" office:value="0.307225024600168" calcext:value-type="float">
            <text:p>0.307225024600168</text:p>
          </table:table-cell>
          <table:table-cell office:value-type="float" office:value="0.307218880223739" calcext:value-type="float">
            <text:p>0.307218880223739</text:p>
          </table:table-cell>
        </table:table-row>
        <table:table-row table:style-name="ro1">
          <table:table-cell office:value-type="string" calcext:value-type="string">
            <text:p>AGATm_BS</text:p>
          </table:table-cell>
          <table:table-cell office:value-type="float" office:value="0.0096250131451869" calcext:value-type="float">
            <text:p>0.009625013145187</text:p>
          </table:table-cell>
          <table:table-cell office:value-type="float" office:value="0.16042009409083" calcext:value-type="float">
            <text:p>0.16042009409083</text:p>
          </table:table-cell>
          <table:table-cell office:value-type="float" office:value="0.087455213109762" calcext:value-type="float">
            <text:p>0.087455213109762</text:p>
          </table:table-cell>
          <table:table-cell office:value-type="float" office:value="0.0874534640416102" calcext:value-type="float">
            <text:p>0.08745346404161</text:p>
          </table:table-cell>
        </table:table-row>
        <table:table-row table:style-name="ro1">
          <table:table-cell office:value-type="string" calcext:value-type="string">
            <text:p>AG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Tc_BS</text:p>
          </table:table-cell>
          <table:table-cell office:value-type="float" office:value="-0.0092405769114708" calcext:value-type="float">
            <text:p>-0.009240576911471</text:p>
          </table:table-cell>
          <table:table-cell office:value-type="float" office:value="-0.154012695383484" calcext:value-type="float">
            <text:p>-0.154012695383484</text:p>
          </table:table-cell>
          <table:table-cell office:value-type="float" office:value="-0.0751569984215738" calcext:value-type="float">
            <text:p>-0.075156998421574</text:p>
          </table:table-cell>
          <table:table-cell office:value-type="float" office:value="-0.0751554953127973" calcext:value-type="float">
            <text:p>-0.075155495312797</text:p>
          </table:table-cell>
        </table:table-row>
        <table:table-row table:style-name="ro1">
          <table:table-cell office:value-type="string" calcext:value-type="string">
            <text:p>ALA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CL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8349688856732" calcext:value-type="float">
            <text:p>-0.168349688856732</text:p>
          </table:table-cell>
          <table:table-cell office:value-type="float" office:value="-0.168346321930175" calcext:value-type="float">
            <text:p>-0.168346321930175</text:p>
          </table:table-cell>
        </table:table-row>
        <table:table-row table:style-name="ro1">
          <table:table-cell office:value-type="string" calcext:value-type="string">
            <text:p>IC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DH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200581512638" calcext:value-type="float">
            <text:p>0.162200581512638</text:p>
          </table:table-cell>
          <table:table-cell office:value-type="float" office:value="0.162197337565768" calcext:value-type="float">
            <text:p>0.162197337565768</text:p>
          </table:table-cell>
        </table:table-row>
        <table:table-row table:style-name="ro1">
          <table:table-cell office:value-type="string" calcext:value-type="string">
            <text:p>GTH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Pc_BS</text:p>
          </table:table-cell>
          <table:table-cell office:value-type="float" office:value="0.0421074301484918" calcext:value-type="float">
            <text:p>0.042107430148492</text:p>
          </table:table-cell>
          <table:table-cell office:value-type="float" office:value="0.701804538284912" calcext:value-type="float">
            <text:p>0.701804538284912</text:p>
          </table:table-cell>
          <table:table-cell office:value-type="float" office:value="0.394681587565163" calcext:value-type="float">
            <text:p>0.394681587565163</text:p>
          </table:table-cell>
          <table:table-cell office:value-type="float" office:value="0.394673694089205" calcext:value-type="float">
            <text:p>0.394673694089205</text:p>
          </table:table-cell>
        </table:table-row>
        <table:table-row table:style-name="ro1">
          <table:table-cell office:value-type="string" calcext:value-type="string">
            <text:p>GTHP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GC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L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B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B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GA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U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Ui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G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H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HB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G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G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FI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4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G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GD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GTPDP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D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T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A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G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C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5418137680949" calcext:value-type="float">
            <text:p>-0.016541813768095</text:p>
          </table:table-cell>
          <table:table-cell office:value-type="float" office:value="-0.016541482938461" calcext:value-type="float">
            <text:p>-0.016541482938461</text:p>
          </table:table-cell>
        </table:table-row>
        <table:table-row table:style-name="ro1">
          <table:table-cell office:value-type="string" calcext:value-type="string">
            <text:p>MDHc_BS</text:p>
          </table:table-cell>
          <table:table-cell office:value-type="float" office:value="-0.030930668678714" calcext:value-type="float">
            <text:p>-0.030930668678714</text:p>
          </table:table-cell>
          <table:table-cell office:value-type="float" office:value="-0.515521454868126" calcext:value-type="float">
            <text:p>-0.515521454868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x_BS</text:p>
          </table:table-cell>
          <table:table-cell office:value-type="float" office:value="0.00310349664918181" calcext:value-type="float">
            <text:p>0.003103496649182</text:p>
          </table:table-cell>
          <table:table-cell office:value-type="float" office:value="0.0517259786519132" calcext:value-type="float">
            <text:p>0.051725978651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m_BS</text:p>
          </table:table-cell>
          <table:table-cell office:value-type="float" office:value="0.030930668678714" calcext:value-type="float">
            <text:p>0.030930668678714</text:p>
          </table:table-cell>
          <table:table-cell office:value-type="float" office:value="0.515521454868126" calcext:value-type="float">
            <text:p>0.515521454868126</text:p>
          </table:table-cell>
          <table:table-cell office:value-type="float" office:value="0.162200581512638" calcext:value-type="float">
            <text:p>0.162200581512638</text:p>
          </table:table-cell>
          <table:table-cell office:value-type="float" office:value="0.162197337565768" calcext:value-type="float">
            <text:p>0.162197337565768</text:p>
          </table:table-cell>
        </table:table-row>
        <table:table-row table:style-name="ro1">
          <table:table-cell office:value-type="string" calcext:value-type="string">
            <text:p>MDH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CSc_BS</text:p>
          </table:table-cell>
          <table:table-cell office:value-type="float" office:value="0.0371376619770795" calcext:value-type="float">
            <text:p>0.03713766197708</text:p>
          </table:table-cell>
          <table:table-cell office:value-type="float" office:value="0.618973412171984" calcext:value-type="float">
            <text:p>0.618973412171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x_BS</text:p>
          </table:table-cell>
          <table:table-cell office:value-type="float" office:value="0.00310349664918181" calcext:value-type="float">
            <text:p>0.003103496649182</text:p>
          </table:table-cell>
          <table:table-cell office:value-type="float" office:value="0.0517259786519132" calcext:value-type="float">
            <text:p>0.051725978651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m_BS</text:p>
          </table:table-cell>
          <table:table-cell office:value-type="float" office:value="0.030930668678714" calcext:value-type="float">
            <text:p>0.030930668678714</text:p>
          </table:table-cell>
          <table:table-cell office:value-type="float" office:value="0.515521454868126" calcext:value-type="float">
            <text:p>0.515521454868126</text:p>
          </table:table-cell>
          <table:table-cell office:value-type="float" office:value="0.162200581512638" calcext:value-type="float">
            <text:p>0.162200581512638</text:p>
          </table:table-cell>
          <table:table-cell office:value-type="float" office:value="0.162197337565768" calcext:value-type="float">
            <text:p>0.162197337565768</text:p>
          </table:table-cell>
        </table:table-row>
        <table:table-row table:style-name="ro1">
          <table:table-cell office:value-type="string" calcext:value-type="string">
            <text:p>OXAA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O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O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DP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S(nh4)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S(gln-L)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LN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N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A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ND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N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N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P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K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K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Ac_BS</text:p>
          </table:table-cell>
          <table:table-cell office:value-type="float" office:value="-0.00620699329836552" calcext:value-type="float">
            <text:p>-0.006206993298366</text:p>
          </table:table-cell>
          <table:table-cell office:value-type="float" office:value="-0.103451957303858" calcext:value-type="float">
            <text:p>-0.103451957303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A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A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418137680949" calcext:value-type="float">
            <text:p>0.016541813768095</text:p>
          </table:table-cell>
          <table:table-cell office:value-type="float" office:value="0.016541482938461" calcext:value-type="float">
            <text:p>0.016541482938461</text:p>
          </table:table-cell>
        </table:table-row>
        <table:table-row table:style-name="ro1">
          <table:table-cell office:value-type="string" calcext:value-type="string">
            <text:p>GLYTA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L(GDP)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L(ADP)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C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D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SA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Dy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am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am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3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am1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PDHam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e3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DHam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DHam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DHe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DH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DH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DC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x_BS</text:p>
          </table:table-cell>
          <table:table-cell office:value-type="float" office:value="0.00310349664918181" calcext:value-type="float">
            <text:p>0.003103496649182</text:p>
          </table:table-cell>
          <table:table-cell office:value-type="float" office:value="0.0517259786519132" calcext:value-type="float">
            <text:p>0.051725978651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Xx_BS</text:p>
          </table:table-cell>
          <table:table-cell office:value-type="float" office:value="0.0254570195887374" calcext:value-type="float">
            <text:p>0.025457019588738</text:p>
          </table:table-cell>
          <table:table-cell office:value-type="float" office:value="0.424292145485487" calcext:value-type="float">
            <text:p>0.424292145485487</text:p>
          </table:table-cell>
          <table:table-cell office:value-type="float" office:value="0.091968978322441" calcext:value-type="float">
            <text:p>0.091968978322441</text:p>
          </table:table-cell>
          <table:table-cell office:value-type="float" office:value="0.091967138981924" calcext:value-type="float">
            <text:p>0.091967138981924</text:p>
          </table:table-cell>
        </table:table-row>
        <table:table-row table:style-name="ro1">
          <table:table-cell office:value-type="string" calcext:value-type="string">
            <text:p>ICL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BUTD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3DH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K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A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ALc_BS</text:p>
          </table:table-cell>
          <table:table-cell office:value-type="float" office:value="0.00341801984682491" calcext:value-type="float">
            <text:p>0.003418019846825</text:p>
          </table:table-cell>
          <table:table-cell office:value-type="float" office:value="0.0569681367870309" calcext:value-type="float">
            <text:p>0.056968136787031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ASN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H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O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O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MD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2MO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UTA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UTNA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D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GA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S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S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G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B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ATx_BS</text:p>
          </table:table-cell>
          <table:table-cell office:value-type="float" office:value="0.0127285097943687" calcext:value-type="float">
            <text:p>0.012728509794369</text:p>
          </table:table-cell>
          <table:table-cell office:value-type="float" office:value="0.212146072742743" calcext:value-type="float">
            <text:p>0.212146072742743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METS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YSMT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AMETAHYCST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6423547466695" calcext:value-type="float">
            <text:p>-0.003464235474667</text:p>
          </table:table-cell>
          <table:table-cell office:value-type="float" office:value="-0.00346416619135151" calcext:value-type="float">
            <text:p>-0.003464166191352</text:p>
          </table:table-cell>
        </table:table-row>
        <table:table-row table:style-name="ro1">
          <table:table-cell office:value-type="string" calcext:value-type="string">
            <text:p>HCYSM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YS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TR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A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M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M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PC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TRP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TRP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S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O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4695674569575" calcext:value-type="float">
            <text:p>0.075469567456958</text:p>
          </table:table-cell>
          <table:table-cell office:value-type="float" office:value="0.0754680581006092" calcext:value-type="float">
            <text:p>0.075468058100609</text:p>
          </table:table-cell>
        </table:table-row>
        <table:table-row table:style-name="ro1">
          <table:table-cell office:value-type="string" calcext:value-type="string">
            <text:p>EN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TA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PYR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OH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PT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TRLAS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2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D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INOS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IG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I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L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LEU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S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GLU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GL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LA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LEU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AAMY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S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H_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OAD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AD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ADH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HDx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H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GLYCR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NO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D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HPP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HPPO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O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A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H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AT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A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Dx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LD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HCY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TG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C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DHDm_BS</text:p>
          </table:table-cell>
          <table:table-cell office:value-type="float" office:value="0.0111767614697778" calcext:value-type="float">
            <text:p>0.011176761469778</text:p>
          </table:table-cell>
          <table:table-cell office:value-type="float" office:value="0.186283083416787" calcext:value-type="float">
            <text:p>0.186283083416787</text:p>
          </table:table-cell>
          <table:table-cell office:value-type="float" office:value="0.0459844891612205" calcext:value-type="float">
            <text:p>0.045984489161221</text:p>
          </table:table-cell>
          <table:table-cell office:value-type="float" office:value="0.045983569490962" calcext:value-type="float">
            <text:p>0.045983569490962</text:p>
          </table:table-cell>
        </table:table-row>
        <table:table-row table:style-name="ro1">
          <table:table-cell office:value-type="string" calcext:value-type="string">
            <text:p>DHLDHm_BS</text:p>
          </table:table-cell>
          <table:table-cell office:value-type="float" office:value="0.0111767614697778" calcext:value-type="float">
            <text:p>0.011176761469778</text:p>
          </table:table-cell>
          <table:table-cell office:value-type="float" office:value="0.186283083416787" calcext:value-type="float">
            <text:p>0.186283083416787</text:p>
          </table:table-cell>
          <table:table-cell office:value-type="float" office:value="0.0459844891612205" calcext:value-type="float">
            <text:p>0.045984489161221</text:p>
          </table:table-cell>
          <table:table-cell office:value-type="float" office:value="0.045983569490962" calcext:value-type="float">
            <text:p>0.045983569490962</text:p>
          </table:table-cell>
        </table:table-row>
        <table:table-row table:style-name="ro1">
          <table:table-cell office:value-type="string" calcext:value-type="string">
            <text:p>MTAMnh4m_BS</text:p>
          </table:table-cell>
          <table:table-cell office:value-type="float" office:value="0.0111767614697778" calcext:value-type="float">
            <text:p>0.011176761469778</text:p>
          </table:table-cell>
          <table:table-cell office:value-type="float" office:value="0.186283083416787" calcext:value-type="float">
            <text:p>0.186283083416787</text:p>
          </table:table-cell>
          <table:table-cell office:value-type="float" office:value="0.0459844891612205" calcext:value-type="float">
            <text:p>0.045984489161221</text:p>
          </table:table-cell>
          <table:table-cell office:value-type="float" office:value="0.045983569490962" calcext:value-type="float">
            <text:p>0.045983569490962</text:p>
          </table:table-cell>
        </table:table-row>
        <table:table-row table:style-name="ro1">
          <table:table-cell office:value-type="string" calcext:value-type="string">
            <text:p>THR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Dx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6P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AN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KI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y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HAR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OX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CPO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T1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LU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AHi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GLY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CY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CY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D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G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ME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ME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P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AN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FUC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CP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P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P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311398884702" calcext:value-type="float">
            <text:p>0.261311398884702</text:p>
          </table:table-cell>
          <table:table-cell office:value-type="float" office:value="0.261306172759657" calcext:value-type="float">
            <text:p>0.261306172759657</text:p>
          </table:table-cell>
        </table:table-row>
        <table:table-row table:style-name="ro1">
          <table:table-cell office:value-type="string" calcext:value-type="string">
            <text:p>FBPs_BS</text:p>
          </table:table-cell>
          <table:table-cell office:value-type="float" office:value="0.0753385585746566" calcext:value-type="float">
            <text:p>0.075338558574657</text:p>
          </table:table-cell>
          <table:table-cell office:value-type="float" office:value="1.2556677557638" calcext:value-type="float">
            <text:p>1.2556677557638</text:p>
          </table:table-cell>
          <table:table-cell office:value-type="float" office:value="0.804239491028679" calcext:value-type="float">
            <text:p>0.804239491028679</text:p>
          </table:table-cell>
          <table:table-cell office:value-type="float" office:value="0.804223406561085" calcext:value-type="float">
            <text:p>0.804223406561085</text:p>
          </table:table-cell>
        </table:table-row>
        <table:table-row table:style-name="ro1">
          <table:table-cell office:value-type="string" calcext:value-type="string">
            <text:p>S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I1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1311398884702" calcext:value-type="float">
            <text:p>-0.261311398884702</text:p>
          </table:table-cell>
          <table:table-cell office:value-type="float" office:value="-0.261306172759657" calcext:value-type="float">
            <text:p>-0.261306172759657</text:p>
          </table:table-cell>
        </table:table-row>
        <table:table-row table:style-name="ro1">
          <table:table-cell office:value-type="string" calcext:value-type="string">
            <text:p>PGI1s_BS</text:p>
          </table:table-cell>
          <table:table-cell office:value-type="float" office:value="-0.0212851935767829" calcext:value-type="float">
            <text:p>-0.021285193576783</text:p>
          </table:table-cell>
          <table:table-cell office:value-type="float" office:value="-0.35476032134424" calcext:value-type="float">
            <text:p>-0.3547603213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I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I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2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O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Oy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S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P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776003917862" calcext:value-type="float">
            <text:p>-0.013177600391786</text:p>
          </table:table-cell>
          <table:table-cell office:value-type="float" office:value="-0.0131773368437858" calcext:value-type="float">
            <text:p>-0.013177336843786</text:p>
          </table:table-cell>
        </table:table-row>
        <table:table-row table:style-name="ro1">
          <table:table-cell office:value-type="string" calcext:value-type="string">
            <text:p>SUS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2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ACG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ACGL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P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6PS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A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G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T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AM2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G2EMA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M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S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6P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S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S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S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S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X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C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SPYRS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SPYRSP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ST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ST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B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F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FR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G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TL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H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DF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DF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DF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MTm_BS</text:p>
          </table:table-cell>
          <table:table-cell office:value-type="float" office:value="0.0111767614697778" calcext:value-type="float">
            <text:p>0.011176761469778</text:p>
          </table:table-cell>
          <table:table-cell office:value-type="float" office:value="0.186283083416787" calcext:value-type="float">
            <text:p>0.186283083416787</text:p>
          </table:table-cell>
          <table:table-cell office:value-type="float" office:value="0.0459844891612205" calcext:value-type="float">
            <text:p>0.045984489161221</text:p>
          </table:table-cell>
          <table:table-cell office:value-type="float" office:value="0.045983569490962" calcext:value-type="float">
            <text:p>0.045983569490962</text:p>
          </table:table-cell>
        </table:table-row>
        <table:table-row table:style-name="ro1">
          <table:table-cell office:value-type="string" calcext:value-type="string">
            <text:p>MLTHF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S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6423547466695" calcext:value-type="float">
            <text:p>-0.003464235474667</text:p>
          </table:table-cell>
          <table:table-cell office:value-type="float" office:value="-0.00346416619135151" calcext:value-type="float">
            <text:p>-0.003464166191352</text:p>
          </table:table-cell>
        </table:table-row>
        <table:table-row table:style-name="ro1">
          <table:table-cell office:value-type="string" calcext:value-type="string">
            <text:p>MLTHFR_F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R_F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6423547466695" calcext:value-type="float">
            <text:p>-0.003464235474667</text:p>
          </table:table-cell>
          <table:table-cell office:value-type="float" office:value="-0.00346416619135151" calcext:value-type="float">
            <text:p>-0.003464166191352</text:p>
          </table:table-cell>
        </table:table-row>
        <table:table-row table:style-name="ro1">
          <table:table-cell office:value-type="string" calcext:value-type="string">
            <text:p>GLPATs_BS</text:p>
          </table:table-cell>
          <table:table-cell office:value-type="float" office:value="0.164541885649478" calcext:value-type="float">
            <text:p>0.164541885649478</text:p>
          </table:table-cell>
          <table:table-cell office:value-type="float" office:value="2.74241960811986" calcext:value-type="float">
            <text:p>2.74241960811986</text:p>
          </table:table-cell>
          <table:table-cell office:value-type="float" office:value="2.96015167494761" calcext:value-type="float">
            <text:p>2.96015167494761</text:p>
          </table:table-cell>
          <table:table-cell office:value-type="float" office:value="2.960092473098" calcext:value-type="float">
            <text:p>2.960092473098</text:p>
          </table:table-cell>
        </table:table-row>
        <table:table-row table:style-name="ro1">
          <table:table-cell office:value-type="string" calcext:value-type="string">
            <text:p>HCGA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PDC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527289248518" calcext:value-type="float">
            <text:p>0.181527289248518</text:p>
          </table:table-cell>
          <table:table-cell office:value-type="float" office:value="0.181523658773961" calcext:value-type="float">
            <text:p>0.181523658773961</text:p>
          </table:table-cell>
        </table:table-row>
        <table:table-row table:style-name="ro1">
          <table:table-cell office:value-type="string" calcext:value-type="string">
            <text:p>ATN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I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2807651534302" calcext:value-type="float">
            <text:p>-0.712807651534302</text:p>
          </table:table-cell>
          <table:table-cell office:value-type="float" office:value="-0.712793395666989" calcext:value-type="float">
            <text:p>-0.712793395666989</text:p>
          </table:table-cell>
        </table:table-row>
        <table:table-row table:style-name="ro1">
          <table:table-cell office:value-type="string" calcext:value-type="string">
            <text:p>TPIs_BS</text:p>
          </table:table-cell>
          <table:table-cell office:value-type="float" office:value="-0.12939192357253" calcext:value-type="float">
            <text:p>-0.12939192357253</text:p>
          </table:table-cell>
          <table:table-cell office:value-type="float" office:value="-2.15657519018336" calcext:value-type="float">
            <text:p>-2.15657519018336</text:p>
          </table:table-cell>
          <table:table-cell office:value-type="float" office:value="-1.15698272940776" calcext:value-type="float">
            <text:p>-1.15698272940776</text:p>
          </table:table-cell>
          <table:table-cell office:value-type="float" office:value="-1.15695959021484" calcext:value-type="float">
            <text:p>-1.15695959021484</text:p>
          </table:table-cell>
        </table:table-row>
        <table:table-row table:style-name="ro1">
          <table:table-cell office:value-type="string" calcext:value-type="string">
            <text:p>RPD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DP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M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991524723185" calcext:value-type="float">
            <text:p>0.184991524723185</text:p>
          </table:table-cell>
          <table:table-cell office:value-type="float" office:value="0.184987824965312" calcext:value-type="float">
            <text:p>0.184987824965312</text:p>
          </table:table-cell>
        </table:table-row>
        <table:table-row table:style-name="ro1">
          <table:table-cell office:value-type="string" calcext:value-type="string">
            <text:p>RB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NO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PA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F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DLB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Is_BS</text:p>
          </table:table-cell>
          <table:table-cell office:value-type="float" office:value="0.0540533649978738" calcext:value-type="float">
            <text:p>0.054053364997874</text:p>
          </table:table-cell>
          <table:table-cell office:value-type="float" office:value="0.900907434419562" calcext:value-type="float">
            <text:p>0.900907434419562</text:p>
          </table:table-cell>
          <table:table-cell office:value-type="float" office:value="0.619247966305494" calcext:value-type="float">
            <text:p>0.619247966305494</text:p>
          </table:table-cell>
          <table:table-cell office:value-type="float" office:value="0.619235581595773" calcext:value-type="float">
            <text:p>0.619235581595773</text:p>
          </table:table-cell>
        </table:table-row>
        <table:table-row table:style-name="ro1">
          <table:table-cell office:value-type="string" calcext:value-type="string">
            <text:p>GAPDH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PDH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PDH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PDH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5769361562272" calcext:value-type="float">
            <text:p>-0.805769361562272</text:p>
          </table:table-cell>
          <table:table-cell office:value-type="float" office:value="-0.805753246496472" calcext:value-type="float">
            <text:p>-0.805753246496472</text:p>
          </table:table-cell>
        </table:table-row>
        <table:table-row table:style-name="ro1">
          <table:table-cell office:value-type="string" calcext:value-type="string">
            <text:p>GAPDH1ys_BS</text:p>
          </table:table-cell>
          <table:table-cell office:value-type="float" office:value="-0.312837212142934" calcext:value-type="float">
            <text:p>-0.312837212142934</text:p>
          </table:table-cell>
          <table:table-cell office:value-type="float" office:value="-5.21405781478629" calcext:value-type="float">
            <text:p>-5.21405781478629</text:p>
          </table:table-cell>
          <table:table-cell office:value-type="float" office:value="-3.56970120249379" calcext:value-type="float">
            <text:p>-3.56970120249379</text:p>
          </table:table-cell>
          <table:table-cell office:value-type="float" office:value="-3.56962980989849" calcext:value-type="float">
            <text:p>-3.56962980989849</text:p>
          </table:table-cell>
        </table:table-row>
        <table:table-row table:style-name="ro1">
          <table:table-cell office:value-type="string" calcext:value-type="string">
            <text:p>KH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DT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DT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N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N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1311398884702" calcext:value-type="float">
            <text:p>-0.261311398884702</text:p>
          </table:table-cell>
          <table:table-cell office:value-type="float" office:value="-0.261306172759657" calcext:value-type="float">
            <text:p>-0.261306172759657</text:p>
          </table:table-cell>
        </table:table-row>
        <table:table-row table:style-name="ro1">
          <table:table-cell office:value-type="string" calcext:value-type="string">
            <text:p>FBAs_BS</text:p>
          </table:table-cell>
          <table:table-cell office:value-type="float" office:value="-0.0753385585746566" calcext:value-type="float">
            <text:p>-0.075338558574657</text:p>
          </table:table-cell>
          <table:table-cell office:value-type="float" office:value="-1.2556677557638" calcext:value-type="float">
            <text:p>-1.2556677557638</text:p>
          </table:table-cell>
          <table:table-cell office:value-type="float" office:value="-0.804239491028679" calcext:value-type="float">
            <text:p>-0.804239491028679</text:p>
          </table:table-cell>
          <table:table-cell office:value-type="float" office:value="-0.804223406561085" calcext:value-type="float">
            <text:p>-0.804223406561085</text:p>
          </table:table-cell>
        </table:table-row>
        <table:table-row table:style-name="ro1">
          <table:table-cell office:value-type="string" calcext:value-type="string">
            <text:p>HD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AR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PRDPA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P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4702847174225" calcext:value-type="float">
            <text:p>-0.023470284717423</text:p>
          </table:table-cell>
          <table:table-cell office:value-type="float" office:value="-0.023469815321164" calcext:value-type="float">
            <text:p>-0.023469815321164</text:p>
          </table:table-cell>
        </table:table-row>
        <table:table-row table:style-name="ro1">
          <table:table-cell office:value-type="string" calcext:value-type="string">
            <text:p>ADSA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AL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ARGSL1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LA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4910734409408" calcext:value-type="float">
            <text:p>-0.006149107344094</text:p>
          </table:table-cell>
          <table:table-cell office:value-type="float" office:value="-0.00614898436440647" calcext:value-type="float">
            <text:p>-0.006148984364406</text:p>
          </table:table-cell>
        </table:table-row>
        <table:table-row table:style-name="ro1">
          <table:table-cell office:value-type="string" calcext:value-type="string">
            <text:p>L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N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D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C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GMPS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S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G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DA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PR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S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MIO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45PL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5P4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4P5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3P5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4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46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456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P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5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56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45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PK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PK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6PK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6PK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KK6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AS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H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5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1345PP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K1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4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3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D-b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HMG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COA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D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D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MS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HMNO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2mhop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T(ibcoa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SD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H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B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D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MTHF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C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C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HFC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Dy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M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S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PR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2D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PP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S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IPP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DAD2N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D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NR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D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GP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C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C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CRyc_BS</text:p>
          </table:table-cell>
          <table:table-cell office:value-type="float" office:value="0.000256351488511869" calcext:value-type="float">
            <text:p>0.000256351488512</text:p>
          </table:table-cell>
          <table:table-cell office:value-type="float" office:value="0.00427261025902731" calcext:value-type="float">
            <text:p>0.004272610259027</text:p>
          </table:table-cell>
          <table:table-cell office:value-type="float" office:value="0.00461183050807056" calcext:value-type="float">
            <text:p>0.004611830508071</text:p>
          </table:table-cell>
          <table:table-cell office:value-type="float" office:value="0.00461173827330485" calcext:value-type="float">
            <text:p>0.004611738273305</text:p>
          </table:table-cell>
        </table:table-row>
        <table:table-row table:style-name="ro1">
          <table:table-cell office:value-type="string" calcext:value-type="string">
            <text:p>P5CR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A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ALD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LYCPs_BS</text:p>
          </table:table-cell>
          <table:table-cell office:value-type="float" office:value="0.0254570195887374" calcext:value-type="float">
            <text:p>0.025457019588738</text:p>
          </table:table-cell>
          <table:table-cell office:value-type="float" office:value="0.424292145485487" calcext:value-type="float">
            <text:p>0.424292145485487</text:p>
          </table:table-cell>
          <table:table-cell office:value-type="float" office:value="0.00902753042535814" calcext:value-type="float">
            <text:p>0.009027530425358</text:p>
          </table:table-cell>
          <table:table-cell office:value-type="float" office:value="0.00902734988062748" calcext:value-type="float">
            <text:p>0.009027349880627</text:p>
          </table:table-cell>
        </table:table-row>
        <table:table-row table:style-name="ro1">
          <table:table-cell office:value-type="string" calcext:value-type="string">
            <text:p>GLCRPU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XY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46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CT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DG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MN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D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Rx_BS</text:p>
          </table:table-cell>
          <table:table-cell office:value-type="float" office:value="0.00310349664918181" calcext:value-type="float">
            <text:p>0.003103496649182</text:p>
          </table:table-cell>
          <table:table-cell office:value-type="float" office:value="0.0517259786519132" calcext:value-type="float">
            <text:p>0.051725978651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R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Ryx_BS</text:p>
          </table:table-cell>
          <table:table-cell office:value-type="float" office:value="0.0096250131451869" calcext:value-type="float">
            <text:p>0.009625013145187</text:p>
          </table:table-cell>
          <table:table-cell office:value-type="float" office:value="0.16042009409083" calcext:value-type="float">
            <text:p>0.16042009409083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ASPC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U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U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F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F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4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UR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K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5769361562272" calcext:value-type="float">
            <text:p>-0.805769361562272</text:p>
          </table:table-cell>
          <table:table-cell office:value-type="float" office:value="-0.805753246496472" calcext:value-type="float">
            <text:p>-0.805753246496472</text:p>
          </table:table-cell>
        </table:table-row>
        <table:table-row table:style-name="ro1">
          <table:table-cell office:value-type="string" calcext:value-type="string">
            <text:p>PGKs_BS</text:p>
          </table:table-cell>
          <table:table-cell office:value-type="float" office:value="-0.312837212142934" calcext:value-type="float">
            <text:p>-0.312837212142934</text:p>
          </table:table-cell>
          <table:table-cell office:value-type="float" office:value="-5.21405781478629" calcext:value-type="float">
            <text:p>-5.21405781478629</text:p>
          </table:table-cell>
          <table:table-cell office:value-type="float" office:value="-3.56970120249379" calcext:value-type="float">
            <text:p>-3.56970120249379</text:p>
          </table:table-cell>
          <table:table-cell office:value-type="float" office:value="-3.56962980989849" calcext:value-type="float">
            <text:p>-3.56962980989849</text:p>
          </table:table-cell>
        </table:table-row>
        <table:table-row table:style-name="ro1">
          <table:table-cell office:value-type="string" calcext:value-type="string">
            <text:p>PGLY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K1s_BS</text:p>
          </table:table-cell>
          <table:table-cell office:value-type="float" office:value="0.0127285097943687" calcext:value-type="float">
            <text:p>0.012728509794369</text:p>
          </table:table-cell>
          <table:table-cell office:value-type="float" office:value="0.212146072742743" calcext:value-type="float">
            <text:p>0.212146072742743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GLYK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M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4695674569575" calcext:value-type="float">
            <text:p>0.075469567456958</text:p>
          </table:table-cell>
          <table:table-cell office:value-type="float" office:value="0.0754680581006092" calcext:value-type="float">
            <text:p>0.075468058100609</text:p>
          </table:table-cell>
        </table:table-row>
        <table:table-row table:style-name="ro1">
          <table:table-cell office:value-type="string" calcext:value-type="string">
            <text:p>PGM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E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Ks_BS</text:p>
          </table:table-cell>
          <table:table-cell office:value-type="float" office:value="0.162160094993621" calcext:value-type="float">
            <text:p>0.162160094993621</text:p>
          </table:table-cell>
          <table:table-cell office:value-type="float" office:value="2.70272230325869" calcext:value-type="float">
            <text:p>2.70272230325869</text:p>
          </table:table-cell>
          <table:table-cell office:value-type="float" office:value="2.22772694836285" calcext:value-type="float">
            <text:p>2.22772694836285</text:p>
          </table:table-cell>
          <table:table-cell office:value-type="float" office:value="2.22768239471794" calcext:value-type="float">
            <text:p>2.22768239471794</text:p>
          </table:table-cell>
        </table:table-row>
        <table:table-row table:style-name="ro1">
          <table:table-cell office:value-type="string" calcext:value-type="string">
            <text:p>GLN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N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L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Es_BS</text:p>
          </table:table-cell>
          <table:table-cell office:value-type="float" office:value="-0.108106729995748" calcext:value-type="float">
            <text:p>-0.108106729995748</text:p>
          </table:table-cell>
          <table:table-cell office:value-type="float" office:value="-1.80181486883912" calcext:value-type="float">
            <text:p>-1.80181486883912</text:p>
          </table:table-cell>
          <table:table-cell office:value-type="float" office:value="-1.60847898205736" calcext:value-type="float">
            <text:p>-1.60847898205736</text:p>
          </table:table-cell>
          <table:table-cell office:value-type="float" office:value="-1.60844681312217" calcext:value-type="float">
            <text:p>-1.60844681312217</text:p>
          </table:table-cell>
        </table:table-row>
        <table:table-row table:style-name="ro1">
          <table:table-cell office:value-type="string" calcext:value-type="string">
            <text:p>3HPP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KT1s_BS</text:p>
          </table:table-cell>
          <table:table-cell office:value-type="float" office:value="-0.0540533649978738" calcext:value-type="float">
            <text:p>-0.054053364997874</text:p>
          </table:table-cell>
          <table:table-cell office:value-type="float" office:value="-0.900907434419562" calcext:value-type="float">
            <text:p>-0.900907434419562</text:p>
          </table:table-cell>
          <table:table-cell office:value-type="float" office:value="-0.804239491028679" calcext:value-type="float">
            <text:p>-0.804239491028679</text:p>
          </table:table-cell>
          <table:table-cell office:value-type="float" office:value="-0.804223406561085" calcext:value-type="float">
            <text:p>-0.804223406561085</text:p>
          </table:table-cell>
        </table:table-row>
        <table:table-row table:style-name="ro1">
          <table:table-cell office:value-type="string" calcext:value-type="string">
            <text:p>ABTA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TA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PC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MTHF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HFC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MTHFCm_BS</text:p>
          </table:table-cell>
          <table:table-cell office:value-type="float" office:value="0.68419463741397" calcext:value-type="float">
            <text:p>0.68419463741397</text:p>
          </table:table-cell>
          <table:table-cell office:value-type="float" office:value="11.4034720217786" calcext:value-type="float">
            <text:p>11.4034720217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NR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M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C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EAS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NA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U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N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AN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R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S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S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SL4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SL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DH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B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KB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MY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P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H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3s_BS</text:p>
          </table:table-cell>
          <table:table-cell office:value-type="float" office:value="0.0540533649978738" calcext:value-type="float">
            <text:p>0.054053364997874</text:p>
          </table:table-cell>
          <table:table-cell office:value-type="float" office:value="0.900907434419562" calcext:value-type="float">
            <text:p>0.900907434419562</text:p>
          </table:table-cell>
          <table:table-cell office:value-type="float" office:value="0.804239491028679" calcext:value-type="float">
            <text:p>0.804239491028679</text:p>
          </table:table-cell>
          <table:table-cell office:value-type="float" office:value="0.804223406561085" calcext:value-type="float">
            <text:p>0.804223406561085</text:p>
          </table:table-cell>
        </table:table-row>
        <table:table-row table:style-name="ro1">
          <table:table-cell office:value-type="string" calcext:value-type="string">
            <text:p>TKT2s_BS</text:p>
          </table:table-cell>
          <table:table-cell office:value-type="float" office:value="-0.0540533649978738" calcext:value-type="float">
            <text:p>-0.054053364997874</text:p>
          </table:table-cell>
          <table:table-cell office:value-type="float" office:value="-0.900907434419562" calcext:value-type="float">
            <text:p>-0.900907434419562</text:p>
          </table:table-cell>
          <table:table-cell office:value-type="float" office:value="-0.804239491028679" calcext:value-type="float">
            <text:p>-0.804239491028679</text:p>
          </table:table-cell>
          <table:table-cell office:value-type="float" office:value="-0.804223406561085" calcext:value-type="float">
            <text:p>-0.804223406561085</text:p>
          </table:table-cell>
        </table:table-row>
        <table:table-row table:style-name="ro1">
          <table:table-cell office:value-type="string" calcext:value-type="string">
            <text:p>SBPs_BS</text:p>
          </table:table-cell>
          <table:table-cell office:value-type="float" office:value="0.0540533649978738" calcext:value-type="float">
            <text:p>0.054053364997874</text:p>
          </table:table-cell>
          <table:table-cell office:value-type="float" office:value="0.900907434419562" calcext:value-type="float">
            <text:p>0.900907434419562</text:p>
          </table:table-cell>
          <table:table-cell office:value-type="float" office:value="0.804239491028679" calcext:value-type="float">
            <text:p>0.804239491028679</text:p>
          </table:table-cell>
          <table:table-cell office:value-type="float" office:value="0.804223406561085" calcext:value-type="float">
            <text:p>0.804223406561085</text:p>
          </table:table-cell>
        </table:table-row>
        <table:table-row table:style-name="ro1">
          <table:table-cell office:value-type="string" calcext:value-type="string">
            <text:p>ASPC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527289248518" calcext:value-type="float">
            <text:p>0.181527289248518</text:p>
          </table:table-cell>
          <table:table-cell office:value-type="float" office:value="0.181523658773961" calcext:value-type="float">
            <text:p>0.181523658773961</text:p>
          </table:table-cell>
        </table:table-row>
        <table:table-row table:style-name="ro1">
          <table:table-cell office:value-type="string" calcext:value-type="string">
            <text:p>ORPR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1527289248518" calcext:value-type="float">
            <text:p>-0.181527289248518</text:p>
          </table:table-cell>
          <table:table-cell office:value-type="float" office:value="-0.181523658773961" calcext:value-type="float">
            <text:p>-0.181523658773961</text:p>
          </table:table-cell>
        </table:table-row>
        <table:table-row table:style-name="ro1">
          <table:table-cell office:value-type="string" calcext:value-type="string">
            <text:p>ACON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T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200581512638" calcext:value-type="float">
            <text:p>0.162200581512638</text:p>
          </table:table-cell>
          <table:table-cell office:value-type="float" office:value="0.162197337565768" calcext:value-type="float">
            <text:p>0.162197337565768</text:p>
          </table:table-cell>
        </table:table-row>
        <table:table-row table:style-name="ro1">
          <table:table-cell office:value-type="string" calcext:value-type="string">
            <text:p>ACON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200581512638" calcext:value-type="float">
            <text:p>0.162200581512638</text:p>
          </table:table-cell>
          <table:table-cell office:value-type="float" office:value="0.162197337565768" calcext:value-type="float">
            <text:p>0.162197337565768</text:p>
          </table:table-cell>
        </table:table-row>
        <table:table-row table:style-name="ro1">
          <table:table-cell office:value-type="string" calcext:value-type="string">
            <text:p>ARGSS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ARGS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527289248518" calcext:value-type="float">
            <text:p>0.181527289248518</text:p>
          </table:table-cell>
          <table:table-cell office:value-type="float" office:value="0.181523658773961" calcext:value-type="float">
            <text:p>0.181523658773961</text:p>
          </table:table-cell>
        </table:table-row>
        <table:table-row table:style-name="ro1">
          <table:table-cell office:value-type="string" calcext:value-type="string">
            <text:p>PG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Ss_BS</text:p>
          </table:table-cell>
          <table:table-cell office:value-type="float" office:value="0.0411354714123696" calcext:value-type="float">
            <text:p>0.04113547141237</text:p>
          </table:table-cell>
          <table:table-cell office:value-type="float" office:value="0.685604902029964" calcext:value-type="float">
            <text:p>0.685604902029964</text:p>
          </table:table-cell>
          <table:table-cell office:value-type="float" office:value="0.740037918736903" calcext:value-type="float">
            <text:p>0.740037918736903</text:p>
          </table:table-cell>
          <table:table-cell office:value-type="float" office:value="0.740023118274499" calcext:value-type="float">
            <text:p>0.740023118274499</text:p>
          </table:table-cell>
        </table:table-row>
        <table:table-row table:style-name="ro1">
          <table:table-cell office:value-type="string" calcext:value-type="string">
            <text:p>XTSN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TNR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N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OR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581042726583" calcext:value-type="float">
            <text:p>0.325581042726583</text:p>
          </table:table-cell>
          <table:table-cell office:value-type="float" office:value="0.325574531237429" calcext:value-type="float">
            <text:p>0.325574531237429</text:p>
          </table:table-cell>
        </table:table-row>
        <table:table-row table:style-name="ro1">
          <table:table-cell office:value-type="string" calcext:value-type="string">
            <text:p>NADOR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053753478065" calcext:value-type="float">
            <text:p>0.144053753478065</text:p>
          </table:table-cell>
          <table:table-cell office:value-type="float" office:value="0.144050872463468" calcext:value-type="float">
            <text:p>0.144050872463468</text:p>
          </table:table-cell>
        </table:table-row>
        <table:table-row table:style-name="ro1">
          <table:table-cell office:value-type="string" calcext:value-type="string">
            <text:p>PTOX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OR1u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DH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TA3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TA3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F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C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AOTA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AODA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O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ADH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DPS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s_BS</text:p>
          </table:table-cell>
          <table:table-cell office:value-type="float" office:value="0.0822709428247392" calcext:value-type="float">
            <text:p>0.082270942824739</text:p>
          </table:table-cell>
          <table:table-cell office:value-type="float" office:value="1.37120980405993" calcext:value-type="float">
            <text:p>1.37120980405993</text:p>
          </table:table-cell>
          <table:table-cell office:value-type="float" office:value="1.48007583747381" calcext:value-type="float">
            <text:p>1.48007583747381</text:p>
          </table:table-cell>
          <table:table-cell office:value-type="float" office:value="1.480046236549" calcext:value-type="float">
            <text:p>1.480046236549</text:p>
          </table:table-cell>
        </table:table-row>
        <table:table-row table:style-name="ro1">
          <table:table-cell office:value-type="string" calcext:value-type="string">
            <text:p>DPR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K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PRPNCOAHYD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M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EP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B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DH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HDAH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HP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PNT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PAT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DHP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Q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Q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PCOAHY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OA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6423547466695" calcext:value-type="float">
            <text:p>-0.003464235474667</text:p>
          </table:table-cell>
          <table:table-cell office:value-type="float" office:value="-0.00346416619135151" calcext:value-type="float">
            <text:p>-0.003464166191352</text:p>
          </table:table-cell>
        </table:table-row>
        <table:table-row table:style-name="ro1">
          <table:table-cell office:value-type="string" calcext:value-type="string">
            <text:p>PPCD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DHc_BS</text:p>
          </table:table-cell>
          <table:table-cell office:value-type="float" office:value="0.000256351488511869" calcext:value-type="float">
            <text:p>0.000256351488512</text:p>
          </table:table-cell>
          <table:table-cell office:value-type="float" office:value="0.00427261025902731" calcext:value-type="float">
            <text:p>0.004272610259027</text:p>
          </table:table-cell>
          <table:table-cell office:value-type="float" office:value="0.00461183050807056" calcext:value-type="float">
            <text:p>0.004611830508071</text:p>
          </table:table-cell>
          <table:table-cell office:value-type="float" office:value="0.00461173827330485" calcext:value-type="float">
            <text:p>0.004611738273305</text:p>
          </table:table-cell>
        </table:table-row>
        <table:table-row table:style-name="ro1">
          <table:table-cell office:value-type="string" calcext:value-type="string">
            <text:p>G5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Cc_BS</text:p>
          </table:table-cell>
          <table:table-cell office:value-type="float" office:value="0.000256351488511869" calcext:value-type="float">
            <text:p>0.000256351488512</text:p>
          </table:table-cell>
          <table:table-cell office:value-type="float" office:value="0.00427261025902731" calcext:value-type="float">
            <text:p>0.004272610259027</text:p>
          </table:table-cell>
          <table:table-cell office:value-type="float" office:value="0.00461183050807056" calcext:value-type="float">
            <text:p>0.004611830508071</text:p>
          </table:table-cell>
          <table:table-cell office:value-type="float" office:value="0.00461173827330485" calcext:value-type="float">
            <text:p>0.004611738273305</text:p>
          </table:table-cell>
        </table:table-row>
        <table:table-row table:style-name="ro1">
          <table:table-cell office:value-type="string" calcext:value-type="string">
            <text:p>GSC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S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PR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IGPD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PSCI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PK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AM5P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X5PO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N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N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AM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MP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P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P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I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DH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PRADP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PRACH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PPRG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P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PRy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MP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P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PP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P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P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ZPSN3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YS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DP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FGC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I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NCL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GF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F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DH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910734409408" calcext:value-type="float">
            <text:p>0.006149107344094</text:p>
          </table:table-cell>
          <table:table-cell office:value-type="float" office:value="0.00614898436440647" calcext:value-type="float">
            <text:p>0.006148984364406</text:p>
          </table:table-cell>
        </table:table-row>
        <table:table-row table:style-name="ro1">
          <table:table-cell office:value-type="string" calcext:value-type="string">
            <text:p>MOD(4mop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3mhtpp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T(ivcoa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CDH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TC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C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COA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GFTm_BS</text:p>
          </table:table-cell>
          <table:table-cell office:value-type="float" office:value="0.68419463741397" calcext:value-type="float">
            <text:p>0.68419463741397</text:p>
          </table:table-cell>
          <table:table-cell office:value-type="float" office:value="11.4034720217786" calcext:value-type="float">
            <text:p>11.4034720217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FTm_BS</text:p>
          </table:table-cell>
          <table:table-cell office:value-type="float" office:value="0.68419463741397" calcext:value-type="float">
            <text:p>0.68419463741397</text:p>
          </table:table-cell>
          <table:table-cell office:value-type="float" office:value="11.4034720217786" calcext:value-type="float">
            <text:p>11.4034720217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FG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GPS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AIA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AIF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PRAI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MPP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TPP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I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PF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2i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D-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D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C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PN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PN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S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S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RG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YRD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D2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AT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MT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1311398884702" calcext:value-type="float">
            <text:p>-0.261311398884702</text:p>
          </table:table-cell>
          <table:table-cell office:value-type="float" office:value="-0.261306172759657" calcext:value-type="float">
            <text:p>-0.261306172759657</text:p>
          </table:table-cell>
        </table:table-row>
        <table:table-row table:style-name="ro1">
          <table:table-cell office:value-type="string" calcext:value-type="string">
            <text:p>PGM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MTs_BS</text:p>
          </table:table-cell>
          <table:table-cell office:value-type="float" office:value="-0.0212851935767829" calcext:value-type="float">
            <text:p>-0.021285193576783</text:p>
          </table:table-cell>
          <table:table-cell office:value-type="float" office:value="-0.35476032134424" calcext:value-type="float">
            <text:p>-0.3547603213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B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3mop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(2mbdhl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T(2mbcoa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H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O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S_G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RDH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527289248518" calcext:value-type="float">
            <text:p>0.181527289248518</text:p>
          </table:table-cell>
          <table:table-cell office:value-type="float" office:value="0.181523658773961" calcext:value-type="float">
            <text:p>0.181523658773961</text:p>
          </table:table-cell>
        </table:table-row>
        <table:table-row table:style-name="ro1">
          <table:table-cell office:value-type="string" calcext:value-type="string">
            <text:p>CBMK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533338491274" calcext:value-type="float">
            <text:p>0.201533338491274</text:p>
          </table:table-cell>
          <table:table-cell office:value-type="float" office:value="0.201529307903773" calcext:value-type="float">
            <text:p>0.201529307903773</text:p>
          </table:table-cell>
        </table:table-row>
        <table:table-row table:style-name="ro1">
          <table:table-cell office:value-type="string" calcext:value-type="string">
            <text:p>CBP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E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E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H4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NH4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COA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COA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C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Q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COA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MO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M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MH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OH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OH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Q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H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SKM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CQ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SH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OH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COA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COA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AL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OH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F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GUTF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GU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GLC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MHY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LF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M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R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R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PTL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CA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INN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C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HA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C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A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N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G3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DTL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B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BT6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G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EDBT8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T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B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BT6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G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HNDBT8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TX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VTXN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RNTN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CPRN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RNTN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IN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TLNH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INS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INS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QTGN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QTGN6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KF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Q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K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MPFL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TNGL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MPFLGL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K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C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Y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G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C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G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NGL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GN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L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LT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3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DNG5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YC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R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B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BNG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3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S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R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3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2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CHF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ECY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ECY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ECY3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1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3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5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7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49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1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3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5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7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59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1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3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5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7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69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1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3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5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7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49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1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3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5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7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59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1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3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5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7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OR69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PPG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G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1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1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DC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DC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P1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P3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L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CH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HLD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PCHLD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O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EA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XG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BSE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BSN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DA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A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ASE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ASN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O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DPF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BZOPT8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PHBH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PHBH1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OPBM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HMBDC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6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5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7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3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COA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COA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HORM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SBZCOA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BZ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P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NO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Q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HCHC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HHC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Q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T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TB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DPF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DPO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ENTISS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BQ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CG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C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COARc_BS</text:p>
          </table:table-cell>
          <table:table-cell office:value-type="float" office:value="-0.015465334339357" calcext:value-type="float">
            <text:p>-0.015465334339357</text:p>
          </table:table-cell>
          <table:table-cell office:value-type="float" office:value="-0.257760727434063" calcext:value-type="float">
            <text:p>-0.257760727434063</text:p>
          </table:table-cell>
          <table:table-cell office:value-type="float" office:value="-0.402884680781136" calcext:value-type="float">
            <text:p>-0.402884680781136</text:p>
          </table:table-cell>
          <table:table-cell office:value-type="float" office:value="-0.402876623248236" calcext:value-type="float">
            <text:p>-0.402876623248236</text:p>
          </table:table-cell>
        </table:table-row>
        <table:table-row table:style-name="ro1">
          <table:table-cell office:value-type="string" calcext:value-type="string">
            <text:p>HMGCOARyc_BS</text:p>
          </table:table-cell>
          <table:table-cell office:value-type="float" office:value="0.015465334339357" calcext:value-type="float">
            <text:p>0.015465334339357</text:p>
          </table:table-cell>
          <table:table-cell office:value-type="float" office:value="0.257760727434063" calcext:value-type="float">
            <text:p>0.257760727434063</text:p>
          </table:table-cell>
          <table:table-cell office:value-type="float" office:value="0.402884680781136" calcext:value-type="float">
            <text:p>0.402884680781136</text:p>
          </table:table-cell>
          <table:table-cell office:value-type="float" office:value="0.402876623248236" calcext:value-type="float">
            <text:p>0.402876623248236</text:p>
          </table:table-cell>
        </table:table-row>
        <table:table-row table:style-name="ro1">
          <table:table-cell office:value-type="string" calcext:value-type="string">
            <text:p>MEV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EV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MV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D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DI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DI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PRIi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S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S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PS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PPS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DPDH5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ME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PC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DP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AT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A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T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AT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T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D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P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L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DP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MAS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MA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M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AN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AND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6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D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D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A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ZLNB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DN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KAUR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KAUR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O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ATE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ATE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ATEO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2ATE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2ATE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P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O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ATE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ATE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ATEO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1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0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GOR6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6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7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1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8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9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7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3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2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4D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LXANDE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ANDE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XANEO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XANE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ANEO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ANE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ROTO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TEM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TXANO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XANM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FL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AROT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PTXAN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T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CARTD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GL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GL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S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TS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XAN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EC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BC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BC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BC3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XANI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NXN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CD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ALD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H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H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ROT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CAROTL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OPEC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T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CSTN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STN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TS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TST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XSTN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DXSTN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TN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HCAM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43E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L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HCAM43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43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KST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S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14D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S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VEST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EPIST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VES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EPIS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EUO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S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RT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TL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ECYC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T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TT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MR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3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4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5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S6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E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ET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T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TN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50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H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H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H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I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TNS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TNS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TNS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6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7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GT8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OG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OG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OG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DH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DH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KR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STKR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S14D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STMO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STMO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THSTRL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HCS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4ST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ST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ST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4STR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SDD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ST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24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ST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OX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2S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4ST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H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DGL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ND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DGLA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AM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X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X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T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T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C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MAT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4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4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4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6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6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6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6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8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8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8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8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0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0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0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0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2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2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2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2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4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4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4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4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6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6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6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6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8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8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8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80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61ACP_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1ACP_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2ACP_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3ACP_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AC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AC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AC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AC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AC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AC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ACP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4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3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00CO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20CO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40CO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60CO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80CO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300CO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2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4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6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28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3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2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4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6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28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COAR3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ACT2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ACT22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H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ALM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E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E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DRO91018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A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3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4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5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6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7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H8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AC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BEH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LGNC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ERO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T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LSD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3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4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5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6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7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FADH8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40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0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0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61COA_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1COA_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2COA_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3COA_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00y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2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2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2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20y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4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4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4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40y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6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6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6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60y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28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28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280c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280y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3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3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30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300y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A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A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A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A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A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A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ACO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40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0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61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0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1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2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AL183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8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3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3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3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6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2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2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2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4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1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1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0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4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4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4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2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5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5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5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4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6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6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6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6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7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D7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7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180O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AH8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AD8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T8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3y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2y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1y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61y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3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2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81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OS161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6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8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0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0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0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0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2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2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2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2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4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S1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CR1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CD1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R16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E1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T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TA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ATA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C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4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6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8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0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0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0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0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2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2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2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2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4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4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6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6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S1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AR1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AD180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180y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61ACP_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1ACP_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2ACP_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183ACP_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K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K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D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A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PA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P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P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A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A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K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AC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I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P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C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C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HAC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K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DC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D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HAM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HA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K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K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HOLPP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HOLP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PC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PC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CP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C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C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P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EPE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DG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G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SQ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9L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9L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13L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13L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9HP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9HP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NL13HP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DCYA13HP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R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OOPCOAL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8ACO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8T2ECH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8HACDH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PC8C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6ACO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6T2ECH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6HACDH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PC6C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4ACO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4T2ECH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C4HACDH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PC4C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C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JAS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V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I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SPHR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CBK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PL1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PL1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CBK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H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OOR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CD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T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T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HGNAT3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CG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ALC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B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CPSS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PL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A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MM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GN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GME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ACPME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ME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IMME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IMME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CPM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PME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AO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B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N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R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A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OC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CY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NCTIc_BS</text:p>
          </table:table-cell>
          <table:table-cell office:value-type="float" office:value="0.125283245097908" calcext:value-type="float">
            <text:p>0.125283245097908</text:p>
          </table:table-cell>
          <table:table-cell office:value-type="float" office:value="2.08809584604683" calcext:value-type="float">
            <text:p>2.08809584604683</text:p>
          </table:table-cell>
          <table:table-cell office:value-type="float" office:value="1.96557538987764" calcext:value-type="float">
            <text:p>1.96557538987764</text:p>
          </table:table-cell>
          <table:table-cell office:value-type="float" office:value="1.96553607915197" calcext:value-type="float">
            <text:p>1.96553607915197</text:p>
          </table:table-cell>
        </table:table-row>
        <table:table-row table:style-name="ro1">
          <table:table-cell office:value-type="string" calcext:value-type="string">
            <text:p>FRORc_BS</text:p>
          </table:table-cell>
          <table:table-cell office:value-type="float" office:value="0.125283245097908" calcext:value-type="float">
            <text:p>0.125283245097908</text:p>
          </table:table-cell>
          <table:table-cell office:value-type="float" office:value="2.08809584604683" calcext:value-type="float">
            <text:p>2.08809584604683</text:p>
          </table:table-cell>
          <table:table-cell office:value-type="float" office:value="1.96557538987764" calcext:value-type="float">
            <text:p>1.96557538987764</text:p>
          </table:table-cell>
          <table:table-cell office:value-type="float" office:value="1.96553607915197" calcext:value-type="float">
            <text:p>1.96553607915197</text:p>
          </table:table-cell>
        </table:table-row>
        <table:table-row table:style-name="ro1">
          <table:table-cell office:value-type="string" calcext:value-type="string">
            <text:p>FR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P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DOLD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DOLDPS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D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K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AC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NA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3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6M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M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6M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2MT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DOLP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G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G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PG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ASN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1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1B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B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3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3B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AG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AG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AG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X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AC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GPI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I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I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6E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E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6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GAL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GAL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AMS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AT9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G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GALT4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XAMS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A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ACGAL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N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L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H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MO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B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HOR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DDHBD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B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M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PG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PDRE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DHR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5PI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OP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OP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OC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GA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HGADA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GA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HD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ADS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SK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A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CGAMCV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CM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MA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MAG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AGD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AL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MDD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P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GP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CSD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N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LN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C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NS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SL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CAV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3H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F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FER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Q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AKG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G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5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6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7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8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9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VLPN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1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2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BTNS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3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4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M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TH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OX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S_S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GDy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GTH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OR2u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D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FCNCEFs_BS</text:p>
          </table:table-cell>
          <table:table-cell office:value-type="float" office:value="0.638805037527706" calcext:value-type="float">
            <text:p>0.638805037527706</text:p>
          </table:table-cell>
          <table:table-cell office:value-type="float" office:value="10.6469635604743" calcext:value-type="float">
            <text:p>10.6469635604743</text:p>
          </table:table-cell>
          <table:table-cell office:value-type="float" office:value="8.28171901418433" calcext:value-type="float">
            <text:p>8.28171901418433</text:p>
          </table:table-cell>
          <table:table-cell office:value-type="float" office:value="8.28155338311658" calcext:value-type="float">
            <text:p>8.28155338311658</text:p>
          </table:table-cell>
        </table:table-row>
        <table:table-row table:style-name="ro1">
          <table:table-cell office:value-type="string" calcext:value-type="string">
            <text:p>CCEFs_BS</text:p>
          </table:table-cell>
          <table:table-cell office:value-type="float" office:value="0.267259516325295" calcext:value-type="float">
            <text:p>0.267259516325295</text:p>
          </table:table-cell>
          <table:table-cell office:value-type="float" office:value="4.45441435859368" calcext:value-type="float">
            <text:p>4.45441435859368</text:p>
          </table:table-cell>
          <table:table-cell office:value-type="float" office:value="4.0784592426673" calcext:value-type="float">
            <text:p>4.0784592426673</text:p>
          </table:table-cell>
          <table:table-cell office:value-type="float" office:value="4.07837767511373" calcext:value-type="float">
            <text:p>4.07837767511373</text:p>
          </table:table-cell>
        </table:table-row>
        <table:table-row table:style-name="ro1">
          <table:table-cell office:value-type="string" calcext:value-type="string">
            <text:p>FNORs_BS</text:p>
          </table:table-cell>
          <table:table-cell office:value-type="float" office:value="0.371545521202411" calcext:value-type="float">
            <text:p>0.371545521202411</text:p>
          </table:table-cell>
          <table:table-cell office:value-type="float" office:value="6.19254920188059" calcext:value-type="float">
            <text:p>6.19254920188059</text:p>
          </table:table-cell>
          <table:table-cell office:value-type="float" office:value="4.20325977151703" calcext:value-type="float">
            <text:p>4.20325977151703</text:p>
          </table:table-cell>
          <table:table-cell office:value-type="float" office:value="4.20317570800286" calcext:value-type="float">
            <text:p>4.20317570800286</text:p>
          </table:table-cell>
        </table:table-row>
        <table:table-row table:style-name="ro1">
          <table:table-cell office:value-type="string" calcext:value-type="string">
            <text:p>PSIMR_BS</text:p>
          </table:table-cell>
          <table:table-cell office:value-type="float" office:value="0.638805037527706" calcext:value-type="float">
            <text:p>0.638805037527706</text:p>
          </table:table-cell>
          <table:table-cell office:value-type="float" office:value="10.6469635604743" calcext:value-type="float">
            <text:p>10.6469635604743</text:p>
          </table:table-cell>
          <table:table-cell office:value-type="float" office:value="8.28171901418433" calcext:value-type="float">
            <text:p>8.28171901418433</text:p>
          </table:table-cell>
          <table:table-cell office:value-type="float" office:value="8.28155338311658" calcext:value-type="float">
            <text:p>8.28155338311658</text:p>
          </table:table-cell>
        </table:table-row>
        <table:table-row table:style-name="ro1">
          <table:table-cell office:value-type="string" calcext:value-type="string">
            <text:p>PSIINC_BS</text:p>
          </table:table-cell>
          <table:table-cell office:value-type="float" office:value="0.371545521202411" calcext:value-type="float">
            <text:p>0.371545521202411</text:p>
          </table:table-cell>
          <table:table-cell office:value-type="float" office:value="6.19254920188059" calcext:value-type="float">
            <text:p>6.19254920188059</text:p>
          </table:table-cell>
          <table:table-cell office:value-type="float" office:value="4.20325977151703" calcext:value-type="float">
            <text:p>4.20325977151703</text:p>
          </table:table-cell>
          <table:table-cell office:value-type="float" office:value="4.20317570800286" calcext:value-type="float">
            <text:p>4.20317570800286</text:p>
          </table:table-cell>
        </table:table-row>
        <table:table-row table:style-name="ro1">
          <table:table-cell office:value-type="string" calcext:value-type="string">
            <text:p>ACHMSS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MSS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ER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ER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MS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MS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HCYSHYD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CYSLY2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CYS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CYS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TOR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HMSSELCYSL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YST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SMTF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METL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N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RT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ST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ST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F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CEX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TTP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CD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CYSN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CYC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MO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HTHBPTH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BPTDH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MUT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DRPAc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UDPGALM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D2c_BS</text:p>
          </table:table-cell>
          <table:table-cell office:value-type="float" office:value="0.0421074301484918" calcext:value-type="float">
            <text:p>0.042107430148492</text:p>
          </table:table-cell>
          <table:table-cell office:value-type="float" office:value="0.701804538284913" calcext:value-type="float">
            <text:p>0.701804538284913</text:p>
          </table:table-cell>
          <table:table-cell office:value-type="float" office:value="0.232481006052525" calcext:value-type="float">
            <text:p>0.232481006052525</text:p>
          </table:table-cell>
          <table:table-cell office:value-type="float" office:value="0.232476356523437" calcext:value-type="float">
            <text:p>0.232476356523437</text:p>
          </table:table-cell>
        </table:table-row>
        <table:table-row table:style-name="ro1">
          <table:table-cell office:value-type="string" calcext:value-type="string">
            <text:p>MALTDP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TGAM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GNMT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LN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RMNL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PGNG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RMNA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PE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L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MS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KORG4498c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CGAM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DO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N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2m_BS</text:p>
          </table:table-cell>
          <table:table-cell office:value-type="float" office:value="-0.0096250131451869" calcext:value-type="float">
            <text:p>-0.009625013145187</text:p>
          </table:table-cell>
          <table:table-cell office:value-type="float" office:value="-0.16042009409083" calcext:value-type="float">
            <text:p>-0.16042009409083</text:p>
          </table:table-cell>
          <table:table-cell office:value-type="float" office:value="-0.087455213109762" calcext:value-type="float">
            <text:p>-0.087455213109762</text:p>
          </table:table-cell>
          <table:table-cell office:value-type="float" office:value="-0.0874534640416102" calcext:value-type="float">
            <text:p>-0.08745346404161</text:p>
          </table:table-cell>
        </table:table-row>
        <table:table-row table:style-name="ro1">
          <table:table-cell office:value-type="string" calcext:value-type="string">
            <text:p>ASP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GLU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2m_BS</text:p>
          </table:table-cell>
          <table:table-cell office:value-type="float" office:value="-0.0096250131451869" calcext:value-type="float">
            <text:p>-0.009625013145187</text:p>
          </table:table-cell>
          <table:table-cell office:value-type="float" office:value="-0.16042009409083" calcext:value-type="float">
            <text:p>-0.16042009409083</text:p>
          </table:table-cell>
          <table:table-cell office:value-type="float" office:value="-0.087455213109762" calcext:value-type="float">
            <text:p>-0.087455213109762</text:p>
          </table:table-cell>
          <table:table-cell office:value-type="float" office:value="-0.0874534640416102" calcext:value-type="float">
            <text:p>-0.08745346404161</text:p>
          </table:table-cell>
        </table:table-row>
        <table:table-row table:style-name="ro1">
          <table:table-cell office:value-type="string" calcext:value-type="string">
            <text:p>H2Otm_BS</text:p>
          </table:table-cell>
          <table:table-cell office:value-type="float" office:value="-0.144668530395865" calcext:value-type="float">
            <text:p>-0.144668530395865</text:p>
          </table:table-cell>
          <table:table-cell office:value-type="float" office:value="-2.41119039610788" calcext:value-type="float">
            <text:p>-2.41119039610788</text:p>
          </table:table-cell>
          <table:table-cell office:value-type="float" office:value="-0.672165028170604" calcext:value-type="float">
            <text:p>-0.672165028170604</text:p>
          </table:table-cell>
          <table:table-cell office:value-type="float" office:value="-0.672151585140848" calcext:value-type="float">
            <text:p>-0.672151585140848</text:p>
          </table:table-cell>
        </table:table-row>
        <table:table-row table:style-name="ro1">
          <table:table-cell office:value-type="string" calcext:value-type="string">
            <text:p>CO2tm_BS</text:p>
          </table:table-cell>
          <table:table-cell office:value-type="float" office:value="-0.0111767614697778" calcext:value-type="float">
            <text:p>-0.011176761469778</text:p>
          </table:table-cell>
          <table:table-cell office:value-type="float" office:value="-0.186283083416787" calcext:value-type="float">
            <text:p>-0.186283083416787</text:p>
          </table:table-cell>
          <table:table-cell office:value-type="float" office:value="-0.208185070673858" calcext:value-type="float">
            <text:p>-0.208185070673858</text:p>
          </table:table-cell>
          <table:table-cell office:value-type="float" office:value="-0.208180907056494" calcext:value-type="float">
            <text:p>-0.208180907056494</text:p>
          </table:table-cell>
        </table:table-row>
        <table:table-row table:style-name="ro1">
          <table:table-cell office:value-type="string" calcext:value-type="string">
            <text:p>NH4tm_BS</text:p>
          </table:table-cell>
          <table:table-cell office:value-type="float" office:value="-0.0111767614697778" calcext:value-type="float">
            <text:p>-0.011176761469778</text:p>
          </table:table-cell>
          <table:table-cell office:value-type="float" office:value="-0.186283083416787" calcext:value-type="float">
            <text:p>-0.186283083416787</text:p>
          </table:table-cell>
          <table:table-cell office:value-type="float" office:value="-0.0459844891612205" calcext:value-type="float">
            <text:p>-0.045984489161221</text:p>
          </table:table-cell>
          <table:table-cell office:value-type="float" office:value="-0.045983569490962" calcext:value-type="float">
            <text:p>-0.045983569490962</text:p>
          </table:table-cell>
        </table:table-row>
        <table:table-row table:style-name="ro1">
          <table:table-cell office:value-type="string" calcext:value-type="string">
            <text:p>O2tmr_BS</text:p>
          </table:table-cell>
          <table:table-cell office:value-type="float" office:value="0.0210537150742459" calcext:value-type="float">
            <text:p>0.021053715074246</text:p>
          </table:table-cell>
          <table:table-cell office:value-type="float" office:value="0.350902269142456" calcext:value-type="float">
            <text:p>0.350902269142456</text:p>
          </table:table-cell>
          <table:table-cell office:value-type="float" office:value="0.360131315145873" calcext:value-type="float">
            <text:p>0.360131315145873</text:p>
          </table:table-cell>
          <table:table-cell office:value-type="float" office:value="0.360124112663317" calcext:value-type="float">
            <text:p>0.360124112663317</text:p>
          </table:table-cell>
        </table:table-row>
        <table:table-row table:style-name="ro1">
          <table:table-cell office:value-type="string" calcext:value-type="string">
            <text:p>FADH2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m_BS</text:p>
          </table:table-cell>
          <table:table-cell office:value-type="float" office:value="0.144668530395865" calcext:value-type="float">
            <text:p>0.144668530395865</text:p>
          </table:table-cell>
          <table:table-cell office:value-type="float" office:value="2.41119039610788" calcext:value-type="float">
            <text:p>2.41119039610788</text:p>
          </table:table-cell>
          <table:table-cell office:value-type="float" office:value="0.35190744212687" calcext:value-type="float">
            <text:p>0.35190744212687</text:p>
          </table:table-cell>
          <table:table-cell office:value-type="float" office:value="0.351900404122283" calcext:value-type="float">
            <text:p>0.351900404122283</text:p>
          </table:table-cell>
        </table:table-row>
        <table:table-row table:style-name="ro1">
          <table:table-cell office:value-type="string" calcext:value-type="string">
            <text:p>H2O2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tm_BS</text:p>
          </table:table-cell>
          <table:table-cell office:value-type="float" office:value="0.144668530395865" calcext:value-type="float">
            <text:p>0.144668530395865</text:p>
          </table:table-cell>
          <table:table-cell office:value-type="float" office:value="2.41119039610788" calcext:value-type="float">
            <text:p>2.41119039610788</text:p>
          </table:table-cell>
          <table:table-cell office:value-type="float" office:value="0.35190744212687" calcext:value-type="float">
            <text:p>0.35190744212687</text:p>
          </table:table-cell>
          <table:table-cell office:value-type="float" office:value="0.351900404122283" calcext:value-type="float">
            <text:p>0.351900404122283</text:p>
          </table:table-cell>
        </table:table-row>
        <table:table-row table:style-name="ro1">
          <table:table-cell office:value-type="string" calcext:value-type="string">
            <text:p>4ABUTtmi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FUMtmr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702847174225" calcext:value-type="float">
            <text:p>0.023470284717423</text:p>
          </table:table-cell>
          <table:table-cell office:value-type="float" office:value="0.023469815321164" calcext:value-type="float">
            <text:p>0.023469815321164</text:p>
          </table:table-cell>
        </table:table-row>
        <table:table-row table:style-name="ro1">
          <table:table-cell office:value-type="string" calcext:value-type="string">
            <text:p>GLYtm_BS</text:p>
          </table:table-cell>
          <table:table-cell office:value-type="float" office:value="-0.0127285097943687" calcext:value-type="float">
            <text:p>-0.012728509794369</text:p>
          </table:table-cell>
          <table:table-cell office:value-type="float" office:value="-0.212146072742743" calcext:value-type="float">
            <text:p>-0.212146072742743</text:p>
          </table:table-cell>
          <table:table-cell office:value-type="float" office:value="-0.00451376521267907" calcext:value-type="float">
            <text:p>-0.004513765212679</text:p>
          </table:table-cell>
          <table:table-cell office:value-type="float" office:value="-0.00451367494031374" calcext:value-type="float">
            <text:p>-0.004513674940314</text:p>
          </table:table-cell>
        </table:table-row>
        <table:table-row table:style-name="ro1">
          <table:table-cell office:value-type="string" calcext:value-type="string">
            <text:p>SERtm_BS</text:p>
          </table:table-cell>
          <table:table-cell office:value-type="float" office:value="0.0111767614697778" calcext:value-type="float">
            <text:p>0.011176761469778</text:p>
          </table:table-cell>
          <table:table-cell office:value-type="float" office:value="0.186283083416787" calcext:value-type="float">
            <text:p>0.186283083416787</text:p>
          </table:table-cell>
          <table:table-cell office:value-type="float" office:value="0.0459844891612205" calcext:value-type="float">
            <text:p>0.045984489161221</text:p>
          </table:table-cell>
          <table:table-cell office:value-type="float" office:value="0.045983569490962" calcext:value-type="float">
            <text:p>0.045983569490962</text:p>
          </table:table-cell>
        </table:table-row>
        <table:table-row table:style-name="ro1">
          <table:table-cell office:value-type="string" calcext:value-type="string">
            <text:p>DICt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702847174225" calcext:value-type="float">
            <text:p>0.023470284717423</text:p>
          </table:table-cell>
          <table:table-cell office:value-type="float" office:value="0.023469815321164" calcext:value-type="float">
            <text:p>0.023469815321164</text:p>
          </table:table-cell>
        </table:table-row>
        <table:table-row table:style-name="ro1">
          <table:table-cell office:value-type="string" calcext:value-type="string">
            <text:p>MALCITtm_BS</text:p>
          </table:table-cell>
          <table:table-cell office:value-type="float" office:value="0.030930668678714" calcext:value-type="float">
            <text:p>0.030930668678714</text:p>
          </table:table-cell>
          <table:table-cell office:value-type="float" office:value="0.515521454868126" calcext:value-type="float">
            <text:p>0.515521454868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KGt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200581512638" calcext:value-type="float">
            <text:p>0.162200581512638</text:p>
          </table:table-cell>
          <table:table-cell office:value-type="float" office:value="0.162197337565768" calcext:value-type="float">
            <text:p>0.162197337565768</text:p>
          </table:table-cell>
        </table:table-row>
        <table:table-row table:style-name="ro1">
          <table:table-cell office:value-type="string" calcext:value-type="string">
            <text:p>SO4AKG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CI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ICI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CI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A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AAKG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ACI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AICI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8349688856732" calcext:value-type="float">
            <text:p>-0.168349688856732</text:p>
          </table:table-cell>
          <table:table-cell office:value-type="float" office:value="-0.168346321930175" calcext:value-type="float">
            <text:p>-0.168346321930175</text:p>
          </table:table-cell>
        </table:table-row>
        <table:table-row table:style-name="ro1">
          <table:table-cell office:value-type="string" calcext:value-type="string">
            <text:p>CO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tm_BS</text:p>
          </table:table-cell>
          <table:table-cell office:value-type="float" office:value="0.030930668678714" calcext:value-type="float">
            <text:p>0.030930668678714</text:p>
          </table:table-cell>
          <table:table-cell office:value-type="float" office:value="0.515521454868126" calcext:value-type="float">
            <text:p>0.515521454868126</text:p>
          </table:table-cell>
          <table:table-cell office:value-type="float" office:value="0.162200581512638" calcext:value-type="float">
            <text:p>0.162200581512638</text:p>
          </table:table-cell>
          <table:table-cell office:value-type="float" office:value="0.162197337565768" calcext:value-type="float">
            <text:p>0.162197337565768</text:p>
          </table:table-cell>
        </table:table-row>
        <table:table-row table:style-name="ro1">
          <table:table-cell office:value-type="string" calcext:value-type="string">
            <text:p>AMET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(h)tmi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Xtm_BS</text:p>
          </table:table-cell>
          <table:table-cell office:value-type="float" office:value="0.0096250131451869" calcext:value-type="float">
            <text:p>0.009625013145187</text:p>
          </table:table-cell>
          <table:table-cell office:value-type="float" office:value="0.16042009409083" calcext:value-type="float">
            <text:p>0.16042009409083</text:p>
          </table:table-cell>
          <table:table-cell office:value-type="float" office:value="0.087455213109762" calcext:value-type="float">
            <text:p>0.087455213109762</text:p>
          </table:table-cell>
          <table:table-cell office:value-type="float" office:value="0.0874534640416102" calcext:value-type="float">
            <text:p>0.08745346404161</text:p>
          </table:table-cell>
        </table:table-row>
        <table:table-row table:style-name="ro1">
          <table:table-cell office:value-type="string" calcext:value-type="string">
            <text:p>3HPCO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HHMP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BZ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PPt2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OXOADP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UL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ERtmi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1ATPase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1H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ME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40CO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A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DASCB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1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3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D1INO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tm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H2St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VLPN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BTN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49688856732" calcext:value-type="float">
            <text:p>0.168349688856732</text:p>
          </table:table-cell>
          <table:table-cell office:value-type="float" office:value="0.168346321930175" calcext:value-type="float">
            <text:p>0.168346321930175</text:p>
          </table:table-cell>
        </table:table-row>
        <table:table-row table:style-name="ro1">
          <table:table-cell office:value-type="string" calcext:value-type="string">
            <text:p>NAD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THF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DASCB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ORS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1527289248518" calcext:value-type="float">
            <text:p>-0.181527289248518</text:p>
          </table:table-cell>
          <table:table-cell office:value-type="float" office:value="-0.181523658773961" calcext:value-type="float">
            <text:p>-0.181523658773961</text:p>
          </table:table-cell>
        </table:table-row>
        <table:table-row table:style-name="ro1">
          <table:table-cell office:value-type="string" calcext:value-type="string">
            <text:p>OROT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527289248518" calcext:value-type="float">
            <text:p>0.181527289248518</text:p>
          </table:table-cell>
          <table:table-cell office:value-type="float" office:value="0.181523658773961" calcext:value-type="float">
            <text:p>0.181523658773961</text:p>
          </table:table-cell>
        </table:table-row>
        <table:table-row table:style-name="ro1">
          <table:table-cell office:value-type="string" calcext:value-type="string">
            <text:p>ACCOA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2200581512638" calcext:value-type="float">
            <text:p>-0.162200581512638</text:p>
          </table:table-cell>
          <table:table-cell office:value-type="float" office:value="-0.162197337565768" calcext:value-type="float">
            <text:p>-0.162197337565768</text:p>
          </table:table-cell>
        </table:table-row>
        <table:table-row table:style-name="ro1">
          <table:table-cell office:value-type="string" calcext:value-type="string">
            <text:p>SUCCOAtz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UL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ts_BS</text:p>
          </table:table-cell>
          <table:table-cell office:value-type="float" office:value="0.000384436233716103" calcext:value-type="float">
            <text:p>0.000384436233716</text:p>
          </table:table-cell>
          <table:table-cell office:value-type="float" office:value="0.00640739870734629" calcext:value-type="float">
            <text:p>0.006407398707346</text:p>
          </table:table-cell>
          <table:table-cell office:value-type="float" office:value="0.221539387734036" calcext:value-type="float">
            <text:p>0.221539387734036</text:p>
          </table:table-cell>
          <table:table-cell office:value-type="float" office:value="0.221534957033585" calcext:value-type="float">
            <text:p>0.221534957033585</text:p>
          </table:table-cell>
        </table:table-row>
        <table:table-row table:style-name="ro1">
          <table:table-cell office:value-type="string" calcext:value-type="string">
            <text:p>CYS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6423547466695" calcext:value-type="float">
            <text:p>-0.003464235474667</text:p>
          </table:table-cell>
          <table:table-cell office:value-type="float" office:value="-0.00346416619135151" calcext:value-type="float">
            <text:p>-0.003464166191352</text:p>
          </table:table-cell>
        </table:table-row>
        <table:table-row table:style-name="ro1">
          <table:table-cell office:value-type="string" calcext:value-type="string">
            <text:p>ILE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4910734409408" calcext:value-type="float">
            <text:p>-0.006149107344094</text:p>
          </table:table-cell>
          <table:table-cell office:value-type="float" office:value="-0.00614898436440647" calcext:value-type="float">
            <text:p>-0.006148984364406</text:p>
          </table:table-cell>
        </table:table-row>
        <table:table-row table:style-name="ro1">
          <table:table-cell office:value-type="string" calcext:value-type="string">
            <text:p>LYSt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6423547466695" calcext:value-type="float">
            <text:p>-0.003464235474667</text:p>
          </table:table-cell>
          <table:table-cell office:value-type="float" office:value="-0.00346416619135151" calcext:value-type="float">
            <text:p>-0.003464166191352</text:p>
          </table:table-cell>
        </table:table-row>
        <table:table-row table:style-name="ro1">
          <table:table-cell office:value-type="string" calcext:value-type="string">
            <text:p>PHE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(pi)ts_BS</text:p>
          </table:table-cell>
          <table:table-cell office:value-type="float" office:value="0.143256692072696" calcext:value-type="float">
            <text:p>0.143256692072696</text:p>
          </table:table-cell>
          <table:table-cell office:value-type="float" office:value="2.38765928677562" calcext:value-type="float">
            <text:p>2.38765928677562</text:p>
          </table:table-cell>
          <table:table-cell office:value-type="float" office:value="2.96015167494761" calcext:value-type="float">
            <text:p>2.96015167494761</text:p>
          </table:table-cell>
          <table:table-cell office:value-type="float" office:value="2.960092473098" calcext:value-type="float">
            <text:p>2.960092473098</text:p>
          </table:table-cell>
        </table:table-row>
        <table:table-row table:style-name="ro1">
          <table:table-cell office:value-type="string" calcext:value-type="string">
            <text:p>G3P(pi)t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A(pi)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B(pi)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(pi)tsr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496252649601" calcext:value-type="float">
            <text:p>0.451496252649601</text:p>
          </table:table-cell>
          <table:table-cell office:value-type="float" office:value="0.451487222907332" calcext:value-type="float">
            <text:p>0.451487222907332</text:p>
          </table:table-cell>
        </table:table-row>
        <table:table-row table:style-name="ro1">
          <table:table-cell office:value-type="string" calcext:value-type="string">
            <text:p>3PG(pi)tsr_BS</text:p>
          </table:table-cell>
          <table:table-cell office:value-type="float" office:value="0.00124553195005256" calcext:value-type="float">
            <text:p>0.001245531950053</text:p>
          </table:table-cell>
          <table:table-cell office:value-type="float" office:value="0.020759281011526" calcext:value-type="float">
            <text:p>0.020759281011526</text:p>
          </table:table-cell>
          <table:table-cell office:value-type="float" office:value="-0.881238929019229" calcext:value-type="float">
            <text:p>-0.881238929019229</text:p>
          </table:table-cell>
          <table:table-cell office:value-type="float" office:value="-0.881221304597081" calcext:value-type="float">
            <text:p>-0.881221304597081</text:p>
          </table:table-cell>
        </table:table-row>
        <table:table-row table:style-name="ro1">
          <table:table-cell office:value-type="string" calcext:value-type="string">
            <text:p>PEPPI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2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BZ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MPP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394610319152" calcext:value-type="float">
            <text:p>0.332394610319152</text:p>
          </table:table-cell>
          <table:table-cell office:value-type="float" office:value="0.33238796256954" calcext:value-type="float">
            <text:p>0.33238796256954</text:p>
          </table:table-cell>
        </table:table-row>
        <table:table-row table:style-name="ro1">
          <table:table-cell office:value-type="string" calcext:value-type="string">
            <text:p>CO2ts_BS</text:p>
          </table:table-cell>
          <table:table-cell office:value-type="float" office:value="0.136318639171191" calcext:value-type="float">
            <text:p>0.136318639171191</text:p>
          </table:table-cell>
          <table:table-cell office:value-type="float" office:value="2.27202275906623" calcext:value-type="float">
            <text:p>2.27202275906623</text:p>
          </table:table-cell>
          <table:table-cell office:value-type="float" office:value="2.22640725249206" calcext:value-type="float">
            <text:p>2.22640725249206</text:p>
          </table:table-cell>
          <table:table-cell office:value-type="float" office:value="2.22636272523832" calcext:value-type="float">
            <text:p>2.22636272523832</text:p>
          </table:table-cell>
        </table:table-row>
        <table:table-row table:style-name="ro1">
          <table:table-cell office:value-type="string" calcext:value-type="string">
            <text:p>H2S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32_BS</text:p>
          </table:table-cell>
          <table:table-cell office:value-type="float" office:value="0.00375584738982505" calcext:value-type="float">
            <text:p>0.003755847389825</text:p>
          </table:table-cell>
          <table:table-cell office:value-type="float" office:value="0.0625987084462141" calcext:value-type="float">
            <text:p>0.062598708446214</text:p>
          </table:table-cell>
          <table:table-cell office:value-type="float" office:value="0.0675686795368477" calcext:value-type="float">
            <text:p>0.067568679536848</text:p>
          </table:table-cell>
          <table:table-cell office:value-type="float" office:value="0.0675673281902803" calcext:value-type="float">
            <text:p>0.06756732819028</text:p>
          </table:table-cell>
        </table:table-row>
        <table:table-row table:style-name="ro1">
          <table:table-cell office:value-type="string" calcext:value-type="string">
            <text:p>NH4ts_BS</text:p>
          </table:table-cell>
          <table:table-cell office:value-type="float" office:value="0.0195878538333775" calcext:value-type="float">
            <text:p>0.019587853833378</text:p>
          </table:table-cell>
          <table:table-cell office:value-type="float" office:value="0.326470759840902" calcext:value-type="float">
            <text:p>0.326470759840902</text:p>
          </table:table-cell>
          <table:table-cell office:value-type="float" office:value="0.508758363091441" calcext:value-type="float">
            <text:p>0.508758363091441</text:p>
          </table:table-cell>
          <table:table-cell office:value-type="float" office:value="0.508748188127512" calcext:value-type="float">
            <text:p>0.508748188127512</text:p>
          </table:table-cell>
        </table:table-row>
        <table:table-row table:style-name="ro1">
          <table:table-cell office:value-type="string" calcext:value-type="string">
            <text:p>O2tsr_BS</text:p>
          </table:table-cell>
          <table:table-cell office:value-type="float" office:value="-0.139262025938222" calcext:value-type="float">
            <text:p>-0.139262025938222</text:p>
          </table:table-cell>
          <table:table-cell office:value-type="float" office:value="-2.32108018631235" calcext:value-type="float">
            <text:p>-2.32108018631235</text:p>
          </table:table-cell>
          <table:table-cell office:value-type="float" office:value="-1.89526156155058" calcext:value-type="float">
            <text:p>-1.89526156155058</text:p>
          </table:table-cell>
          <table:table-cell office:value-type="float" office:value="-1.8952236570762" calcext:value-type="float">
            <text:p>-1.8952236570762</text:p>
          </table:table-cell>
        </table:table-row>
        <table:table-row table:style-name="ro1">
          <table:table-cell office:value-type="string" calcext:value-type="string">
            <text:p>Pits_BS</text:p>
          </table:table-cell>
          <table:table-cell office:value-type="float" office:value="0.179500057389436" calcext:value-type="float">
            <text:p>0.179500057389436</text:p>
          </table:table-cell>
          <table:table-cell office:value-type="float" office:value="2.99172745650973" calcext:value-type="float">
            <text:p>2.99172745650973</text:p>
          </table:table-cell>
          <table:table-cell office:value-type="float" office:value="1.38087164670642" calcext:value-type="float">
            <text:p>1.38087164670642</text:p>
          </table:table-cell>
          <table:table-cell office:value-type="float" office:value="1.38084402982147" calcext:value-type="float">
            <text:p>1.38084402982147</text:p>
          </table:table-cell>
        </table:table-row>
        <table:table-row table:style-name="ro1">
          <table:table-cell office:value-type="string" calcext:value-type="string">
            <text:p>SO4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2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YS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423547466695" calcext:value-type="float">
            <text:p>0.003464235474667</text:p>
          </table:table-cell>
          <table:table-cell office:value-type="float" office:value="0.00346416619135151" calcext:value-type="float">
            <text:p>0.003464166191352</text:p>
          </table:table-cell>
        </table:table-row>
        <table:table-row table:style-name="ro1">
          <table:table-cell office:value-type="string" calcext:value-type="string">
            <text:p>ATPts_BS</text:p>
          </table:table-cell>
          <table:table-cell office:value-type="float" office:value="0.179500057389445" calcext:value-type="float">
            <text:p>0.179500057389445</text:p>
          </table:table-cell>
          <table:table-cell office:value-type="float" office:value="2.99172745650988" calcext:value-type="float">
            <text:p>2.99172745650988</text:p>
          </table:table-cell>
          <table:table-cell office:value-type="float" office:value="1.19934435745792" calcext:value-type="float">
            <text:p>1.19934435745792</text:p>
          </table:table-cell>
          <table:table-cell office:value-type="float" office:value="1.19932037104717" calcext:value-type="float">
            <text:p>1.19932037104717</text:p>
          </table:table-cell>
        </table:table-row>
        <table:table-row table:style-name="ro1">
          <table:table-cell office:value-type="string" calcext:value-type="string">
            <text:p>GLYCRts_BS</text:p>
          </table:table-cell>
          <table:table-cell office:value-type="float" office:value="0.0127285097943687" calcext:value-type="float">
            <text:p>0.012728509794369</text:p>
          </table:table-cell>
          <table:table-cell office:value-type="float" office:value="0.212146072742743" calcext:value-type="float">
            <text:p>0.212146072742743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MALFUM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6423547466695" calcext:value-type="float">
            <text:p>-0.003464235474667</text:p>
          </table:table-cell>
          <table:table-cell office:value-type="float" office:value="-0.00346416619135151" calcext:value-type="float">
            <text:p>-0.003464166191352</text:p>
          </table:table-cell>
        </table:table-row>
        <table:table-row table:style-name="ro1">
          <table:table-cell office:value-type="string" calcext:value-type="string">
            <text:p>MALOA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KGts_BS</text:p>
          </table:table-cell>
          <table:table-cell office:value-type="float" office:value="0.0154475702098363" calcext:value-type="float">
            <text:p>0.015447570209836</text:p>
          </table:table-cell>
          <table:table-cell office:value-type="float" office:value="0.257464652687342" calcext:value-type="float">
            <text:p>0.257464652687342</text:p>
          </table:table-cell>
          <table:table-cell office:value-type="float" office:value="0.223114531295226" calcext:value-type="float">
            <text:p>0.223114531295226</text:p>
          </table:table-cell>
          <table:table-cell office:value-type="float" office:value="0.223110069094998" calcext:value-type="float">
            <text:p>0.223110069094998</text:p>
          </table:table-cell>
        </table:table-row>
        <table:table-row table:style-name="ro1">
          <table:table-cell office:value-type="string" calcext:value-type="string">
            <text:p>MALGLUts_BS</text:p>
          </table:table-cell>
          <table:table-cell office:value-type="float" office:value="0.0154475702098363" calcext:value-type="float">
            <text:p>0.015447570209836</text:p>
          </table:table-cell>
          <table:table-cell office:value-type="float" office:value="0.257464652687342" calcext:value-type="float">
            <text:p>0.257464652687342</text:p>
          </table:table-cell>
          <table:table-cell office:value-type="float" office:value="0.203108482052464" calcext:value-type="float">
            <text:p>0.203108482052464</text:p>
          </table:table-cell>
          <table:table-cell office:value-type="float" office:value="0.203104419965185" calcext:value-type="float">
            <text:p>0.203104419965185</text:p>
          </table:table-cell>
        </table:table-row>
        <table:table-row table:style-name="ro1">
          <table:table-cell office:value-type="string" calcext:value-type="string">
            <text:p>SUCFUMts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D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U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UMP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527289248518" calcext:value-type="float">
            <text:p>0.181527289248518</text:p>
          </table:table-cell>
          <table:table-cell office:value-type="float" office:value="0.181523658773961" calcext:value-type="float">
            <text:p>0.181523658773961</text:p>
          </table:table-cell>
        </table:table-row>
        <table:table-row table:style-name="ro1">
          <table:table-cell office:value-type="string" calcext:value-type="string">
            <text:p>PPHN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BUT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4ABUTtsi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2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3abc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3(h)tsi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ENTIS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ME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1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2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1ATPase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s_BS</text:p>
          </table:table-cell>
          <table:table-cell office:value-type="float" office:value="0.000384436233716097" calcext:value-type="float">
            <text:p>0.000384436233716</text:p>
          </table:table-cell>
          <table:table-cell office:value-type="float" office:value="0.00640739870734619" calcext:value-type="float">
            <text:p>0.006407398707346</text:p>
          </table:table-cell>
          <table:table-cell office:value-type="float" office:value="0.0122982146881882" calcext:value-type="float">
            <text:p>0.012298214688188</text:p>
          </table:table-cell>
          <table:table-cell office:value-type="float" office:value="0.0122979687288129" calcext:value-type="float">
            <text:p>0.012297968728813</text:p>
          </table:table-cell>
        </table:table-row>
        <table:table-row table:style-name="ro1">
          <table:table-cell office:value-type="string" calcext:value-type="string">
            <text:p>NA1H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3t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SUC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ACGLUts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GLYBET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t2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5GSAtr_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60492427556" calcext:value-type="float">
            <text:p>0.020006049242756</text:p>
          </table:table-cell>
          <table:table-cell office:value-type="float" office:value="0.0200056491298125" calcext:value-type="float">
            <text:p>0.020005649129813</text:p>
          </table:table-cell>
        </table:table-row>
        <table:table-row table:style-name="ro1">
          <table:table-cell office:value-type="string" calcext:value-type="string">
            <text:p>ACORN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dap-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M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KAU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SD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AND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Z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NE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R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TN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N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(h)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DAt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R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C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A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B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HRDabc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GLU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2tv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3tv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2t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2v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COAab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COAab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COAab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COAab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COAab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COAab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COAab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2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tx_BS</text:p>
          </table:table-cell>
          <table:table-cell office:value-type="float" office:value="-0.0127285097943687" calcext:value-type="float">
            <text:p>-0.012728509794369</text:p>
          </table:table-cell>
          <table:table-cell office:value-type="float" office:value="-0.212146072742743" calcext:value-type="float">
            <text:p>-0.212146072742743</text:p>
          </table:table-cell>
          <table:table-cell office:value-type="float" office:value="-0.00451376521267907" calcext:value-type="float">
            <text:p>-0.004513765212679</text:p>
          </table:table-cell>
          <table:table-cell office:value-type="float" office:value="-0.00451367494031374" calcext:value-type="float">
            <text:p>-0.004513674940314</text:p>
          </table:table-cell>
        </table:table-row>
        <table:table-row table:style-name="ro1">
          <table:table-cell office:value-type="string" calcext:value-type="string">
            <text:p>SERtx_BS</text:p>
          </table:table-cell>
          <table:table-cell office:value-type="float" office:value="0.0127285097943687" calcext:value-type="float">
            <text:p>0.012728509794369</text:p>
          </table:table-cell>
          <table:table-cell office:value-type="float" office:value="0.212146072742743" calcext:value-type="float">
            <text:p>0.212146072742743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GLYCLTtx_BS</text:p>
          </table:table-cell>
          <table:table-cell office:value-type="float" office:value="0.0254570195887374" calcext:value-type="float">
            <text:p>0.025457019588738</text:p>
          </table:table-cell>
          <table:table-cell office:value-type="float" office:value="0.424292145485487" calcext:value-type="float">
            <text:p>0.424292145485487</text:p>
          </table:table-cell>
          <table:table-cell office:value-type="float" office:value="0.091968978322441" calcext:value-type="float">
            <text:p>0.091968978322441</text:p>
          </table:table-cell>
          <table:table-cell office:value-type="float" office:value="0.091967138981924" calcext:value-type="float">
            <text:p>0.091967138981924</text:p>
          </table:table-cell>
        </table:table-row>
        <table:table-row table:style-name="ro1">
          <table:table-cell office:value-type="string" calcext:value-type="string">
            <text:p>MALOA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tx_BS</text:p>
          </table:table-cell>
          <table:table-cell office:value-type="float" office:value="-0.0192500262903738" calcext:value-type="float">
            <text:p>-0.019250026290374</text:p>
          </table:table-cell>
          <table:table-cell office:value-type="float" office:value="-0.32084018818166" calcext:value-type="float">
            <text:p>-0.32084018818166</text:p>
          </table:table-cell>
          <table:table-cell office:value-type="float" office:value="-0.091968978322441" calcext:value-type="float">
            <text:p>-0.091968978322441</text:p>
          </table:table-cell>
          <table:table-cell office:value-type="float" office:value="-0.091967138981924" calcext:value-type="float">
            <text:p>-0.091967138981924</text:p>
          </table:table-cell>
        </table:table-row>
        <table:table-row table:style-name="ro1">
          <table:table-cell office:value-type="string" calcext:value-type="string">
            <text:p>CITx_BS</text:p>
          </table:table-cell>
          <table:table-cell office:value-type="float" office:value="-0.00310349664918181" calcext:value-type="float">
            <text:p>-0.003103496649182</text:p>
          </table:table-cell>
          <table:table-cell office:value-type="float" office:value="-0.0517259786519132" calcext:value-type="float">
            <text:p>-0.051725978651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x_BS</text:p>
          </table:table-cell>
          <table:table-cell office:value-type="float" office:value="0.0127285097943687" calcext:value-type="float">
            <text:p>0.012728509794369</text:p>
          </table:table-cell>
          <table:table-cell office:value-type="float" office:value="0.212146072742743" calcext:value-type="float">
            <text:p>0.212146072742743</text:p>
          </table:table-cell>
          <table:table-cell office:value-type="float" office:value="0.0459844891612205" calcext:value-type="float">
            <text:p>0.045984489161221</text:p>
          </table:table-cell>
          <table:table-cell office:value-type="float" office:value="0.045983569490962" calcext:value-type="float">
            <text:p>0.045983569490962</text:p>
          </table:table-cell>
        </table:table-row>
        <table:table-row table:style-name="ro1">
          <table:table-cell office:value-type="string" calcext:value-type="string">
            <text:p>PI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tc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t2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C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4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tx_BS</text:p>
          </table:table-cell>
          <table:table-cell office:value-type="float" office:value="0.00620699329836362" calcext:value-type="float">
            <text:p>0.006206993298364</text:p>
          </table:table-cell>
          <table:table-cell office:value-type="float" office:value="0.103451957303826" calcext:value-type="float">
            <text:p>0.103451957303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(h)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Xtx_BS</text:p>
          </table:table-cell>
          <table:table-cell office:value-type="float" office:value="-0.0096250131451869" calcext:value-type="float">
            <text:p>-0.009625013145187</text:p>
          </table:table-cell>
          <table:table-cell office:value-type="float" office:value="-0.16042009409083" calcext:value-type="float">
            <text:p>-0.16042009409083</text:p>
          </table:table-cell>
          <table:table-cell office:value-type="float" office:value="-0.087455213109762" calcext:value-type="float">
            <text:p>-0.087455213109762</text:p>
          </table:table-cell>
          <table:table-cell office:value-type="float" office:value="-0.0874534640416102" calcext:value-type="float">
            <text:p>-0.08745346404161</text:p>
          </table:table-cell>
        </table:table-row>
        <table:table-row table:style-name="ro1">
          <table:table-cell office:value-type="string" calcext:value-type="string">
            <text:p>GLU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Rtx_BS</text:p>
          </table:table-cell>
          <table:table-cell office:value-type="float" office:value="0.0127285097943687" calcext:value-type="float">
            <text:p>0.012728509794369</text:p>
          </table:table-cell>
          <table:table-cell office:value-type="float" office:value="0.212146072742743" calcext:value-type="float">
            <text:p>0.212146072742743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FADH2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2tx_BS</text:p>
          </table:table-cell>
          <table:table-cell office:value-type="float" office:value="0.0096250131451869" calcext:value-type="float">
            <text:p>0.009625013145187</text:p>
          </table:table-cell>
          <table:table-cell office:value-type="float" office:value="0.16042009409083" calcext:value-type="float">
            <text:p>0.16042009409083</text:p>
          </table:table-cell>
          <table:table-cell office:value-type="float" office:value="0.00451376521267907" calcext:value-type="float">
            <text:p>0.004513765212679</text:p>
          </table:table-cell>
          <table:table-cell office:value-type="float" office:value="0.00451367494031374" calcext:value-type="float">
            <text:p>0.004513674940314</text:p>
          </table:table-cell>
        </table:table-row>
        <table:table-row table:style-name="ro1">
          <table:table-cell office:value-type="string" calcext:value-type="string">
            <text:p>NADPtx_BS</text:p>
          </table:table-cell>
          <table:table-cell office:value-type="float" office:value="-0.0096250131451869" calcext:value-type="float">
            <text:p>-0.009625013145187</text:p>
          </table:table-cell>
          <table:table-cell office:value-type="float" office:value="-0.16042009409083" calcext:value-type="float">
            <text:p>-0.16042009409083</text:p>
          </table:table-cell>
          <table:table-cell office:value-type="float" office:value="-0.00451376521267907" calcext:value-type="float">
            <text:p>-0.004513765212679</text:p>
          </table:table-cell>
          <table:table-cell office:value-type="float" office:value="-0.00451367494031374" calcext:value-type="float">
            <text:p>-0.004513674940314</text:p>
          </table:table-cell>
        </table:table-row>
        <table:table-row table:style-name="ro1">
          <table:table-cell office:value-type="string" calcext:value-type="string">
            <text:p>MTHGXL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CO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40CO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DA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4t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Co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Co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Co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Co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Co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Co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CoA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4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6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0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1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183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2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SIDE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16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18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YDRO1016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YDRO1018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DRO91018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t2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2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OA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(h)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LYC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D1INO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P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OST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H2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tr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tu_BS</text:p>
          </table:table-cell>
          <table:table-cell office:value-type="float" office:value="0.185772760601206" calcext:value-type="float">
            <text:p>0.185772760601206</text:p>
          </table:table-cell>
          <table:table-cell office:value-type="float" office:value="3.09627460094029" calcext:value-type="float">
            <text:p>3.09627460094029</text:p>
          </table:table-cell>
          <table:table-cell office:value-type="float" office:value="2.10162988575852" calcext:value-type="float">
            <text:p>2.10162988575852</text:p>
          </table:table-cell>
          <table:table-cell office:value-type="float" office:value="2.10158785400143" calcext:value-type="float">
            <text:p>2.10158785400143</text:p>
          </table:table-cell>
        </table:table-row>
        <table:table-row table:style-name="ro1">
          <table:table-cell office:value-type="string" calcext:value-type="string">
            <text:p>H2Otu_BS</text:p>
          </table:table-cell>
          <table:table-cell office:value-type="float" office:value="-0.371545521202411" calcext:value-type="float">
            <text:p>-0.371545521202411</text:p>
          </table:table-cell>
          <table:table-cell office:value-type="float" office:value="-6.19254920188059" calcext:value-type="float">
            <text:p>-6.19254920188059</text:p>
          </table:table-cell>
          <table:table-cell office:value-type="float" office:value="-4.20325977151703" calcext:value-type="float">
            <text:p>-4.20325977151703</text:p>
          </table:table-cell>
          <table:table-cell office:value-type="float" office:value="-4.20317570800286" calcext:value-type="float">
            <text:p>-4.20317570800286</text:p>
          </table:table-cell>
        </table:table-row>
        <table:table-row table:style-name="ro1">
          <table:table-cell office:value-type="string" calcext:value-type="string">
            <text:p>DM_12O9DD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3-NON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3-NOND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9-NONAN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CRTNL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CT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DE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FZL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MOB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MYGD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PGNNP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AVITE1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GPT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ILIVERD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RSNL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T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BUTI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DAVERINE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MP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MPSTFER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ATC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ERDT(r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EROOL(r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HSTEROL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HUMU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NDM35D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OA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OUM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OUMOH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PP1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RPE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YARTFER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YTC(m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YTC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-ZTN7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C-ZTN9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ZTN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BZCAROT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Z7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Z9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HZ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DVCHLDA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IHKAUR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LM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NTB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PCTC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PLZ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RGTOL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ETHYLENE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13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17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29CAT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34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51CAT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8CAT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A98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GENTDP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HUML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HUMU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ORNTN2GCOUM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PADNE7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PADNE9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SCPRN2GCOUM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SCPRN2GFER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IVTXN2GFER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ILE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LEU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VAL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JASKMPFL3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ACXAN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GNCOL(r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GNDT(r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IM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TNNP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LUTEI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MNQNNE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MOMA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RNT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C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E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F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OZLN-S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AS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OM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otonDrain(u)_BS</text:p>
          </table:table-cell>
          <table:table-cell office:value-type="float" office:value="2.3126965968269" calcext:value-type="float">
            <text:p>2.3126965968269</text:p>
          </table:table-cell>
          <table:table-cell office:value-type="float" office:value="38.5457141793139" calcext:value-type="float">
            <text:p>38.5457141793139</text:p>
          </table:table-cell>
          <table:table-cell office:value-type="float" office:value="29.0417645750331" calcext:value-type="float">
            <text:p>29.0417645750331</text:p>
          </table:table-cell>
          <table:table-cell office:value-type="float" office:value="29.0411837513579" calcext:value-type="float">
            <text:p>29.0411837513579</text:p>
          </table:table-cell>
        </table:table-row>
        <table:table-row table:style-name="ro1">
          <table:table-cell office:value-type="string" calcext:value-type="string">
            <text:p>DM_PHTC-A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TC-B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TC-D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TC-E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INBA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LAST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LGN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QNNE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RIMARDN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QRCTN3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CLG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Q12DGR_OS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RNT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STCSD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RICIN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RP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7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9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G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T-ZTNR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VTXN(c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YVITE(s)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SI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SII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_Phloem_BS</text:p>
          </table:table-cell>
          <table:table-cell office:value-type="float" office:value="0.0198722084117728" calcext:value-type="float">
            <text:p>0.019872208411773</text:p>
          </table:table-cell>
          <table:table-cell office:value-type="float" office:value="0.331210097599017" calcext:value-type="float">
            <text:p>0.331210097599017</text:p>
          </table:table-cell>
          <table:table-cell office:value-type="float" office:value="0.357506240935702" calcext:value-type="float">
            <text:p>0.357506240935702</text:p>
          </table:table-cell>
          <table:table-cell office:value-type="float" office:value="0.357499090953864" calcext:value-type="float">
            <text:p>0.357499090953864</text:p>
          </table:table-cell>
        </table:table-row>
        <table:table-row table:style-name="ro1">
          <table:table-cell office:value-type="string" calcext:value-type="string">
            <text:p>ngam_atp_c_BS</text:p>
          </table:table-cell>
          <table:table-cell office:value-type="float" office:value="0.279918181818182" calcext:value-type="float">
            <text:p>0.279918181818182</text:p>
          </table:table-cell>
          <table:table-cell office:value-type="float" office:value="4.66539633636364" calcext:value-type="float">
            <text:p>4.66539633636364</text:p>
          </table:table-cell>
          <table:table-cell office:value-type="float" office:value="0.698659427454545" calcext:value-type="float">
            <text:p>0.698659427454545</text:p>
          </table:table-cell>
          <table:table-cell office:value-type="float" office:value="0.698645454545454" calcext:value-type="float">
            <text:p>0.698645454545454</text:p>
          </table:table-cell>
        </table:table-row>
        <table:table-row table:style-name="ro1">
          <table:table-cell office:value-type="string" calcext:value-type="string">
            <text:p>ngam_atp_s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am_atp_x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am_atp_m_B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am_nadphox_c_BS</text:p>
          </table:table-cell>
          <table:table-cell office:value-type="float" office:value="0.0421074301484918" calcext:value-type="float">
            <text:p>0.042107430148492</text:p>
          </table:table-cell>
          <table:table-cell office:value-type="float" office:value="0.701804538284912" calcext:value-type="float">
            <text:p>0.701804538284912</text:p>
          </table:table-cell>
          <table:table-cell office:value-type="float" office:value="0.394681587565163" calcext:value-type="float">
            <text:p>0.394681587565163</text:p>
          </table:table-cell>
          <table:table-cell office:value-type="float" office:value="0.394673694089205" calcext:value-type="float">
            <text:p>0.394673694089205</text:p>
          </table:table-cell>
        </table:table-row>
        <table:table-row table:style-name="ro1">
          <table:table-cell office:value-type="string" calcext:value-type="string">
            <text:p>ngam_nadphox_s_BS</text:p>
          </table:table-cell>
          <table:table-cell office:value-type="float" office:value="0.0421074301484918" calcext:value-type="float">
            <text:p>0.042107430148492</text:p>
          </table:table-cell>
          <table:table-cell office:value-type="float" office:value="0.701804538284912" calcext:value-type="float">
            <text:p>0.701804538284912</text:p>
          </table:table-cell>
          <table:table-cell office:value-type="float" office:value="0.394681587565163" calcext:value-type="float">
            <text:p>0.394681587565163</text:p>
          </table:table-cell>
          <table:table-cell office:value-type="float" office:value="0.394673694089205" calcext:value-type="float">
            <text:p>0.394673694089205</text:p>
          </table:table-cell>
        </table:table-row>
        <table:table-row table:style-name="ro1">
          <table:table-cell office:value-type="string" calcext:value-type="string">
            <text:p>ngam_nadphox_m_BS</text:p>
          </table:table-cell>
          <table:table-cell office:value-type="float" office:value="0.0421074301484918" calcext:value-type="float">
            <text:p>0.042107430148492</text:p>
          </table:table-cell>
          <table:table-cell office:value-type="float" office:value="0.701804538284912" calcext:value-type="float">
            <text:p>0.701804538284912</text:p>
          </table:table-cell>
          <table:table-cell office:value-type="float" office:value="0.394681587565163" calcext:value-type="float">
            <text:p>0.394681587565163</text:p>
          </table:table-cell>
          <table:table-cell office:value-type="float" office:value="0.394673694089205" calcext:value-type="float">
            <text:p>0.394673694089205</text:p>
          </table:table-cell>
        </table:table-row>
        <table:table-row table:style-name="ro1">
          <table:table-cell office:value-type="string" calcext:value-type="string">
            <text:p>RBPOs_BS</text:p>
          </table:table-cell>
          <table:table-cell office:value-type="float" office:value="0.0254570195887374" calcext:value-type="float">
            <text:p>0.025457019588738</text:p>
          </table:table-cell>
          <table:table-cell office:value-type="float" office:value="0.424292145485487" calcext:value-type="float">
            <text:p>0.424292145485487</text:p>
          </table:table-cell>
          <table:table-cell office:value-type="float" office:value="0.00902753042535814" calcext:value-type="float">
            <text:p>0.009027530425358</text:p>
          </table:table-cell>
          <table:table-cell office:value-type="float" office:value="0.00902734988062748" calcext:value-type="float">
            <text:p>0.009027349880627</text:p>
          </table:table-cell>
        </table:table-row>
        <table:table-row table:style-name="ro1">
          <table:table-cell office:value-type="string" calcext:value-type="string">
            <text:p>DM_o2(c)_BS</text:p>
          </table:table-cell>
          <table:table-cell office:value-type="float" office:value="0.0633723709210885" calcext:value-type="float">
            <text:p>0.063372370921089</text:p>
          </table:table-cell>
          <table:table-cell office:value-type="float" office:value="1.05622730614178" calcext:value-type="float">
            <text:p>1.05622730614178</text:p>
          </table:table-cell>
          <table:table-cell office:value-type="float" office:value="1.09446416967834" calcext:value-type="float">
            <text:p>1.09446416967834</text:p>
          </table:table-cell>
          <table:table-cell office:value-type="float" office:value="1.09444228083271" calcext:value-type="float">
            <text:p>1.09444228083271</text:p>
          </table:table-cell>
        </table:table-row>
        <table:table-row table:style-name="ro1">
          <table:table-cell office:value-type="string" calcext:value-type="string">
            <text:p>ala-L_pd</text:p>
          </table:table-cell>
          <table:table-cell office:value-type="float" office:value="0.000748097647651538" calcext:value-type="float">
            <text:p>0.000748097647652</text:p>
          </table:table-cell>
          <table:table-cell office:value-type="float" office:value="0.0124685434934082" calcext:value-type="float">
            <text:p>0.012468543493408</text:p>
          </table:table-cell>
          <table:table-cell office:value-type="float" office:value="0.0188405788973114" calcext:value-type="float">
            <text:p>0.018840578897311</text:p>
          </table:table-cell>
          <table:table-cell office:value-type="float" office:value="0.0188402020931457" calcext:value-type="float">
            <text:p>0.018840202093146</text:p>
          </table:table-cell>
        </table:table-row>
        <table:table-row table:style-name="ro1">
          <table:table-cell office:value-type="string" calcext:value-type="string">
            <text:p>arg-L_pd</text:p>
          </table:table-cell>
          <table:table-cell office:value-type="float" office:value="0.00190375756584783" calcext:value-type="float">
            <text:p>0.001903757565848</text:p>
          </table:table-cell>
          <table:table-cell office:value-type="float" office:value="0.0317299273499858" calcext:value-type="float">
            <text:p>0.031729927349986</text:p>
          </table:table-cell>
          <table:table-cell office:value-type="float" office:value="0.0142430486388847" calcext:value-type="float">
            <text:p>0.014243048638885</text:p>
          </table:table-cell>
          <table:table-cell office:value-type="float" office:value="0.0142427637835677" calcext:value-type="float">
            <text:p>0.014242763783568</text:p>
          </table:table-cell>
        </table:table-row>
        <table:table-row table:style-name="ro1">
          <table:table-cell office:value-type="string" calcext:value-type="string">
            <text:p>asp-L_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961719243203" calcext:value-type="float">
            <text:p>0.100961719243203</text:p>
          </table:table-cell>
          <table:table-cell office:value-type="float" office:value="0.100959700049291" calcext:value-type="float">
            <text:p>0.100959700049291</text:p>
          </table:table-cell>
        </table:table-row>
        <table:table-row table:style-name="ro1">
          <table:table-cell office:value-type="string" calcext:value-type="string">
            <text:p>cys-L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-L_pd</text:p>
          </table:table-cell>
          <table:table-cell office:value-type="float" office:value="0.00713261619845987" calcext:value-type="float">
            <text:p>0.00713261619846</text:p>
          </table:table-cell>
          <table:table-cell office:value-type="float" office:value="0.118879314179731" calcext:value-type="float">
            <text:p>0.118879314179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-L_pd</text:p>
          </table:table-cell>
          <table:table-cell office:value-type="float" office:value="0.000192561699510078" calcext:value-type="float">
            <text:p>0.00019256169951</text:p>
          </table:table-cell>
          <table:table-cell office:value-type="float" office:value="0.00320942584573447" calcext:value-type="float">
            <text:p>0.003209425845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-L_pd</text:p>
          </table:table-cell>
          <table:table-cell office:value-type="float" office:value="0.000405393051600164" calcext:value-type="float">
            <text:p>0.0004053930516</text:p>
          </table:table-cell>
          <table:table-cell office:value-type="float" office:value="0.00675668599101994" calcext:value-type="float">
            <text:p>0.00675668599102</text:p>
          </table:table-cell>
          <table:table-cell office:value-type="float" office:value="0.00729312731508832" calcext:value-type="float">
            <text:p>0.007293127315088</text:p>
          </table:table-cell>
          <table:table-cell office:value-type="float" office:value="0.00729298145545883" calcext:value-type="float">
            <text:p>0.007292981455459</text:p>
          </table:table-cell>
        </table:table-row>
        <table:table-row table:style-name="ro1">
          <table:table-cell office:value-type="string" calcext:value-type="string">
            <text:p>leu-L_pd</text:p>
          </table:table-cell>
          <table:table-cell office:value-type="float" office:value="0.000341801984682491" calcext:value-type="float">
            <text:p>0.000341801984682</text:p>
          </table:table-cell>
          <table:table-cell office:value-type="float" office:value="0.00569681367870309" calcext:value-type="float">
            <text:p>0.005696813678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-L_pd</text:p>
          </table:table-cell>
          <table:table-cell office:value-type="float" office:value="0.000640969720331378" calcext:value-type="float">
            <text:p>0.000640969720331</text:p>
          </table:table-cell>
          <table:table-cell office:value-type="float" office:value="0.0106830423287631" calcext:value-type="float">
            <text:p>0.010683042328763</text:p>
          </table:table-cell>
          <table:table-cell office:value-type="float" office:value="0.0184473220322822" calcext:value-type="float">
            <text:p>0.018447322032282</text:p>
          </table:table-cell>
          <table:table-cell office:value-type="float" office:value="0.0184469530932194" calcext:value-type="float">
            <text:p>0.018446953093219</text:p>
          </table:table-cell>
        </table:table-row>
        <table:table-row table:style-name="ro1">
          <table:table-cell office:value-type="string" calcext:value-type="string">
            <text:p>met-L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-L_pd</text:p>
          </table:table-cell>
          <table:table-cell office:value-type="float" office:value="0.0000854504961706229" calcext:value-type="float">
            <text:p>8.54504961706229E-05</text:p>
          </table:table-cell>
          <table:table-cell office:value-type="float" office:value="0.00142420341967577" calcext:value-type="float">
            <text:p>0.001424203419676</text:p>
          </table:table-cell>
          <table:table-cell office:value-type="float" office:value="0.00153727683602352" calcext:value-type="float">
            <text:p>0.001537276836024</text:p>
          </table:table-cell>
          <table:table-cell office:value-type="float" office:value="0.00153724609110162" calcext:value-type="float">
            <text:p>0.001537246091102</text:p>
          </table:table-cell>
        </table:table-row>
        <table:table-row table:style-name="ro1">
          <table:table-cell office:value-type="string" calcext:value-type="string">
            <text:p>pro-L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-L_pd</text:p>
          </table:table-cell>
          <table:table-cell office:value-type="float" office:value="0.00385692450035655" calcext:value-type="float">
            <text:p>0.003856924500357</text:p>
          </table:table-cell>
          <table:table-cell office:value-type="float" office:value="0.0642833606474426" calcext:value-type="float">
            <text:p>0.064283360647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-L_pd</text:p>
          </table:table-cell>
          <table:table-cell office:value-type="float" office:value="0.000874377170118001" calcext:value-type="float">
            <text:p>0.000874377170118</text:p>
          </table:table-cell>
          <table:table-cell office:value-type="float" office:value="0.0145732442943567" calcext:value-type="float">
            <text:p>0.014573244294357</text:p>
          </table:table-cell>
          <table:table-cell office:value-type="float" office:value="0.0157302746011709" calcext:value-type="float">
            <text:p>0.015730274601171</text:p>
          </table:table-cell>
          <table:table-cell office:value-type="float" office:value="0.01572996000197" calcext:value-type="float">
            <text:p>0.01572996000197</text:p>
          </table:table-cell>
        </table:table-row>
        <table:table-row table:style-name="ro1">
          <table:table-cell office:value-type="string" calcext:value-type="string">
            <text:p>trp-L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-L_pd</text:p>
          </table:table-cell>
          <table:table-cell office:value-type="float" office:value="0.000107111203339455" calcext:value-type="float">
            <text:p>0.000107111203339</text:p>
          </table:table-cell>
          <table:table-cell office:value-type="float" office:value="0.0017852224260587" calcext:value-type="float">
            <text:p>0.001785222426059</text:p>
          </table:table-cell>
          <table:table-cell office:value-type="float" office:value="0.00192695863864343" calcext:value-type="float">
            <text:p>0.001926958638643</text:p>
          </table:table-cell>
          <table:table-cell office:value-type="float" office:value="0.00192692010024133" calcext:value-type="float">
            <text:p>0.001926920100241</text:p>
          </table:table-cell>
        </table:table-row>
        <table:table-row table:style-name="ro1">
          <table:table-cell office:value-type="string" calcext:value-type="string">
            <text:p>val-L_pd</text:p>
          </table:table-cell>
          <table:table-cell office:value-type="float" office:value="0.000858479403388583" calcext:value-type="float">
            <text:p>0.000858479403389</text:p>
          </table:table-cell>
          <table:table-cell office:value-type="float" office:value="0.0143082762162775" calcext:value-type="float">
            <text:p>0.014308276216278</text:p>
          </table:table-cell>
          <table:table-cell office:value-type="float" office:value="0.0154442696084223" calcext:value-type="float">
            <text:p>0.015444269608422</text:p>
          </table:table-cell>
          <table:table-cell office:value-type="float" office:value="0.0154439607292069" calcext:value-type="float">
            <text:p>0.015443960729207</text:p>
          </table:table-cell>
        </table:table-row>
        <table:table-row table:style-name="ro1">
          <table:table-cell office:value-type="string" calcext:value-type="string">
            <text:p>glc-A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r_pd</text:p>
          </table:table-cell>
          <table:table-cell office:value-type="float" office:value="0.0122810247984756" calcext:value-type="float">
            <text:p>0.012281024798476</text:p>
          </table:table-cell>
          <table:table-cell office:value-type="float" office:value="0.204687840316192" calcext:value-type="float">
            <text:p>0.204687840316192</text:p>
          </table:table-cell>
          <table:table-cell office:value-type="float" office:value="0.23411645729005" calcext:value-type="float">
            <text:p>0.23411645729005</text:p>
          </table:table-cell>
          <table:table-cell office:value-type="float" office:value="0.234111775053274" calcext:value-type="float">
            <text:p>0.234111775053274</text:p>
          </table:table-cell>
        </table:table-row>
        <table:table-row table:style-name="ro1">
          <table:table-cell office:value-type="string" calcext:value-type="string">
            <text:p>fru-B_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776003917862" calcext:value-type="float">
            <text:p>-0.013177600391786</text:p>
          </table:table-cell>
          <table:table-cell office:value-type="float" office:value="-0.0131773368437858" calcext:value-type="float">
            <text:p>-0.013177336843786</text:p>
          </table:table-cell>
        </table:table-row>
        <table:table-row table:style-name="ro1">
          <table:table-cell office:value-type="string" calcext:value-type="string">
            <text:p>udparab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xyl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_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776003917862" calcext:value-type="float">
            <text:p>-0.013177600391786</text:p>
          </table:table-cell>
          <table:table-cell office:value-type="float" office:value="-0.0131773368437858" calcext:value-type="float">
            <text:p>-0.013177336843786</text:p>
          </table:table-cell>
        </table:table-row>
        <table:table-row table:style-name="ro1">
          <table:table-cell office:value-type="string" calcext:value-type="string">
            <text:p>udpglcur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_pd</text:p>
          </table:table-cell>
          <table:table-cell office:value-type="float" office:value="0.00405096861050325" calcext:value-type="float">
            <text:p>0.004050968610503</text:p>
          </table:table-cell>
          <table:table-cell office:value-type="float" office:value="0.0675174938312576" calcext:value-type="float">
            <text:p>0.067517493831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_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4695674569575" calcext:value-type="float">
            <text:p>-0.075469567456958</text:p>
          </table:table-cell>
          <table:table-cell office:value-type="float" office:value="-0.0754680581006092" calcext:value-type="float">
            <text:p>-0.075468058100609</text:p>
          </table:table-cell>
        </table:table-row>
        <table:table-row table:style-name="ro1">
          <table:table-cell office:value-type="string" calcext:value-type="string">
            <text:p>pyr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-L_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8848302712" calcext:value-type="float">
            <text:p>0.12218848302712</text:p>
          </table:table-cell>
          <table:table-cell office:value-type="float" office:value="0.122186039306143" calcext:value-type="float">
            <text:p>0.122186039306143</text:p>
          </table:table-cell>
        </table:table-row>
        <table:table-row table:style-name="ro1">
          <table:table-cell office:value-type="string" calcext:value-type="string">
            <text:p>accoa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5p_pd</text:p>
          </table:table-cell>
          <table:table-cell office:value-type="float" office:value="-0.0000203528078864404" calcext:value-type="float">
            <text:p>-2.03528078864404E-05</text:p>
          </table:table-cell>
          <table:table-cell office:value-type="float" office:value="-0.000339220249043303" calcext:value-type="float">
            <text:p>-0.000339220249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g_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243048638986" calcext:value-type="float">
            <text:p>-0.014243048638986</text:p>
          </table:table-cell>
          <table:table-cell office:value-type="float" office:value="-0.0142427637835677" calcext:value-type="float">
            <text:p>-0.014242763783568</text:p>
          </table:table-cell>
        </table:table-row>
        <table:table-row table:style-name="ro1">
          <table:table-cell office:value-type="string" calcext:value-type="string">
            <text:p>icit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_pd</text:p>
          </table:table-cell>
          <table:table-cell office:value-type="float" office:value="0.143256692072696" calcext:value-type="float">
            <text:p>0.143256692072696</text:p>
          </table:table-cell>
          <table:table-cell office:value-type="float" office:value="2.38765928677562" calcext:value-type="float">
            <text:p>2.38765928677562</text:p>
          </table:table-cell>
          <table:table-cell office:value-type="float" office:value="2.69884027606291" calcext:value-type="float">
            <text:p>2.69884027606291</text:p>
          </table:table-cell>
          <table:table-cell office:value-type="float" office:value="2.69878630033834" calcext:value-type="float">
            <text:p>2.69878630033834</text:p>
          </table:table-cell>
        </table:table-row>
        <table:table-row table:style-name="ro1">
          <table:table-cell office:value-type="string" calcext:value-type="string">
            <text:p>tre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c-B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6p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-A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glucan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t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ib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c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fin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gali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ost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_pd</text:p>
          </table:table-cell>
          <table:table-cell office:value-type="float" office:value="0.00310349664918371" calcext:value-type="float">
            <text:p>0.003103496649184</text:p>
          </table:table-cell>
          <table:table-cell office:value-type="float" office:value="0.0517259786519449" calcext:value-type="float">
            <text:p>0.051725978651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a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_pd</text:p>
          </table:table-cell>
          <table:table-cell office:value-type="float" office:value="0.00124553195005256" calcext:value-type="float">
            <text:p>0.001245531950053</text:p>
          </table:table-cell>
          <table:table-cell office:value-type="float" office:value="0.020759281011526" calcext:value-type="float">
            <text:p>0.020759281011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lt_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9414478970829" calcext:value-type="float">
            <text:p>0.082941447897083</text:p>
          </table:table-cell>
          <table:table-cell office:value-type="float" office:value="0.0829397891012965" calcext:value-type="float">
            <text:p>0.082939789101297</text:p>
          </table:table-cell>
        </table:table-row>
        <table:table-row table:style-name="ro1">
          <table:table-cell office:value-type="string" calcext:value-type="string">
            <text:p>acon-C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c_p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10436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00:24:50.821784686</meta:creation-date>
    <dc:date>2022-11-26T01:25:16.286552994</dc:date>
    <meta:editing-duration>PT20M3S</meta:editing-duration>
    <meta:editing-cycles>1</meta:editing-cycles>
    <meta:document-statistic meta:table-count="1" meta:cell-count="24624" meta:object-count="0"/>
    <meta:generator>LibreOffice/6.4.7.2$Linux_X86_64 LibreOffice_project/40$Build-2</meta:generator>
  </office:meta>
</office:document-meta>
</file>